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9.2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4">
      <style:table-cell-properties fo:background-color="#00cc00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6600cc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04">
      <style:table-cell-properties fo:background-color="#ffffff"/>
      <style:text-properties fo:color="#00cc33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3300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104">
      <style:table-cell-properties fo:background-color="#ff6666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4">
      <style:table-cell-properties fo:background-color="#ffffff"/>
      <style:text-properties fo:color="#1c1c1c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0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ffcc00"/>
      <style:text-properties fo:color="#ffffff"/>
    </style:style>
    <style:style style:name="ce12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3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0066ff"/>
      <style:text-properties fo:color="#ffffff"/>
    </style:style>
    <style:style style:name="ce16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7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8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19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20" style:family="table-cell" style:parent-style-name="Default">
      <style:text-properties style:font-name="Liberation Sans" style:font-name-asian="Noto Sans CJK SC Regular" style:font-name-complex="FreeSans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21" style:family="table-cell" style:parent-style-name="Default">
      <style:text-properties style:font-name="Liberation Sans" style:font-name-asian="Noto Sans CJK SC Regular" style:font-name-complex="FreeSans"/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22" style:family="table-cell" style:parent-style-name="Default">
      <style:map style:condition="is-true-formula(#REF!=&quot;Entrada&quot;)" style:apply-style-name="Sem_20_título5" style:base-cell-address="formulario.B7"/>
      <style:map style:condition="is-true-formula(#REF!=&quot;Saída&quot;)" style:apply-style-name="Sem_20_título6" style:base-cell-address="formulario.B7"/>
    </style:style>
    <style:style style:name="ce23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6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6" style:family="table-cell" style:parent-style-name="Default" style:data-style-name="N36">
      <style:table-cell-properties fo:background-color="#ff66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Pago&quot;" style:apply-style-name="FormatacaoLinha" style:base-cell-address="formulario.I7"/>
      <style:map style:condition="cell-content()=&quot;Recebido&quot;" style:apply-style-name="Sem_20_título4" style:base-cell-address="formulario.I7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Pago&quot;" style:apply-style-name="FormatacaoLinha" style:base-cell-address="formulario.I7"/>
      <style:map style:condition="cell-content()=&quot;Recebido&quot;" style:apply-style-name="Sem_20_título4" style:base-cell-address="formulario.I7"/>
    </style:style>
    <style:style style:name="ce31" style:family="table-cell" style:parent-style-name="Default">
      <style:table-cell-properties fo:background-color="#666666"/>
      <style:text-properties fo:color="#ffffff"/>
    </style:style>
    <style:style style:name="ce3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3" style:family="table-cell" style:parent-style-name="Default">
      <style:table-cell-properties fo:background-color="#009999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orcamento)" table:allow-empty-cell="true" table:display-list="unsorted" table:base-cell-address="formulario.A7">
          <table:error-message table:message-type="stop" table:display="true"/>
        </table:content-validation>
        <table:content-validation table:name="val2" table:base-cell-address="formulario.C7">
          <table:help-message table:title="Fluxo" table:display="false"/>
          <table:error-message table:message-type="stop" table:display="true"/>
        </table:content-validation>
        <table:content-validation table:name="val3" table:condition="of:cell-content-is-in-list(Fluxo)" table:allow-empty-cell="true" table:display-list="sort-ascending" table:base-cell-address="formulario.C7">
          <table:help-message table:title="Fluxo" table:display="false"/>
          <table:error-message table:message-type="stop" table:display="true"/>
        </table:content-validation>
        <table:content-validation table:name="val4" table:base-cell-address="formulario.D7">
          <table:help-message table:display="true"/>
          <table:error-message table:message-type="stop" table:display="true"/>
        </table:content-validation>
        <table:content-validation table:name="val5" table:condition="of:cell-content-is-in-list(subcat)" table:allow-empty-cell="true" table:display-list="sort-ascending" table:base-cell-address="formulario.D7">
          <table:help-message table:display="true"/>
          <table:error-message table:message-type="stop" table:display="true"/>
        </table:content-validation>
        <table:content-validation table:name="val6" table:base-cell-address="formulario.E7">
          <table:error-message table:message-type="stop" table:display="true"/>
        </table:content-validation>
        <table:content-validation table:name="val7" table:condition="of:cell-content-is-in-list(&quot;Recebido&quot;;&quot;Receber&quot;;&quot;Pago&quot;;&quot;Pagar&quot;)" table:allow-empty-cell="false" table:display-list="sort-ascending" table:base-cell-address="formulario.I20">
          <table:error-message table:message-type="stop" table:display="true"/>
        </table:content-validation>
        <table:content-validation table:name="val8" table:condition="of:cell-content-is-in-list(&quot;Recebido&quot;;&quot;Receber&quot;;&quot;Pago&quot;;&quot;Pagar&quot;)" table:allow-empty-cell="true" table:display-list="sort-ascending" table:base-cell-address="formulario.I7">
          <table:error-message table:message-type="stop" table:display="true"/>
        </table:content-validation>
        <table:content-validation table:name="val9" table:condition="of:cell-content-is-in-list(categoria)" table:allow-empty-cell="true" table:display-list="sort-ascending" table:base-cell-address="fluxo.C1">
          <table:error-message table:message-type="stop" table:display="true"/>
        </table:content-validation>
        <table:content-validation table:name="val10" table:condition="of:cell-content-is-in-list(classificacao)" table:allow-empty-cell="true" table:display-list="unsorted" table:base-cell-address="fluxo.D1">
          <table:error-message table:message-type="stop" table:display="true"/>
        </table:content-validation>
        <table:content-validation table:name="val11" table:condition="of:cell-content-is-in-list(Fluxo)" table:allow-empty-cell="true" table:display-list="unsorted" table:base-cell-address="fluxo.E1">
          <table:error-message table:message-type="stop" table:display="true"/>
        </table:content-validation>
      </table:content-validations>
      <table:table table:name="formulari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7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Ganho Planejado</text:p>
          </table:table-cell>
          <table:table-cell table:style-name="ce6" office:value-type="string" calcext:value-type="string">
            <text:p>Gasto Planejado</text:p>
          </table:table-cell>
          <table:table-cell table:style-name="ce10" office:value-type="string" calcext:value-type="string">
            <text:p>Gasto do Mês</text:p>
          </table:table-cell>
          <table:table-cell table:style-name="ce14" office:value-type="string" calcext:value-type="string">
            <text:p>Ganho do Mês</text:p>
          </table:table-cell>
          <table:table-cell table:number-columns-repeated="3"/>
          <table:table-cell table:style-name="ce23" office:value-type="string" calcext:value-type="string" table:number-columns-spanned="3" table:number-rows-spanned="1">
            <text:p>Período do Controle</text:p>
          </table:table-cell>
          <table:covered-table-cell table:style-name="ce25"/>
          <table:covered-table-cell table:style-name="ce31"/>
          <table:table-cell table:number-columns-repeated="1014"/>
        </table:table-row>
        <table:table-row table:style-name="ro2">
          <table:table-cell table:style-name="ce2" table:formula="of:=[orcamento.M2]" office:value-type="currency" office:currency="BRL" office:value="4550" calcext:value-type="currency">
            <text:p>R$ 4.550,00</text:p>
          </table:table-cell>
          <table:table-cell table:style-name="ce7" table:formula="of:=[orcamento.M3]" office:value-type="currency" office:currency="BRL" office:value="3535" calcext:value-type="currency">
            <text:p>R$ 3.535,00</text:p>
          </table:table-cell>
          <table:table-cell table:style-name="ce11" table:formula="of:=SUMIFS([.B7:.B200];[.C7:.C200];&quot;Saída&quot;;[.H7:.H200];&quot;Pago&quot;)" office:value-type="float" office:value="0" calcext:value-type="float">
            <text:p>0</text:p>
          </table:table-cell>
          <table:table-cell table:style-name="ce15" table:formula="of:=SUMIFS([.B7:.B200];[.C7:.C200];&quot;Entrada&quot;;[.H7:.H200];&quot;Recebido&quot;)" office:value-type="float" office:value="7550" calcext:value-type="float">
            <text:p>7550</text:p>
          </table:table-cell>
          <table:table-cell table:number-columns-repeated="3"/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Hoje</text:p>
          </table:table-cell>
          <table:table-cell table:style-name="ce5" office:value-type="string" calcext:value-type="string">
            <text:p>Fim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aldo Ganho</text:p>
          </table:table-cell>
          <table:table-cell table:style-name="ce3" office:value-type="string" calcext:value-type="string">
            <text:p>Saldo Gasto</text:p>
          </table:table-cell>
          <table:table-cell table:number-columns-repeated="5"/>
          <table:table-cell table:style-name="ce24" table:formula="of:=EOMONTH(&quot;01/02/2019&quot;;-1)+1" office:value-type="date" office:date-value="2019-02-01" calcext:value-type="date">
            <text:p>01/02/2019</text:p>
          </table:table-cell>
          <table:table-cell table:style-name="ce26" table:formula="of:=TODAY()" office:value-type="date" office:date-value="2020-01-02" calcext:value-type="date">
            <text:p>02/01/2020</text:p>
          </table:table-cell>
          <table:table-cell table:style-name="ce24" table:formula="of:=EOMONTH(TODAY();0)" office:value-type="date" office:date-value="2020-01-31" calcext:value-type="date">
            <text:p>31/01/2020</text:p>
          </table:table-cell>
          <table:table-cell table:number-columns-repeated="1014"/>
        </table:table-row>
        <table:table-row table:style-name="ro3">
          <table:table-cell table:style-name="ce4" table:formula="of:=[.D2]-[.A2]" office:value-type="currency" office:currency="BRL" office:value="3000" calcext:value-type="currency">
            <text:p>R$ 3.000,00</text:p>
          </table:table-cell>
          <table:table-cell table:style-name="ce8" table:formula="of:=[.B2]-[.C2]" office:value-type="currency" office:currency="BRL" office:value="3535" calcext:value-type="currency">
            <text:p>R$ 3.535,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5" office:value-type="string" calcext:value-type="string">
            <text:p>Orçamen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Fluxo</text:p>
          </table:table-cell>
          <table:table-cell table:style-name="ce5" office:value-type="string" calcext:value-type="string">
            <text:p>Categoria</text:p>
          </table:table-cell>
          <table:table-cell table:style-name="ce5" office:value-type="string" calcext:value-type="string">
            <text:p>Classificação</text:p>
          </table:table-cell>
          <table:table-cell table:style-name="ce5" office:value-type="string" calcext:value-type="string">
            <text:p>Origem/Destino</text:p>
          </table:table-cell>
          <table:table-cell table:style-name="ce5" office:value-type="string" calcext:value-type="string">
            <text:p>Vencimento</text:p>
          </table:table-cell>
          <table:table-cell table:style-name="ce5" office:value-type="string" calcext:value-type="string">
            <text:p>Status</text:p>
          </table:table-cell>
          <table:table-cell table:style-name="ce28" table:number-columns-repeated="1016"/>
        </table:table-row>
        <table:table-row table:style-name="ro3">
          <table:table-cell table:content-validation-name="val1" office:value-type="string" calcext:value-type="string">
            <text:p>Salario Adamo</text:p>
          </table:table-cell>
          <table:table-cell table:style-name="ce9" table:formula="of:=IF([.A7]=&quot;&quot;;&quot;&quot;;VLOOKUP([.A7];[$orcamento.$B$1:.$J$365];5;0))" office:value-type="currency" office:currency="BRL" office:value="1640" calcext:value-type="currency">
            <text:p>R$ 1.640,00</text:p>
          </table:table-cell>
          <table:table-cell table:content-validation-name="val2" table:formula="of:=IF([.A7]=&quot;&quot;;&quot;&quot;;VLOOKUP([.A7];[$orcamento.$B$1:.$J$365];4;0))" office:value-type="string" office:string-value="Entrada" calcext:value-type="string">
            <text:p>Entrada</text:p>
          </table:table-cell>
          <table:table-cell table:content-validation-name="val2" table:formula="of:=IF([.A7]=&quot;&quot;;&quot;&quot;;VLOOKUP([.A7];[$orcamento.$B$1:.$J$365];2;0))" office:value-type="string" office:string-value="Renda Adamo" calcext:value-type="string">
            <text:p>Renda Adamo</text:p>
          </table:table-cell>
          <table:table-cell table:content-validation-name="val2" table:formula="of:=IF([.A7]=&quot;&quot;;&quot;&quot;;VLOOKUP([.A7];[$orcamento.$B$1:.$J$365];3;0))" office:value-type="string" office:string-value="Fixa" calcext:value-type="string">
            <text:p>Fixa</text:p>
          </table:table-cell>
          <table:table-cell table:style-name="ce20" table:content-validation-name="val6"/>
          <table:table-cell table:style-name="ce22" table:content-validation-name="val6"/>
          <table:table-cell table:content-validation-name="val7" office:value-type="string" calcext:value-type="string">
            <text:p>Recebido</text:p>
          </table:table-cell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 office:value-type="string" calcext:value-type="string">
            <text:p>Salario Larissa</text:p>
          </table:table-cell>
          <table:table-cell table:style-name="ce9" table:formula="of:=IF([.A8]=&quot;&quot;;&quot;&quot;;VLOOKUP([.A8];[$orcamento.$B$1:.$J$365];5;0))" office:value-type="currency" office:currency="BRL" office:value="700" calcext:value-type="currency">
            <text:p>R$ 700,00</text:p>
          </table:table-cell>
          <table:table-cell table:content-validation-name="val2" table:formula="of:=IF([.A8]=&quot;&quot;;&quot;&quot;;VLOOKUP([.A8];[$orcamento.$B$1:.$J$365];4;0))" office:value-type="string" office:string-value="Entrada" calcext:value-type="string">
            <text:p>Entrada</text:p>
          </table:table-cell>
          <table:table-cell table:content-validation-name="val2" table:formula="of:=IF([.A8]=&quot;&quot;;&quot;&quot;;VLOOKUP([.A8];[$orcamento.$B$1:.$J$365];2;0))" office:value-type="string" office:string-value="Renda Larissa" calcext:value-type="string">
            <text:p>Renda Larissa</text:p>
          </table:table-cell>
          <table:table-cell table:content-validation-name="val2" table:formula="of:=IF([.A8]=&quot;&quot;;&quot;&quot;;VLOOKUP([.A8];[$orcamento.$B$1:.$J$365];3;0))" office:value-type="string" office:string-value="Fixa" calcext:value-type="string">
            <text:p>Fixa</text:p>
          </table:table-cell>
          <table:table-cell table:style-name="ce20" table:content-validation-name="val6"/>
          <table:table-cell table:style-name="ce22" table:content-validation-name="val6"/>
          <table:table-cell table:content-validation-name="val7" office:value-type="string" calcext:value-type="string">
            <text:p>Recebido</text:p>
          </table:table-cell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 office:value-type="string" calcext:value-type="string">
            <text:p>Vale Larissa</text:p>
          </table:table-cell>
          <table:table-cell table:style-name="ce9" table:formula="of:=IF([.A9]=&quot;&quot;;&quot;&quot;;VLOOKUP([.A9];[$orcamento.$B$1:.$J$365];5;0))" office:value-type="currency" office:currency="BRL" office:value="400" calcext:value-type="currency">
            <text:p>R$ 400,00</text:p>
          </table:table-cell>
          <table:table-cell table:style-name="ce12" table:content-validation-name="val2" table:formula="of:=IF([.A9]=&quot;&quot;;&quot;&quot;;VLOOKUP([.A9];[$orcamento.$B$1:.$J$365];4;0))" office:value-type="string" office:string-value="Entrada" calcext:value-type="string">
            <text:p>Entrada</text:p>
          </table:table-cell>
          <table:table-cell table:style-name="ce16" table:content-validation-name="val2" table:formula="of:=IF([.A9]=&quot;&quot;;&quot;&quot;;VLOOKUP([.A9];[$orcamento.$B$1:.$J$365];2;0))" office:value-type="string" office:string-value="Renda Larissa" calcext:value-type="string">
            <text:p>Renda Larissa</text:p>
          </table:table-cell>
          <table:table-cell table:content-validation-name="val2" table:formula="of:=IF([.A9]=&quot;&quot;;&quot;&quot;;VLOOKUP([.A9];[$orcamento.$B$1:.$J$365];3;0))" office:value-type="string" office:string-value="Fixa" calcext:value-type="string">
            <text:p>Fixa</text:p>
          </table:table-cell>
          <table:table-cell table:style-name="ce21" table:content-validation-name="val6"/>
          <table:table-cell table:style-name="ce22" table:content-validation-name="val6"/>
          <table:table-cell table:content-validation-name="val7" office:value-type="string" calcext:value-type="string">
            <text:p>Recebido</text:p>
          </table:table-cell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 office:value-type="string" calcext:value-type="string">
            <text:p>Vale Adamo</text:p>
          </table:table-cell>
          <table:table-cell table:style-name="ce9" table:formula="of:=IF([.A10]=&quot;&quot;;&quot;&quot;;VLOOKUP([.A10];[$orcamento.$B$1:.$J$365];5;0))" office:value-type="currency" office:currency="BRL" office:value="1430" calcext:value-type="currency">
            <text:p>R$ 1.430,00</text:p>
          </table:table-cell>
          <table:table-cell table:style-name="ce12" table:content-validation-name="val2" table:formula="of:=IF([.A10]=&quot;&quot;;&quot;&quot;;VLOOKUP([.A10];[$orcamento.$B$1:.$J$365];4;0))" office:value-type="string" office:string-value="Entrada" calcext:value-type="string">
            <text:p>Entrada</text:p>
          </table:table-cell>
          <table:table-cell table:style-name="ce16" table:content-validation-name="val2" table:formula="of:=IF([.A10]=&quot;&quot;;&quot;&quot;;VLOOKUP([.A10];[$orcamento.$B$1:.$J$365];2;0))" office:value-type="string" office:string-value="Renda Adamo" calcext:value-type="string">
            <text:p>Renda Adamo</text:p>
          </table:table-cell>
          <table:table-cell table:content-validation-name="val2" table:formula="of:=IF([.A10]=&quot;&quot;;&quot;&quot;;VLOOKUP([.A10];[$orcamento.$B$1:.$J$365];3;0))" office:value-type="string" office:string-value="Fixa" calcext:value-type="string">
            <text:p>Fixa</text:p>
          </table:table-cell>
          <table:table-cell table:style-name="ce21" table:content-validation-name="val6"/>
          <table:table-cell table:style-name="ce22" table:content-validation-name="val6"/>
          <table:table-cell table:content-validation-name="val7" office:value-type="string" calcext:value-type="string">
            <text:p>Recebido</text:p>
          </table:table-cell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 office:value-type="string" calcext:value-type="string">
            <text:p>Va Adamo</text:p>
          </table:table-cell>
          <table:table-cell table:style-name="ce9" table:formula="of:=IF([.A11]=&quot;&quot;;&quot;&quot;;VLOOKUP([.A11];[$orcamento.$B$1:.$J$365];5;0))" office:value-type="currency" office:currency="BRL" office:value="380" calcext:value-type="currency">
            <text:p>R$ 380,00</text:p>
          </table:table-cell>
          <table:table-cell table:style-name="ce12" table:content-validation-name="val2" table:formula="of:=IF([.A11]=&quot;&quot;;&quot;&quot;;VLOOKUP([.A11];[$orcamento.$B$1:.$J$365];4;0))" office:value-type="string" office:string-value="Entrada" calcext:value-type="string">
            <text:p>Entrada</text:p>
          </table:table-cell>
          <table:table-cell table:style-name="ce16" table:content-validation-name="val2" table:formula="of:=IF([.A11]=&quot;&quot;;&quot;&quot;;VLOOKUP([.A11];[$orcamento.$B$1:.$J$365];2;0))" office:value-type="string" office:string-value="Renda Adamo" calcext:value-type="string">
            <text:p>Renda Adamo</text:p>
          </table:table-cell>
          <table:table-cell table:content-validation-name="val2" table:formula="of:=IF([.A11]=&quot;&quot;;&quot;&quot;;VLOOKUP([.A11];[$orcamento.$B$1:.$J$365];3;0))" office:value-type="string" office:string-value="Fixa" calcext:value-type="string">
            <text:p>Fixa</text:p>
          </table:table-cell>
          <table:table-cell table:style-name="ce21" table:content-validation-name="val6"/>
          <table:table-cell table:style-name="ce22" table:content-validation-name="val6"/>
          <table:table-cell table:content-validation-name="val7" office:value-type="string" calcext:value-type="string">
            <text:p>Recebido</text:p>
          </table:table-cell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 office:value-type="string" calcext:value-type="string">
            <text:p>Site x</text:p>
          </table:table-cell>
          <table:table-cell table:style-name="ce9" office:value-type="currency" office:currency="BRL" office:value="3000" calcext:value-type="currency">
            <text:p>R$ 3.000,00</text:p>
          </table:table-cell>
          <table:table-cell table:style-name="ce12" table:content-validation-name="val2" table:formula="of:=IF([.A12]=&quot;&quot;;&quot;&quot;;VLOOKUP([.A12];[$orcamento.$B$1:.$J$365];4;0))" office:value-type="string" office:string-value="Entrada" calcext:value-type="string">
            <text:p>Entrada</text:p>
          </table:table-cell>
          <table:table-cell table:style-name="ce16" table:content-validation-name="val2" table:formula="of:=IF([.A12]=&quot;&quot;;&quot;&quot;;VLOOKUP([.A12];[$orcamento.$B$1:.$J$365];2;0))" office:value-type="string" office:string-value="Renda Extra Adamo" calcext:value-type="string">
            <text:p>Renda Extra Adamo</text:p>
          </table:table-cell>
          <table:table-cell table:content-validation-name="val2" table:formula="of:=IF([.A12]=&quot;&quot;;&quot;&quot;;VLOOKUP([.A12];[$orcamento.$B$1:.$J$365];3;0))" office:value-type="string" office:string-value="Variável" calcext:value-type="string">
            <text:p>Variável</text:p>
          </table:table-cell>
          <table:table-cell table:style-name="ce21" table:content-validation-name="val6"/>
          <table:table-cell table:style-name="ce22" table:content-validation-name="val6"/>
          <table:table-cell table:content-validation-name="val7" office:value-type="string" calcext:value-type="string">
            <text:p>Recebido</text:p>
          </table:table-cell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]=&quot;&quot;;&quot;&quot;;VLOOKUP([.A13];[$orcamento.$B$1:.$J$365];5;0))">
            <text:p/>
          </table:table-cell>
          <table:table-cell table:style-name="ce12" table:content-validation-name="val2" table:formula="of:=IF([.A13]=&quot;&quot;;&quot;&quot;;VLOOKUP([.A13];[$orcamento.$B$1:.$J$365];4;0))">
            <text:p/>
          </table:table-cell>
          <table:table-cell table:style-name="ce16" table:content-validation-name="val2" table:formula="of:=IF([.A13]=&quot;&quot;;&quot;&quot;;VLOOKUP([.A13];[$orcamento.$B$1:.$J$365];2;0))">
            <text:p/>
          </table:table-cell>
          <table:table-cell table:content-validation-name="val2" table:formula="of:=IF([.A13]=&quot;&quot;;&quot;&quot;;VLOOKUP([.A1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]=&quot;&quot;;&quot;&quot;;VLOOKUP([.A14];[$orcamento.$B$1:.$J$365];5;0))">
            <text:p/>
          </table:table-cell>
          <table:table-cell table:style-name="ce12" table:content-validation-name="val2" table:formula="of:=IF([.A14]=&quot;&quot;;&quot;&quot;;VLOOKUP([.A14];[$orcamento.$B$1:.$J$365];4;0))">
            <text:p/>
          </table:table-cell>
          <table:table-cell table:style-name="ce16" table:content-validation-name="val2" table:formula="of:=IF([.A14]=&quot;&quot;;&quot;&quot;;VLOOKUP([.A14];[$orcamento.$B$1:.$J$365];2;0))">
            <text:p/>
          </table:table-cell>
          <table:table-cell table:content-validation-name="val2" table:formula="of:=IF([.A14]=&quot;&quot;;&quot;&quot;;VLOOKUP([.A1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]=&quot;&quot;;&quot;&quot;;VLOOKUP([.A15];[$orcamento.$B$1:.$J$365];5;0))">
            <text:p/>
          </table:table-cell>
          <table:table-cell table:style-name="ce12" table:content-validation-name="val2" table:formula="of:=IF([.A15]=&quot;&quot;;&quot;&quot;;VLOOKUP([.A15];[$orcamento.$B$1:.$J$365];4;0))">
            <text:p/>
          </table:table-cell>
          <table:table-cell table:style-name="ce16" table:content-validation-name="val2" table:formula="of:=IF([.A15]=&quot;&quot;;&quot;&quot;;VLOOKUP([.A15];[$orcamento.$B$1:.$J$365];2;0))">
            <text:p/>
          </table:table-cell>
          <table:table-cell table:content-validation-name="val2" table:formula="of:=IF([.A15]=&quot;&quot;;&quot;&quot;;VLOOKUP([.A1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]=&quot;&quot;;&quot;&quot;;VLOOKUP([.A16];[$orcamento.$B$1:.$J$365];5;0))">
            <text:p/>
          </table:table-cell>
          <table:table-cell table:style-name="ce12" table:content-validation-name="val2" table:formula="of:=IF([.A16]=&quot;&quot;;&quot;&quot;;VLOOKUP([.A16];[$orcamento.$B$1:.$J$365];4;0))">
            <text:p/>
          </table:table-cell>
          <table:table-cell table:style-name="ce16" table:content-validation-name="val2" table:formula="of:=IF([.A16]=&quot;&quot;;&quot;&quot;;VLOOKUP([.A16];[$orcamento.$B$1:.$J$365];2;0))">
            <text:p/>
          </table:table-cell>
          <table:table-cell table:content-validation-name="val2" table:formula="of:=IF([.A16]=&quot;&quot;;&quot;&quot;;VLOOKUP([.A1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]=&quot;&quot;;&quot;&quot;;VLOOKUP([.A17];[$orcamento.$B$1:.$J$365];5;0))">
            <text:p/>
          </table:table-cell>
          <table:table-cell table:style-name="ce12" table:content-validation-name="val2" table:formula="of:=IF([.A17]=&quot;&quot;;&quot;&quot;;VLOOKUP([.A17];[$orcamento.$B$1:.$J$365];4;0))">
            <text:p/>
          </table:table-cell>
          <table:table-cell table:style-name="ce16" table:content-validation-name="val2" table:formula="of:=IF([.A17]=&quot;&quot;;&quot;&quot;;VLOOKUP([.A17];[$orcamento.$B$1:.$J$365];2;0))">
            <text:p/>
          </table:table-cell>
          <table:table-cell table:content-validation-name="val2" table:formula="of:=IF([.A17]=&quot;&quot;;&quot;&quot;;VLOOKUP([.A1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]=&quot;&quot;;&quot;&quot;;VLOOKUP([.A18];[$orcamento.$B$1:.$J$365];5;0))">
            <text:p/>
          </table:table-cell>
          <table:table-cell table:style-name="ce12" table:content-validation-name="val2" table:formula="of:=IF([.A18]=&quot;&quot;;&quot;&quot;;VLOOKUP([.A18];[$orcamento.$B$1:.$J$365];4;0))">
            <text:p/>
          </table:table-cell>
          <table:table-cell table:style-name="ce16" table:content-validation-name="val2" table:formula="of:=IF([.A18]=&quot;&quot;;&quot;&quot;;VLOOKUP([.A18];[$orcamento.$B$1:.$J$365];2;0))">
            <text:p/>
          </table:table-cell>
          <table:table-cell table:content-validation-name="val2" table:formula="of:=IF([.A18]=&quot;&quot;;&quot;&quot;;VLOOKUP([.A1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]=&quot;&quot;;&quot;&quot;;VLOOKUP([.A19];[$orcamento.$B$1:.$J$365];5;0))">
            <text:p/>
          </table:table-cell>
          <table:table-cell table:style-name="ce12" table:content-validation-name="val2" table:formula="of:=IF([.A19]=&quot;&quot;;&quot;&quot;;VLOOKUP([.A19];[$orcamento.$B$1:.$J$365];4;0))">
            <text:p/>
          </table:table-cell>
          <table:table-cell table:style-name="ce16" table:content-validation-name="val2" table:formula="of:=IF([.A19]=&quot;&quot;;&quot;&quot;;VLOOKUP([.A19];[$orcamento.$B$1:.$J$365];2;0))">
            <text:p/>
          </table:table-cell>
          <table:table-cell table:content-validation-name="val2" table:formula="of:=IF([.A19]=&quot;&quot;;&quot;&quot;;VLOOKUP([.A1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]=&quot;&quot;;&quot;&quot;;VLOOKUP([.A20];[$orcamento.$B$1:.$J$365];5;0))">
            <text:p/>
          </table:table-cell>
          <table:table-cell table:style-name="ce12" table:content-validation-name="val2" table:formula="of:=IF([.A20]=&quot;&quot;;&quot;&quot;;VLOOKUP([.A20];[$orcamento.$B$1:.$J$365];4;0))">
            <text:p/>
          </table:table-cell>
          <table:table-cell table:style-name="ce16" table:content-validation-name="val2" table:formula="of:=IF([.A20]=&quot;&quot;;&quot;&quot;;VLOOKUP([.A20];[$orcamento.$B$1:.$J$365];2;0))">
            <text:p/>
          </table:table-cell>
          <table:table-cell table:content-validation-name="val2" table:formula="of:=IF([.A20]=&quot;&quot;;&quot;&quot;;VLOOKUP([.A2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]=&quot;&quot;;&quot;&quot;;VLOOKUP([.A21];[$orcamento.$B$1:.$J$365];5;0))">
            <text:p/>
          </table:table-cell>
          <table:table-cell table:style-name="ce12" table:content-validation-name="val2" table:formula="of:=IF([.A21]=&quot;&quot;;&quot;&quot;;VLOOKUP([.A21];[$orcamento.$B$1:.$J$365];4;0))">
            <text:p/>
          </table:table-cell>
          <table:table-cell table:style-name="ce16" table:content-validation-name="val2" table:formula="of:=IF([.A21]=&quot;&quot;;&quot;&quot;;VLOOKUP([.A21];[$orcamento.$B$1:.$J$365];2;0))">
            <text:p/>
          </table:table-cell>
          <table:table-cell table:content-validation-name="val2" table:formula="of:=IF([.A21]=&quot;&quot;;&quot;&quot;;VLOOKUP([.A2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]=&quot;&quot;;&quot;&quot;;VLOOKUP([.A22];[$orcamento.$B$1:.$J$365];5;0))">
            <text:p/>
          </table:table-cell>
          <table:table-cell table:style-name="ce12" table:content-validation-name="val2" table:formula="of:=IF([.A22]=&quot;&quot;;&quot;&quot;;VLOOKUP([.A22];[$orcamento.$B$1:.$J$365];4;0))">
            <text:p/>
          </table:table-cell>
          <table:table-cell table:style-name="ce16" table:content-validation-name="val2" table:formula="of:=IF([.A22]=&quot;&quot;;&quot;&quot;;VLOOKUP([.A22];[$orcamento.$B$1:.$J$365];2;0))">
            <text:p/>
          </table:table-cell>
          <table:table-cell table:content-validation-name="val2" table:formula="of:=IF([.A22]=&quot;&quot;;&quot;&quot;;VLOOKUP([.A2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3]=&quot;&quot;;&quot;&quot;;VLOOKUP([.A23];[$orcamento.$B$1:.$J$365];5;0))">
            <text:p/>
          </table:table-cell>
          <table:table-cell table:style-name="ce12" table:content-validation-name="val2" table:formula="of:=IF([.A23]=&quot;&quot;;&quot;&quot;;VLOOKUP([.A23];[$orcamento.$B$1:.$J$365];4;0))">
            <text:p/>
          </table:table-cell>
          <table:table-cell table:style-name="ce16" table:content-validation-name="val2" table:formula="of:=IF([.A23]=&quot;&quot;;&quot;&quot;;VLOOKUP([.A23];[$orcamento.$B$1:.$J$365];2;0))">
            <text:p/>
          </table:table-cell>
          <table:table-cell table:content-validation-name="val2" table:formula="of:=IF([.A23]=&quot;&quot;;&quot;&quot;;VLOOKUP([.A2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4]=&quot;&quot;;&quot;&quot;;VLOOKUP([.A24];[$orcamento.$B$1:.$J$365];5;0))">
            <text:p/>
          </table:table-cell>
          <table:table-cell table:style-name="ce12" table:content-validation-name="val2" table:formula="of:=IF([.A24]=&quot;&quot;;&quot;&quot;;VLOOKUP([.A24];[$orcamento.$B$1:.$J$365];4;0))">
            <text:p/>
          </table:table-cell>
          <table:table-cell table:style-name="ce16" table:content-validation-name="val2" table:formula="of:=IF([.A24]=&quot;&quot;;&quot;&quot;;VLOOKUP([.A24];[$orcamento.$B$1:.$J$365];2;0))">
            <text:p/>
          </table:table-cell>
          <table:table-cell table:content-validation-name="val2" table:formula="of:=IF([.A24]=&quot;&quot;;&quot;&quot;;VLOOKUP([.A2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5]=&quot;&quot;;&quot;&quot;;VLOOKUP([.A25];[$orcamento.$B$1:.$J$365];5;0))">
            <text:p/>
          </table:table-cell>
          <table:table-cell table:style-name="ce12" table:content-validation-name="val2" table:formula="of:=IF([.A25]=&quot;&quot;;&quot;&quot;;VLOOKUP([.A25];[$orcamento.$B$1:.$J$365];4;0))">
            <text:p/>
          </table:table-cell>
          <table:table-cell table:style-name="ce16" table:content-validation-name="val2" table:formula="of:=IF([.A25]=&quot;&quot;;&quot;&quot;;VLOOKUP([.A25];[$orcamento.$B$1:.$J$365];2;0))">
            <text:p/>
          </table:table-cell>
          <table:table-cell table:content-validation-name="val2" table:formula="of:=IF([.A25]=&quot;&quot;;&quot;&quot;;VLOOKUP([.A2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6]=&quot;&quot;;&quot;&quot;;VLOOKUP([.A26];[$orcamento.$B$1:.$J$365];5;0))">
            <text:p/>
          </table:table-cell>
          <table:table-cell table:style-name="ce12" table:content-validation-name="val2" table:formula="of:=IF([.A26]=&quot;&quot;;&quot;&quot;;VLOOKUP([.A26];[$orcamento.$B$1:.$J$365];4;0))">
            <text:p/>
          </table:table-cell>
          <table:table-cell table:style-name="ce16" table:content-validation-name="val2" table:formula="of:=IF([.A26]=&quot;&quot;;&quot;&quot;;VLOOKUP([.A26];[$orcamento.$B$1:.$J$365];2;0))">
            <text:p/>
          </table:table-cell>
          <table:table-cell table:content-validation-name="val2" table:formula="of:=IF([.A26]=&quot;&quot;;&quot;&quot;;VLOOKUP([.A2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7]=&quot;&quot;;&quot;&quot;;VLOOKUP([.A27];[$orcamento.$B$1:.$J$365];5;0))">
            <text:p/>
          </table:table-cell>
          <table:table-cell table:style-name="ce12" table:content-validation-name="val2" table:formula="of:=IF([.A27]=&quot;&quot;;&quot;&quot;;VLOOKUP([.A27];[$orcamento.$B$1:.$J$365];4;0))">
            <text:p/>
          </table:table-cell>
          <table:table-cell table:style-name="ce16" table:content-validation-name="val2" table:formula="of:=IF([.A27]=&quot;&quot;;&quot;&quot;;VLOOKUP([.A27];[$orcamento.$B$1:.$J$365];2;0))">
            <text:p/>
          </table:table-cell>
          <table:table-cell table:content-validation-name="val2" table:formula="of:=IF([.A27]=&quot;&quot;;&quot;&quot;;VLOOKUP([.A2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8]=&quot;&quot;;&quot;&quot;;VLOOKUP([.A28];[$orcamento.$B$1:.$J$365];5;0))">
            <text:p/>
          </table:table-cell>
          <table:table-cell table:style-name="ce12" table:content-validation-name="val2" table:formula="of:=IF([.A28]=&quot;&quot;;&quot;&quot;;VLOOKUP([.A28];[$orcamento.$B$1:.$J$365];4;0))">
            <text:p/>
          </table:table-cell>
          <table:table-cell table:style-name="ce16" table:content-validation-name="val2" table:formula="of:=IF([.A28]=&quot;&quot;;&quot;&quot;;VLOOKUP([.A28];[$orcamento.$B$1:.$J$365];2;0))">
            <text:p/>
          </table:table-cell>
          <table:table-cell table:content-validation-name="val2" table:formula="of:=IF([.A28]=&quot;&quot;;&quot;&quot;;VLOOKUP([.A2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9]=&quot;&quot;;&quot;&quot;;VLOOKUP([.A29];[$orcamento.$B$1:.$J$365];5;0))">
            <text:p/>
          </table:table-cell>
          <table:table-cell table:style-name="ce12" table:content-validation-name="val2" table:formula="of:=IF([.A29]=&quot;&quot;;&quot;&quot;;VLOOKUP([.A29];[$orcamento.$B$1:.$J$365];4;0))">
            <text:p/>
          </table:table-cell>
          <table:table-cell table:style-name="ce16" table:content-validation-name="val2" table:formula="of:=IF([.A29]=&quot;&quot;;&quot;&quot;;VLOOKUP([.A29];[$orcamento.$B$1:.$J$365];2;0))">
            <text:p/>
          </table:table-cell>
          <table:table-cell table:content-validation-name="val2" table:formula="of:=IF([.A29]=&quot;&quot;;&quot;&quot;;VLOOKUP([.A2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0]=&quot;&quot;;&quot;&quot;;VLOOKUP([.A30];[$orcamento.$B$1:.$J$365];5;0))">
            <text:p/>
          </table:table-cell>
          <table:table-cell table:style-name="ce12" table:content-validation-name="val2" table:formula="of:=IF([.A30]=&quot;&quot;;&quot;&quot;;VLOOKUP([.A30];[$orcamento.$B$1:.$J$365];4;0))">
            <text:p/>
          </table:table-cell>
          <table:table-cell table:style-name="ce16" table:content-validation-name="val2" table:formula="of:=IF([.A30]=&quot;&quot;;&quot;&quot;;VLOOKUP([.A30];[$orcamento.$B$1:.$J$365];2;0))">
            <text:p/>
          </table:table-cell>
          <table:table-cell table:content-validation-name="val2" table:formula="of:=IF([.A30]=&quot;&quot;;&quot;&quot;;VLOOKUP([.A3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1]=&quot;&quot;;&quot;&quot;;VLOOKUP([.A31];[$orcamento.$B$1:.$J$365];5;0))">
            <text:p/>
          </table:table-cell>
          <table:table-cell table:style-name="ce12" table:content-validation-name="val2" table:formula="of:=IF([.A31]=&quot;&quot;;&quot;&quot;;VLOOKUP([.A31];[$orcamento.$B$1:.$J$365];4;0))">
            <text:p/>
          </table:table-cell>
          <table:table-cell table:style-name="ce16" table:content-validation-name="val2" table:formula="of:=IF([.A31]=&quot;&quot;;&quot;&quot;;VLOOKUP([.A31];[$orcamento.$B$1:.$J$365];2;0))">
            <text:p/>
          </table:table-cell>
          <table:table-cell table:content-validation-name="val2" table:formula="of:=IF([.A31]=&quot;&quot;;&quot;&quot;;VLOOKUP([.A3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2]=&quot;&quot;;&quot;&quot;;VLOOKUP([.A32];[$orcamento.$B$1:.$J$365];5;0))">
            <text:p/>
          </table:table-cell>
          <table:table-cell table:style-name="ce12" table:content-validation-name="val2" table:formula="of:=IF([.A32]=&quot;&quot;;&quot;&quot;;VLOOKUP([.A32];[$orcamento.$B$1:.$J$365];4;0))">
            <text:p/>
          </table:table-cell>
          <table:table-cell table:style-name="ce16" table:content-validation-name="val2" table:formula="of:=IF([.A32]=&quot;&quot;;&quot;&quot;;VLOOKUP([.A32];[$orcamento.$B$1:.$J$365];2;0))">
            <text:p/>
          </table:table-cell>
          <table:table-cell table:content-validation-name="val2" table:formula="of:=IF([.A32]=&quot;&quot;;&quot;&quot;;VLOOKUP([.A3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3]=&quot;&quot;;&quot;&quot;;VLOOKUP([.A33];[$orcamento.$B$1:.$J$365];5;0))">
            <text:p/>
          </table:table-cell>
          <table:table-cell table:style-name="ce12" table:content-validation-name="val2" table:formula="of:=IF([.A33]=&quot;&quot;;&quot;&quot;;VLOOKUP([.A33];[$orcamento.$B$1:.$J$365];4;0))">
            <text:p/>
          </table:table-cell>
          <table:table-cell table:style-name="ce16" table:content-validation-name="val2" table:formula="of:=IF([.A33]=&quot;&quot;;&quot;&quot;;VLOOKUP([.A33];[$orcamento.$B$1:.$J$365];2;0))">
            <text:p/>
          </table:table-cell>
          <table:table-cell table:content-validation-name="val2" table:formula="of:=IF([.A33]=&quot;&quot;;&quot;&quot;;VLOOKUP([.A3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4]=&quot;&quot;;&quot;&quot;;VLOOKUP([.A34];[$orcamento.$B$1:.$J$365];5;0))">
            <text:p/>
          </table:table-cell>
          <table:table-cell table:style-name="ce12" table:content-validation-name="val2" table:formula="of:=IF([.A34]=&quot;&quot;;&quot;&quot;;VLOOKUP([.A34];[$orcamento.$B$1:.$J$365];4;0))">
            <text:p/>
          </table:table-cell>
          <table:table-cell table:style-name="ce16" table:content-validation-name="val2" table:formula="of:=IF([.A34]=&quot;&quot;;&quot;&quot;;VLOOKUP([.A34];[$orcamento.$B$1:.$J$365];2;0))">
            <text:p/>
          </table:table-cell>
          <table:table-cell table:content-validation-name="val2" table:formula="of:=IF([.A34]=&quot;&quot;;&quot;&quot;;VLOOKUP([.A3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5]=&quot;&quot;;&quot;&quot;;VLOOKUP([.A35];[$orcamento.$B$1:.$J$365];5;0))">
            <text:p/>
          </table:table-cell>
          <table:table-cell table:style-name="ce12" table:content-validation-name="val2" table:formula="of:=IF([.A35]=&quot;&quot;;&quot;&quot;;VLOOKUP([.A35];[$orcamento.$B$1:.$J$365];4;0))">
            <text:p/>
          </table:table-cell>
          <table:table-cell table:style-name="ce16" table:content-validation-name="val2" table:formula="of:=IF([.A35]=&quot;&quot;;&quot;&quot;;VLOOKUP([.A35];[$orcamento.$B$1:.$J$365];2;0))">
            <text:p/>
          </table:table-cell>
          <table:table-cell table:content-validation-name="val2" table:formula="of:=IF([.A35]=&quot;&quot;;&quot;&quot;;VLOOKUP([.A3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6]=&quot;&quot;;&quot;&quot;;VLOOKUP([.A36];[$orcamento.$B$1:.$J$365];5;0))">
            <text:p/>
          </table:table-cell>
          <table:table-cell table:style-name="ce12" table:content-validation-name="val2" table:formula="of:=IF([.A36]=&quot;&quot;;&quot;&quot;;VLOOKUP([.A36];[$orcamento.$B$1:.$J$365];4;0))">
            <text:p/>
          </table:table-cell>
          <table:table-cell table:style-name="ce16" table:content-validation-name="val2" table:formula="of:=IF([.A36]=&quot;&quot;;&quot;&quot;;VLOOKUP([.A36];[$orcamento.$B$1:.$J$365];2;0))">
            <text:p/>
          </table:table-cell>
          <table:table-cell table:content-validation-name="val2" table:formula="of:=IF([.A36]=&quot;&quot;;&quot;&quot;;VLOOKUP([.A3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7]=&quot;&quot;;&quot;&quot;;VLOOKUP([.A37];[$orcamento.$B$1:.$J$365];5;0))">
            <text:p/>
          </table:table-cell>
          <table:table-cell table:style-name="ce12" table:content-validation-name="val2" table:formula="of:=IF([.A37]=&quot;&quot;;&quot;&quot;;VLOOKUP([.A37];[$orcamento.$B$1:.$J$365];4;0))">
            <text:p/>
          </table:table-cell>
          <table:table-cell table:style-name="ce16" table:content-validation-name="val2" table:formula="of:=IF([.A37]=&quot;&quot;;&quot;&quot;;VLOOKUP([.A37];[$orcamento.$B$1:.$J$365];2;0))">
            <text:p/>
          </table:table-cell>
          <table:table-cell table:content-validation-name="val2" table:formula="of:=IF([.A37]=&quot;&quot;;&quot;&quot;;VLOOKUP([.A3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8]=&quot;&quot;;&quot;&quot;;VLOOKUP([.A38];[$orcamento.$B$1:.$J$365];5;0))">
            <text:p/>
          </table:table-cell>
          <table:table-cell table:style-name="ce12" table:content-validation-name="val2" table:formula="of:=IF([.A38]=&quot;&quot;;&quot;&quot;;VLOOKUP([.A38];[$orcamento.$B$1:.$J$365];4;0))">
            <text:p/>
          </table:table-cell>
          <table:table-cell table:style-name="ce16" table:content-validation-name="val2" table:formula="of:=IF([.A38]=&quot;&quot;;&quot;&quot;;VLOOKUP([.A38];[$orcamento.$B$1:.$J$365];2;0))">
            <text:p/>
          </table:table-cell>
          <table:table-cell table:content-validation-name="val2" table:formula="of:=IF([.A38]=&quot;&quot;;&quot;&quot;;VLOOKUP([.A3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39]=&quot;&quot;;&quot;&quot;;VLOOKUP([.A39];[$orcamento.$B$1:.$J$365];5;0))">
            <text:p/>
          </table:table-cell>
          <table:table-cell table:style-name="ce12" table:content-validation-name="val2" table:formula="of:=IF([.A39]=&quot;&quot;;&quot;&quot;;VLOOKUP([.A39];[$orcamento.$B$1:.$J$365];4;0))">
            <text:p/>
          </table:table-cell>
          <table:table-cell table:style-name="ce16" table:content-validation-name="val2" table:formula="of:=IF([.A39]=&quot;&quot;;&quot;&quot;;VLOOKUP([.A39];[$orcamento.$B$1:.$J$365];2;0))">
            <text:p/>
          </table:table-cell>
          <table:table-cell table:content-validation-name="val2" table:formula="of:=IF([.A39]=&quot;&quot;;&quot;&quot;;VLOOKUP([.A3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29" table:content-validation-name="val8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0]=&quot;&quot;;&quot;&quot;;VLOOKUP([.A40];[$orcamento.$B$1:.$J$365];5;0))">
            <text:p/>
          </table:table-cell>
          <table:table-cell table:style-name="ce12" table:content-validation-name="val2" table:formula="of:=IF([.A40]=&quot;&quot;;&quot;&quot;;VLOOKUP([.A40];[$orcamento.$B$1:.$J$365];4;0))">
            <text:p/>
          </table:table-cell>
          <table:table-cell table:style-name="ce16" table:content-validation-name="val2" table:formula="of:=IF([.A40]=&quot;&quot;;&quot;&quot;;VLOOKUP([.A40];[$orcamento.$B$1:.$J$365];2;0))">
            <text:p/>
          </table:table-cell>
          <table:table-cell table:content-validation-name="val2" table:formula="of:=IF([.A40]=&quot;&quot;;&quot;&quot;;VLOOKUP([.A4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1]=&quot;&quot;;&quot;&quot;;VLOOKUP([.A41];[$orcamento.$B$1:.$J$365];5;0))">
            <text:p/>
          </table:table-cell>
          <table:table-cell table:style-name="ce12" table:content-validation-name="val2" table:formula="of:=IF([.A41]=&quot;&quot;;&quot;&quot;;VLOOKUP([.A41];[$orcamento.$B$1:.$J$365];4;0))">
            <text:p/>
          </table:table-cell>
          <table:table-cell table:style-name="ce16" table:content-validation-name="val2" table:formula="of:=IF([.A41]=&quot;&quot;;&quot;&quot;;VLOOKUP([.A41];[$orcamento.$B$1:.$J$365];2;0))">
            <text:p/>
          </table:table-cell>
          <table:table-cell table:content-validation-name="val2" table:formula="of:=IF([.A41]=&quot;&quot;;&quot;&quot;;VLOOKUP([.A4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2]=&quot;&quot;;&quot;&quot;;VLOOKUP([.A42];[$orcamento.$B$1:.$J$365];5;0))">
            <text:p/>
          </table:table-cell>
          <table:table-cell table:style-name="ce12" table:content-validation-name="val2" table:formula="of:=IF([.A42]=&quot;&quot;;&quot;&quot;;VLOOKUP([.A42];[$orcamento.$B$1:.$J$365];4;0))">
            <text:p/>
          </table:table-cell>
          <table:table-cell table:style-name="ce16" table:content-validation-name="val2" table:formula="of:=IF([.A42]=&quot;&quot;;&quot;&quot;;VLOOKUP([.A42];[$orcamento.$B$1:.$J$365];2;0))">
            <text:p/>
          </table:table-cell>
          <table:table-cell table:content-validation-name="val2" table:formula="of:=IF([.A42]=&quot;&quot;;&quot;&quot;;VLOOKUP([.A4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3]=&quot;&quot;;&quot;&quot;;VLOOKUP([.A43];[$orcamento.$B$1:.$J$365];5;0))">
            <text:p/>
          </table:table-cell>
          <table:table-cell table:style-name="ce12" table:content-validation-name="val2" table:formula="of:=IF([.A43]=&quot;&quot;;&quot;&quot;;VLOOKUP([.A43];[$orcamento.$B$1:.$J$365];4;0))">
            <text:p/>
          </table:table-cell>
          <table:table-cell table:style-name="ce16" table:content-validation-name="val2" table:formula="of:=IF([.A43]=&quot;&quot;;&quot;&quot;;VLOOKUP([.A43];[$orcamento.$B$1:.$J$365];2;0))">
            <text:p/>
          </table:table-cell>
          <table:table-cell table:content-validation-name="val2" table:formula="of:=IF([.A43]=&quot;&quot;;&quot;&quot;;VLOOKUP([.A4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4]=&quot;&quot;;&quot;&quot;;VLOOKUP([.A44];[$orcamento.$B$1:.$J$365];5;0))">
            <text:p/>
          </table:table-cell>
          <table:table-cell table:style-name="ce12" table:content-validation-name="val2" table:formula="of:=IF([.A44]=&quot;&quot;;&quot;&quot;;VLOOKUP([.A44];[$orcamento.$B$1:.$J$365];4;0))">
            <text:p/>
          </table:table-cell>
          <table:table-cell table:style-name="ce16" table:content-validation-name="val2" table:formula="of:=IF([.A44]=&quot;&quot;;&quot;&quot;;VLOOKUP([.A44];[$orcamento.$B$1:.$J$365];2;0))">
            <text:p/>
          </table:table-cell>
          <table:table-cell table:content-validation-name="val2" table:formula="of:=IF([.A44]=&quot;&quot;;&quot;&quot;;VLOOKUP([.A4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5]=&quot;&quot;;&quot;&quot;;VLOOKUP([.A45];[$orcamento.$B$1:.$J$365];5;0))">
            <text:p/>
          </table:table-cell>
          <table:table-cell table:style-name="ce12" table:content-validation-name="val2" table:formula="of:=IF([.A45]=&quot;&quot;;&quot;&quot;;VLOOKUP([.A45];[$orcamento.$B$1:.$J$365];4;0))">
            <text:p/>
          </table:table-cell>
          <table:table-cell table:style-name="ce16" table:content-validation-name="val2" table:formula="of:=IF([.A45]=&quot;&quot;;&quot;&quot;;VLOOKUP([.A45];[$orcamento.$B$1:.$J$365];2;0))">
            <text:p/>
          </table:table-cell>
          <table:table-cell table:content-validation-name="val2" table:formula="of:=IF([.A45]=&quot;&quot;;&quot;&quot;;VLOOKUP([.A4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6]=&quot;&quot;;&quot;&quot;;VLOOKUP([.A46];[$orcamento.$B$1:.$J$365];5;0))">
            <text:p/>
          </table:table-cell>
          <table:table-cell table:style-name="ce12" table:content-validation-name="val2" table:formula="of:=IF([.A46]=&quot;&quot;;&quot;&quot;;VLOOKUP([.A46];[$orcamento.$B$1:.$J$365];4;0))">
            <text:p/>
          </table:table-cell>
          <table:table-cell table:style-name="ce16" table:content-validation-name="val2" table:formula="of:=IF([.A46]=&quot;&quot;;&quot;&quot;;VLOOKUP([.A46];[$orcamento.$B$1:.$J$365];2;0))">
            <text:p/>
          </table:table-cell>
          <table:table-cell table:content-validation-name="val2" table:formula="of:=IF([.A46]=&quot;&quot;;&quot;&quot;;VLOOKUP([.A4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7]=&quot;&quot;;&quot;&quot;;VLOOKUP([.A47];[$orcamento.$B$1:.$J$365];5;0))">
            <text:p/>
          </table:table-cell>
          <table:table-cell table:style-name="ce12" table:content-validation-name="val2" table:formula="of:=IF([.A47]=&quot;&quot;;&quot;&quot;;VLOOKUP([.A47];[$orcamento.$B$1:.$J$365];4;0))">
            <text:p/>
          </table:table-cell>
          <table:table-cell table:style-name="ce16" table:content-validation-name="val2" table:formula="of:=IF([.A47]=&quot;&quot;;&quot;&quot;;VLOOKUP([.A47];[$orcamento.$B$1:.$J$365];2;0))">
            <text:p/>
          </table:table-cell>
          <table:table-cell table:content-validation-name="val2" table:formula="of:=IF([.A47]=&quot;&quot;;&quot;&quot;;VLOOKUP([.A4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8]=&quot;&quot;;&quot;&quot;;VLOOKUP([.A48];[$orcamento.$B$1:.$J$365];5;0))">
            <text:p/>
          </table:table-cell>
          <table:table-cell table:style-name="ce12" table:content-validation-name="val2" table:formula="of:=IF([.A48]=&quot;&quot;;&quot;&quot;;VLOOKUP([.A48];[$orcamento.$B$1:.$J$365];4;0))">
            <text:p/>
          </table:table-cell>
          <table:table-cell table:style-name="ce16" table:content-validation-name="val2" table:formula="of:=IF([.A48]=&quot;&quot;;&quot;&quot;;VLOOKUP([.A48];[$orcamento.$B$1:.$J$365];2;0))">
            <text:p/>
          </table:table-cell>
          <table:table-cell table:content-validation-name="val2" table:formula="of:=IF([.A48]=&quot;&quot;;&quot;&quot;;VLOOKUP([.A4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49]=&quot;&quot;;&quot;&quot;;VLOOKUP([.A49];[$orcamento.$B$1:.$J$365];5;0))">
            <text:p/>
          </table:table-cell>
          <table:table-cell table:style-name="ce12" table:content-validation-name="val2" table:formula="of:=IF([.A49]=&quot;&quot;;&quot;&quot;;VLOOKUP([.A49];[$orcamento.$B$1:.$J$365];4;0))">
            <text:p/>
          </table:table-cell>
          <table:table-cell table:style-name="ce16" table:content-validation-name="val2" table:formula="of:=IF([.A49]=&quot;&quot;;&quot;&quot;;VLOOKUP([.A49];[$orcamento.$B$1:.$J$365];2;0))">
            <text:p/>
          </table:table-cell>
          <table:table-cell table:content-validation-name="val2" table:formula="of:=IF([.A49]=&quot;&quot;;&quot;&quot;;VLOOKUP([.A4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0]=&quot;&quot;;&quot;&quot;;VLOOKUP([.A50];[$orcamento.$B$1:.$J$365];5;0))">
            <text:p/>
          </table:table-cell>
          <table:table-cell table:style-name="ce12" table:content-validation-name="val2" table:formula="of:=IF([.A50]=&quot;&quot;;&quot;&quot;;VLOOKUP([.A50];[$orcamento.$B$1:.$J$365];4;0))">
            <text:p/>
          </table:table-cell>
          <table:table-cell table:style-name="ce16" table:content-validation-name="val2" table:formula="of:=IF([.A50]=&quot;&quot;;&quot;&quot;;VLOOKUP([.A50];[$orcamento.$B$1:.$J$365];2;0))">
            <text:p/>
          </table:table-cell>
          <table:table-cell table:content-validation-name="val2" table:formula="of:=IF([.A50]=&quot;&quot;;&quot;&quot;;VLOOKUP([.A5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1]=&quot;&quot;;&quot;&quot;;VLOOKUP([.A51];[$orcamento.$B$1:.$J$365];5;0))">
            <text:p/>
          </table:table-cell>
          <table:table-cell table:style-name="ce12" table:content-validation-name="val2" table:formula="of:=IF([.A51]=&quot;&quot;;&quot;&quot;;VLOOKUP([.A51];[$orcamento.$B$1:.$J$365];4;0))">
            <text:p/>
          </table:table-cell>
          <table:table-cell table:style-name="ce16" table:content-validation-name="val2" table:formula="of:=IF([.A51]=&quot;&quot;;&quot;&quot;;VLOOKUP([.A51];[$orcamento.$B$1:.$J$365];2;0))">
            <text:p/>
          </table:table-cell>
          <table:table-cell table:content-validation-name="val2" table:formula="of:=IF([.A51]=&quot;&quot;;&quot;&quot;;VLOOKUP([.A5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2]=&quot;&quot;;&quot;&quot;;VLOOKUP([.A52];[$orcamento.$B$1:.$J$365];5;0))">
            <text:p/>
          </table:table-cell>
          <table:table-cell table:style-name="ce12" table:content-validation-name="val2" table:formula="of:=IF([.A52]=&quot;&quot;;&quot;&quot;;VLOOKUP([.A52];[$orcamento.$B$1:.$J$365];4;0))">
            <text:p/>
          </table:table-cell>
          <table:table-cell table:style-name="ce16" table:content-validation-name="val2" table:formula="of:=IF([.A52]=&quot;&quot;;&quot;&quot;;VLOOKUP([.A52];[$orcamento.$B$1:.$J$365];2;0))">
            <text:p/>
          </table:table-cell>
          <table:table-cell table:content-validation-name="val2" table:formula="of:=IF([.A52]=&quot;&quot;;&quot;&quot;;VLOOKUP([.A5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3]=&quot;&quot;;&quot;&quot;;VLOOKUP([.A53];[$orcamento.$B$1:.$J$365];5;0))">
            <text:p/>
          </table:table-cell>
          <table:table-cell table:style-name="ce12" table:content-validation-name="val2" table:formula="of:=IF([.A53]=&quot;&quot;;&quot;&quot;;VLOOKUP([.A53];[$orcamento.$B$1:.$J$365];4;0))">
            <text:p/>
          </table:table-cell>
          <table:table-cell table:style-name="ce16" table:content-validation-name="val2" table:formula="of:=IF([.A53]=&quot;&quot;;&quot;&quot;;VLOOKUP([.A53];[$orcamento.$B$1:.$J$365];2;0))">
            <text:p/>
          </table:table-cell>
          <table:table-cell table:content-validation-name="val2" table:formula="of:=IF([.A53]=&quot;&quot;;&quot;&quot;;VLOOKUP([.A5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4]=&quot;&quot;;&quot;&quot;;VLOOKUP([.A54];[$orcamento.$B$1:.$J$365];5;0))">
            <text:p/>
          </table:table-cell>
          <table:table-cell table:style-name="ce12" table:content-validation-name="val2" table:formula="of:=IF([.A54]=&quot;&quot;;&quot;&quot;;VLOOKUP([.A54];[$orcamento.$B$1:.$J$365];4;0))">
            <text:p/>
          </table:table-cell>
          <table:table-cell table:style-name="ce16" table:content-validation-name="val2" table:formula="of:=IF([.A54]=&quot;&quot;;&quot;&quot;;VLOOKUP([.A54];[$orcamento.$B$1:.$J$365];2;0))">
            <text:p/>
          </table:table-cell>
          <table:table-cell table:content-validation-name="val2" table:formula="of:=IF([.A54]=&quot;&quot;;&quot;&quot;;VLOOKUP([.A5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5]=&quot;&quot;;&quot;&quot;;VLOOKUP([.A55];[$orcamento.$B$1:.$J$365];5;0))">
            <text:p/>
          </table:table-cell>
          <table:table-cell table:style-name="ce12" table:content-validation-name="val2" table:formula="of:=IF([.A55]=&quot;&quot;;&quot;&quot;;VLOOKUP([.A55];[$orcamento.$B$1:.$J$365];4;0))">
            <text:p/>
          </table:table-cell>
          <table:table-cell table:style-name="ce16" table:content-validation-name="val2" table:formula="of:=IF([.A55]=&quot;&quot;;&quot;&quot;;VLOOKUP([.A55];[$orcamento.$B$1:.$J$365];2;0))">
            <text:p/>
          </table:table-cell>
          <table:table-cell table:content-validation-name="val2" table:formula="of:=IF([.A55]=&quot;&quot;;&quot;&quot;;VLOOKUP([.A5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6]=&quot;&quot;;&quot;&quot;;VLOOKUP([.A56];[$orcamento.$B$1:.$J$365];5;0))">
            <text:p/>
          </table:table-cell>
          <table:table-cell table:style-name="ce12" table:content-validation-name="val2" table:formula="of:=IF([.A56]=&quot;&quot;;&quot;&quot;;VLOOKUP([.A56];[$orcamento.$B$1:.$J$365];4;0))">
            <text:p/>
          </table:table-cell>
          <table:table-cell table:style-name="ce16" table:content-validation-name="val2" table:formula="of:=IF([.A56]=&quot;&quot;;&quot;&quot;;VLOOKUP([.A56];[$orcamento.$B$1:.$J$365];2;0))">
            <text:p/>
          </table:table-cell>
          <table:table-cell table:content-validation-name="val2" table:formula="of:=IF([.A56]=&quot;&quot;;&quot;&quot;;VLOOKUP([.A5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7]=&quot;&quot;;&quot;&quot;;VLOOKUP([.A57];[$orcamento.$B$1:.$J$365];5;0))">
            <text:p/>
          </table:table-cell>
          <table:table-cell table:style-name="ce12" table:content-validation-name="val2" table:formula="of:=IF([.A57]=&quot;&quot;;&quot;&quot;;VLOOKUP([.A57];[$orcamento.$B$1:.$J$365];4;0))">
            <text:p/>
          </table:table-cell>
          <table:table-cell table:style-name="ce16" table:content-validation-name="val2" table:formula="of:=IF([.A57]=&quot;&quot;;&quot;&quot;;VLOOKUP([.A57];[$orcamento.$B$1:.$J$365];2;0))">
            <text:p/>
          </table:table-cell>
          <table:table-cell table:content-validation-name="val2" table:formula="of:=IF([.A57]=&quot;&quot;;&quot;&quot;;VLOOKUP([.A5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8]=&quot;&quot;;&quot;&quot;;VLOOKUP([.A58];[$orcamento.$B$1:.$J$365];5;0))">
            <text:p/>
          </table:table-cell>
          <table:table-cell table:style-name="ce12" table:content-validation-name="val2" table:formula="of:=IF([.A58]=&quot;&quot;;&quot;&quot;;VLOOKUP([.A58];[$orcamento.$B$1:.$J$365];4;0))">
            <text:p/>
          </table:table-cell>
          <table:table-cell table:style-name="ce16" table:content-validation-name="val2" table:formula="of:=IF([.A58]=&quot;&quot;;&quot;&quot;;VLOOKUP([.A58];[$orcamento.$B$1:.$J$365];2;0))">
            <text:p/>
          </table:table-cell>
          <table:table-cell table:content-validation-name="val2" table:formula="of:=IF([.A58]=&quot;&quot;;&quot;&quot;;VLOOKUP([.A5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59]=&quot;&quot;;&quot;&quot;;VLOOKUP([.A59];[$orcamento.$B$1:.$J$365];5;0))">
            <text:p/>
          </table:table-cell>
          <table:table-cell table:style-name="ce12" table:content-validation-name="val2" table:formula="of:=IF([.A59]=&quot;&quot;;&quot;&quot;;VLOOKUP([.A59];[$orcamento.$B$1:.$J$365];4;0))">
            <text:p/>
          </table:table-cell>
          <table:table-cell table:style-name="ce16" table:content-validation-name="val2" table:formula="of:=IF([.A59]=&quot;&quot;;&quot;&quot;;VLOOKUP([.A59];[$orcamento.$B$1:.$J$365];2;0))">
            <text:p/>
          </table:table-cell>
          <table:table-cell table:content-validation-name="val2" table:formula="of:=IF([.A59]=&quot;&quot;;&quot;&quot;;VLOOKUP([.A5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0]=&quot;&quot;;&quot;&quot;;VLOOKUP([.A60];[$orcamento.$B$1:.$J$365];5;0))">
            <text:p/>
          </table:table-cell>
          <table:table-cell table:style-name="ce12" table:content-validation-name="val2" table:formula="of:=IF([.A60]=&quot;&quot;;&quot;&quot;;VLOOKUP([.A60];[$orcamento.$B$1:.$J$365];4;0))">
            <text:p/>
          </table:table-cell>
          <table:table-cell table:style-name="ce16" table:content-validation-name="val2" table:formula="of:=IF([.A60]=&quot;&quot;;&quot;&quot;;VLOOKUP([.A60];[$orcamento.$B$1:.$J$365];2;0))">
            <text:p/>
          </table:table-cell>
          <table:table-cell table:content-validation-name="val2" table:formula="of:=IF([.A60]=&quot;&quot;;&quot;&quot;;VLOOKUP([.A6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1]=&quot;&quot;;&quot;&quot;;VLOOKUP([.A61];[$orcamento.$B$1:.$J$365];5;0))">
            <text:p/>
          </table:table-cell>
          <table:table-cell table:style-name="ce12" table:content-validation-name="val2" table:formula="of:=IF([.A61]=&quot;&quot;;&quot;&quot;;VLOOKUP([.A61];[$orcamento.$B$1:.$J$365];4;0))">
            <text:p/>
          </table:table-cell>
          <table:table-cell table:style-name="ce16" table:content-validation-name="val2" table:formula="of:=IF([.A61]=&quot;&quot;;&quot;&quot;;VLOOKUP([.A61];[$orcamento.$B$1:.$J$365];2;0))">
            <text:p/>
          </table:table-cell>
          <table:table-cell table:content-validation-name="val2" table:formula="of:=IF([.A61]=&quot;&quot;;&quot;&quot;;VLOOKUP([.A6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2]=&quot;&quot;;&quot;&quot;;VLOOKUP([.A62];[$orcamento.$B$1:.$J$365];5;0))">
            <text:p/>
          </table:table-cell>
          <table:table-cell table:style-name="ce12" table:content-validation-name="val2" table:formula="of:=IF([.A62]=&quot;&quot;;&quot;&quot;;VLOOKUP([.A62];[$orcamento.$B$1:.$J$365];4;0))">
            <text:p/>
          </table:table-cell>
          <table:table-cell table:style-name="ce16" table:content-validation-name="val2" table:formula="of:=IF([.A62]=&quot;&quot;;&quot;&quot;;VLOOKUP([.A62];[$orcamento.$B$1:.$J$365];2;0))">
            <text:p/>
          </table:table-cell>
          <table:table-cell table:content-validation-name="val2" table:formula="of:=IF([.A62]=&quot;&quot;;&quot;&quot;;VLOOKUP([.A6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3]=&quot;&quot;;&quot;&quot;;VLOOKUP([.A63];[$orcamento.$B$1:.$J$365];5;0))">
            <text:p/>
          </table:table-cell>
          <table:table-cell table:style-name="ce12" table:content-validation-name="val2" table:formula="of:=IF([.A63]=&quot;&quot;;&quot;&quot;;VLOOKUP([.A63];[$orcamento.$B$1:.$J$365];4;0))">
            <text:p/>
          </table:table-cell>
          <table:table-cell table:style-name="ce16" table:content-validation-name="val2" table:formula="of:=IF([.A63]=&quot;&quot;;&quot;&quot;;VLOOKUP([.A63];[$orcamento.$B$1:.$J$365];2;0))">
            <text:p/>
          </table:table-cell>
          <table:table-cell table:content-validation-name="val2" table:formula="of:=IF([.A63]=&quot;&quot;;&quot;&quot;;VLOOKUP([.A6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4]=&quot;&quot;;&quot;&quot;;VLOOKUP([.A64];[$orcamento.$B$1:.$J$365];5;0))">
            <text:p/>
          </table:table-cell>
          <table:table-cell table:style-name="ce12" table:content-validation-name="val2" table:formula="of:=IF([.A64]=&quot;&quot;;&quot;&quot;;VLOOKUP([.A64];[$orcamento.$B$1:.$J$365];4;0))">
            <text:p/>
          </table:table-cell>
          <table:table-cell table:style-name="ce16" table:content-validation-name="val2" table:formula="of:=IF([.A64]=&quot;&quot;;&quot;&quot;;VLOOKUP([.A64];[$orcamento.$B$1:.$J$365];2;0))">
            <text:p/>
          </table:table-cell>
          <table:table-cell table:content-validation-name="val2" table:formula="of:=IF([.A64]=&quot;&quot;;&quot;&quot;;VLOOKUP([.A6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5]=&quot;&quot;;&quot;&quot;;VLOOKUP([.A65];[$orcamento.$B$1:.$J$365];5;0))">
            <text:p/>
          </table:table-cell>
          <table:table-cell table:style-name="ce12" table:content-validation-name="val2" table:formula="of:=IF([.A65]=&quot;&quot;;&quot;&quot;;VLOOKUP([.A65];[$orcamento.$B$1:.$J$365];4;0))">
            <text:p/>
          </table:table-cell>
          <table:table-cell table:style-name="ce16" table:content-validation-name="val2" table:formula="of:=IF([.A65]=&quot;&quot;;&quot;&quot;;VLOOKUP([.A65];[$orcamento.$B$1:.$J$365];2;0))">
            <text:p/>
          </table:table-cell>
          <table:table-cell table:content-validation-name="val2" table:formula="of:=IF([.A65]=&quot;&quot;;&quot;&quot;;VLOOKUP([.A6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6]=&quot;&quot;;&quot;&quot;;VLOOKUP([.A66];[$orcamento.$B$1:.$J$365];5;0))">
            <text:p/>
          </table:table-cell>
          <table:table-cell table:style-name="ce12" table:content-validation-name="val2" table:formula="of:=IF([.A66]=&quot;&quot;;&quot;&quot;;VLOOKUP([.A66];[$orcamento.$B$1:.$J$365];4;0))">
            <text:p/>
          </table:table-cell>
          <table:table-cell table:style-name="ce16" table:content-validation-name="val2" table:formula="of:=IF([.A66]=&quot;&quot;;&quot;&quot;;VLOOKUP([.A66];[$orcamento.$B$1:.$J$365];2;0))">
            <text:p/>
          </table:table-cell>
          <table:table-cell table:content-validation-name="val2" table:formula="of:=IF([.A66]=&quot;&quot;;&quot;&quot;;VLOOKUP([.A6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7]=&quot;&quot;;&quot;&quot;;VLOOKUP([.A67];[$orcamento.$B$1:.$J$365];5;0))">
            <text:p/>
          </table:table-cell>
          <table:table-cell table:style-name="ce12" table:content-validation-name="val2" table:formula="of:=IF([.A67]=&quot;&quot;;&quot;&quot;;VLOOKUP([.A67];[$orcamento.$B$1:.$J$365];4;0))">
            <text:p/>
          </table:table-cell>
          <table:table-cell table:style-name="ce16" table:content-validation-name="val2" table:formula="of:=IF([.A67]=&quot;&quot;;&quot;&quot;;VLOOKUP([.A67];[$orcamento.$B$1:.$J$365];2;0))">
            <text:p/>
          </table:table-cell>
          <table:table-cell table:content-validation-name="val2" table:formula="of:=IF([.A67]=&quot;&quot;;&quot;&quot;;VLOOKUP([.A6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8]=&quot;&quot;;&quot;&quot;;VLOOKUP([.A68];[$orcamento.$B$1:.$J$365];5;0))">
            <text:p/>
          </table:table-cell>
          <table:table-cell table:style-name="ce12" table:content-validation-name="val2" table:formula="of:=IF([.A68]=&quot;&quot;;&quot;&quot;;VLOOKUP([.A68];[$orcamento.$B$1:.$J$365];4;0))">
            <text:p/>
          </table:table-cell>
          <table:table-cell table:style-name="ce16" table:content-validation-name="val2" table:formula="of:=IF([.A68]=&quot;&quot;;&quot;&quot;;VLOOKUP([.A68];[$orcamento.$B$1:.$J$365];2;0))">
            <text:p/>
          </table:table-cell>
          <table:table-cell table:content-validation-name="val2" table:formula="of:=IF([.A68]=&quot;&quot;;&quot;&quot;;VLOOKUP([.A6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69]=&quot;&quot;;&quot;&quot;;VLOOKUP([.A69];[$orcamento.$B$1:.$J$365];5;0))">
            <text:p/>
          </table:table-cell>
          <table:table-cell table:style-name="ce12" table:content-validation-name="val2" table:formula="of:=IF([.A69]=&quot;&quot;;&quot;&quot;;VLOOKUP([.A69];[$orcamento.$B$1:.$J$365];4;0))">
            <text:p/>
          </table:table-cell>
          <table:table-cell table:style-name="ce16" table:content-validation-name="val2" table:formula="of:=IF([.A69]=&quot;&quot;;&quot;&quot;;VLOOKUP([.A69];[$orcamento.$B$1:.$J$365];2;0))">
            <text:p/>
          </table:table-cell>
          <table:table-cell table:content-validation-name="val2" table:formula="of:=IF([.A69]=&quot;&quot;;&quot;&quot;;VLOOKUP([.A6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0]=&quot;&quot;;&quot;&quot;;VLOOKUP([.A70];[$orcamento.$B$1:.$J$365];5;0))">
            <text:p/>
          </table:table-cell>
          <table:table-cell table:style-name="ce12" table:content-validation-name="val2" table:formula="of:=IF([.A70]=&quot;&quot;;&quot;&quot;;VLOOKUP([.A70];[$orcamento.$B$1:.$J$365];4;0))">
            <text:p/>
          </table:table-cell>
          <table:table-cell table:style-name="ce16" table:content-validation-name="val2" table:formula="of:=IF([.A70]=&quot;&quot;;&quot;&quot;;VLOOKUP([.A70];[$orcamento.$B$1:.$J$365];2;0))">
            <text:p/>
          </table:table-cell>
          <table:table-cell table:content-validation-name="val2" table:formula="of:=IF([.A70]=&quot;&quot;;&quot;&quot;;VLOOKUP([.A7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1]=&quot;&quot;;&quot;&quot;;VLOOKUP([.A71];[$orcamento.$B$1:.$J$365];5;0))">
            <text:p/>
          </table:table-cell>
          <table:table-cell table:style-name="ce12" table:content-validation-name="val2" table:formula="of:=IF([.A71]=&quot;&quot;;&quot;&quot;;VLOOKUP([.A71];[$orcamento.$B$1:.$J$365];4;0))">
            <text:p/>
          </table:table-cell>
          <table:table-cell table:style-name="ce16" table:content-validation-name="val2" table:formula="of:=IF([.A71]=&quot;&quot;;&quot;&quot;;VLOOKUP([.A71];[$orcamento.$B$1:.$J$365];2;0))">
            <text:p/>
          </table:table-cell>
          <table:table-cell table:content-validation-name="val2" table:formula="of:=IF([.A71]=&quot;&quot;;&quot;&quot;;VLOOKUP([.A7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2]=&quot;&quot;;&quot;&quot;;VLOOKUP([.A72];[$orcamento.$B$1:.$J$365];5;0))">
            <text:p/>
          </table:table-cell>
          <table:table-cell table:style-name="ce12" table:content-validation-name="val2" table:formula="of:=IF([.A72]=&quot;&quot;;&quot;&quot;;VLOOKUP([.A72];[$orcamento.$B$1:.$J$365];4;0))">
            <text:p/>
          </table:table-cell>
          <table:table-cell table:style-name="ce16" table:content-validation-name="val2" table:formula="of:=IF([.A72]=&quot;&quot;;&quot;&quot;;VLOOKUP([.A72];[$orcamento.$B$1:.$J$365];2;0))">
            <text:p/>
          </table:table-cell>
          <table:table-cell table:content-validation-name="val2" table:formula="of:=IF([.A72]=&quot;&quot;;&quot;&quot;;VLOOKUP([.A7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3]=&quot;&quot;;&quot;&quot;;VLOOKUP([.A73];[$orcamento.$B$1:.$J$365];5;0))">
            <text:p/>
          </table:table-cell>
          <table:table-cell table:style-name="ce12" table:content-validation-name="val2" table:formula="of:=IF([.A73]=&quot;&quot;;&quot;&quot;;VLOOKUP([.A73];[$orcamento.$B$1:.$J$365];4;0))">
            <text:p/>
          </table:table-cell>
          <table:table-cell table:style-name="ce16" table:content-validation-name="val2" table:formula="of:=IF([.A73]=&quot;&quot;;&quot;&quot;;VLOOKUP([.A73];[$orcamento.$B$1:.$J$365];2;0))">
            <text:p/>
          </table:table-cell>
          <table:table-cell table:content-validation-name="val2" table:formula="of:=IF([.A73]=&quot;&quot;;&quot;&quot;;VLOOKUP([.A7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4]=&quot;&quot;;&quot;&quot;;VLOOKUP([.A74];[$orcamento.$B$1:.$J$365];5;0))">
            <text:p/>
          </table:table-cell>
          <table:table-cell table:style-name="ce12" table:content-validation-name="val2" table:formula="of:=IF([.A74]=&quot;&quot;;&quot;&quot;;VLOOKUP([.A74];[$orcamento.$B$1:.$J$365];4;0))">
            <text:p/>
          </table:table-cell>
          <table:table-cell table:style-name="ce16" table:content-validation-name="val2" table:formula="of:=IF([.A74]=&quot;&quot;;&quot;&quot;;VLOOKUP([.A74];[$orcamento.$B$1:.$J$365];2;0))">
            <text:p/>
          </table:table-cell>
          <table:table-cell table:content-validation-name="val2" table:formula="of:=IF([.A74]=&quot;&quot;;&quot;&quot;;VLOOKUP([.A7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5]=&quot;&quot;;&quot;&quot;;VLOOKUP([.A75];[$orcamento.$B$1:.$J$365];5;0))">
            <text:p/>
          </table:table-cell>
          <table:table-cell table:style-name="ce12" table:content-validation-name="val2" table:formula="of:=IF([.A75]=&quot;&quot;;&quot;&quot;;VLOOKUP([.A75];[$orcamento.$B$1:.$J$365];4;0))">
            <text:p/>
          </table:table-cell>
          <table:table-cell table:style-name="ce16" table:content-validation-name="val2" table:formula="of:=IF([.A75]=&quot;&quot;;&quot;&quot;;VLOOKUP([.A75];[$orcamento.$B$1:.$J$365];2;0))">
            <text:p/>
          </table:table-cell>
          <table:table-cell table:content-validation-name="val2" table:formula="of:=IF([.A75]=&quot;&quot;;&quot;&quot;;VLOOKUP([.A7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6]=&quot;&quot;;&quot;&quot;;VLOOKUP([.A76];[$orcamento.$B$1:.$J$365];5;0))">
            <text:p/>
          </table:table-cell>
          <table:table-cell table:style-name="ce12" table:content-validation-name="val2" table:formula="of:=IF([.A76]=&quot;&quot;;&quot;&quot;;VLOOKUP([.A76];[$orcamento.$B$1:.$J$365];4;0))">
            <text:p/>
          </table:table-cell>
          <table:table-cell table:style-name="ce16" table:content-validation-name="val2" table:formula="of:=IF([.A76]=&quot;&quot;;&quot;&quot;;VLOOKUP([.A76];[$orcamento.$B$1:.$J$365];2;0))">
            <text:p/>
          </table:table-cell>
          <table:table-cell table:content-validation-name="val2" table:formula="of:=IF([.A76]=&quot;&quot;;&quot;&quot;;VLOOKUP([.A7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7]=&quot;&quot;;&quot;&quot;;VLOOKUP([.A77];[$orcamento.$B$1:.$J$365];5;0))">
            <text:p/>
          </table:table-cell>
          <table:table-cell table:style-name="ce12" table:content-validation-name="val2" table:formula="of:=IF([.A77]=&quot;&quot;;&quot;&quot;;VLOOKUP([.A77];[$orcamento.$B$1:.$J$365];4;0))">
            <text:p/>
          </table:table-cell>
          <table:table-cell table:style-name="ce16" table:content-validation-name="val2" table:formula="of:=IF([.A77]=&quot;&quot;;&quot;&quot;;VLOOKUP([.A77];[$orcamento.$B$1:.$J$365];2;0))">
            <text:p/>
          </table:table-cell>
          <table:table-cell table:content-validation-name="val2" table:formula="of:=IF([.A77]=&quot;&quot;;&quot;&quot;;VLOOKUP([.A7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8]=&quot;&quot;;&quot;&quot;;VLOOKUP([.A78];[$orcamento.$B$1:.$J$365];5;0))">
            <text:p/>
          </table:table-cell>
          <table:table-cell table:style-name="ce12" table:content-validation-name="val2" table:formula="of:=IF([.A78]=&quot;&quot;;&quot;&quot;;VLOOKUP([.A78];[$orcamento.$B$1:.$J$365];4;0))">
            <text:p/>
          </table:table-cell>
          <table:table-cell table:style-name="ce16" table:content-validation-name="val2" table:formula="of:=IF([.A78]=&quot;&quot;;&quot;&quot;;VLOOKUP([.A78];[$orcamento.$B$1:.$J$365];2;0))">
            <text:p/>
          </table:table-cell>
          <table:table-cell table:content-validation-name="val2" table:formula="of:=IF([.A78]=&quot;&quot;;&quot;&quot;;VLOOKUP([.A7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79]=&quot;&quot;;&quot;&quot;;VLOOKUP([.A79];[$orcamento.$B$1:.$J$365];5;0))">
            <text:p/>
          </table:table-cell>
          <table:table-cell table:style-name="ce12" table:content-validation-name="val2" table:formula="of:=IF([.A79]=&quot;&quot;;&quot;&quot;;VLOOKUP([.A79];[$orcamento.$B$1:.$J$365];4;0))">
            <text:p/>
          </table:table-cell>
          <table:table-cell table:style-name="ce16" table:content-validation-name="val2" table:formula="of:=IF([.A79]=&quot;&quot;;&quot;&quot;;VLOOKUP([.A79];[$orcamento.$B$1:.$J$365];2;0))">
            <text:p/>
          </table:table-cell>
          <table:table-cell table:content-validation-name="val2" table:formula="of:=IF([.A79]=&quot;&quot;;&quot;&quot;;VLOOKUP([.A7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0]=&quot;&quot;;&quot;&quot;;VLOOKUP([.A80];[$orcamento.$B$1:.$J$365];5;0))">
            <text:p/>
          </table:table-cell>
          <table:table-cell table:style-name="ce12" table:content-validation-name="val2" table:formula="of:=IF([.A80]=&quot;&quot;;&quot;&quot;;VLOOKUP([.A80];[$orcamento.$B$1:.$J$365];4;0))">
            <text:p/>
          </table:table-cell>
          <table:table-cell table:style-name="ce16" table:content-validation-name="val2" table:formula="of:=IF([.A80]=&quot;&quot;;&quot;&quot;;VLOOKUP([.A80];[$orcamento.$B$1:.$J$365];2;0))">
            <text:p/>
          </table:table-cell>
          <table:table-cell table:content-validation-name="val2" table:formula="of:=IF([.A80]=&quot;&quot;;&quot;&quot;;VLOOKUP([.A8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1]=&quot;&quot;;&quot;&quot;;VLOOKUP([.A81];[$orcamento.$B$1:.$J$365];5;0))">
            <text:p/>
          </table:table-cell>
          <table:table-cell table:style-name="ce12" table:content-validation-name="val2" table:formula="of:=IF([.A81]=&quot;&quot;;&quot;&quot;;VLOOKUP([.A81];[$orcamento.$B$1:.$J$365];4;0))">
            <text:p/>
          </table:table-cell>
          <table:table-cell table:style-name="ce16" table:content-validation-name="val2" table:formula="of:=IF([.A81]=&quot;&quot;;&quot;&quot;;VLOOKUP([.A81];[$orcamento.$B$1:.$J$365];2;0))">
            <text:p/>
          </table:table-cell>
          <table:table-cell table:content-validation-name="val2" table:formula="of:=IF([.A81]=&quot;&quot;;&quot;&quot;;VLOOKUP([.A8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2]=&quot;&quot;;&quot;&quot;;VLOOKUP([.A82];[$orcamento.$B$1:.$J$365];5;0))">
            <text:p/>
          </table:table-cell>
          <table:table-cell table:style-name="ce12" table:content-validation-name="val2" table:formula="of:=IF([.A82]=&quot;&quot;;&quot;&quot;;VLOOKUP([.A82];[$orcamento.$B$1:.$J$365];4;0))">
            <text:p/>
          </table:table-cell>
          <table:table-cell table:style-name="ce16" table:content-validation-name="val2" table:formula="of:=IF([.A82]=&quot;&quot;;&quot;&quot;;VLOOKUP([.A82];[$orcamento.$B$1:.$J$365];2;0))">
            <text:p/>
          </table:table-cell>
          <table:table-cell table:content-validation-name="val2" table:formula="of:=IF([.A82]=&quot;&quot;;&quot;&quot;;VLOOKUP([.A8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3]=&quot;&quot;;&quot;&quot;;VLOOKUP([.A83];[$orcamento.$B$1:.$J$365];5;0))">
            <text:p/>
          </table:table-cell>
          <table:table-cell table:style-name="ce12" table:content-validation-name="val2" table:formula="of:=IF([.A83]=&quot;&quot;;&quot;&quot;;VLOOKUP([.A83];[$orcamento.$B$1:.$J$365];4;0))">
            <text:p/>
          </table:table-cell>
          <table:table-cell table:style-name="ce16" table:content-validation-name="val2" table:formula="of:=IF([.A83]=&quot;&quot;;&quot;&quot;;VLOOKUP([.A83];[$orcamento.$B$1:.$J$365];2;0))">
            <text:p/>
          </table:table-cell>
          <table:table-cell table:content-validation-name="val2" table:formula="of:=IF([.A83]=&quot;&quot;;&quot;&quot;;VLOOKUP([.A8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4]=&quot;&quot;;&quot;&quot;;VLOOKUP([.A84];[$orcamento.$B$1:.$J$365];5;0))">
            <text:p/>
          </table:table-cell>
          <table:table-cell table:style-name="ce12" table:content-validation-name="val2" table:formula="of:=IF([.A84]=&quot;&quot;;&quot;&quot;;VLOOKUP([.A84];[$orcamento.$B$1:.$J$365];4;0))">
            <text:p/>
          </table:table-cell>
          <table:table-cell table:style-name="ce16" table:content-validation-name="val2" table:formula="of:=IF([.A84]=&quot;&quot;;&quot;&quot;;VLOOKUP([.A84];[$orcamento.$B$1:.$J$365];2;0))">
            <text:p/>
          </table:table-cell>
          <table:table-cell table:content-validation-name="val2" table:formula="of:=IF([.A84]=&quot;&quot;;&quot;&quot;;VLOOKUP([.A8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5]=&quot;&quot;;&quot;&quot;;VLOOKUP([.A85];[$orcamento.$B$1:.$J$365];5;0))">
            <text:p/>
          </table:table-cell>
          <table:table-cell table:style-name="ce12" table:content-validation-name="val2" table:formula="of:=IF([.A85]=&quot;&quot;;&quot;&quot;;VLOOKUP([.A85];[$orcamento.$B$1:.$J$365];4;0))">
            <text:p/>
          </table:table-cell>
          <table:table-cell table:style-name="ce16" table:content-validation-name="val2" table:formula="of:=IF([.A85]=&quot;&quot;;&quot;&quot;;VLOOKUP([.A85];[$orcamento.$B$1:.$J$365];2;0))">
            <text:p/>
          </table:table-cell>
          <table:table-cell table:content-validation-name="val2" table:formula="of:=IF([.A85]=&quot;&quot;;&quot;&quot;;VLOOKUP([.A8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6]=&quot;&quot;;&quot;&quot;;VLOOKUP([.A86];[$orcamento.$B$1:.$J$365];5;0))">
            <text:p/>
          </table:table-cell>
          <table:table-cell table:style-name="ce12" table:content-validation-name="val2" table:formula="of:=IF([.A86]=&quot;&quot;;&quot;&quot;;VLOOKUP([.A86];[$orcamento.$B$1:.$J$365];4;0))">
            <text:p/>
          </table:table-cell>
          <table:table-cell table:style-name="ce16" table:content-validation-name="val2" table:formula="of:=IF([.A86]=&quot;&quot;;&quot;&quot;;VLOOKUP([.A86];[$orcamento.$B$1:.$J$365];2;0))">
            <text:p/>
          </table:table-cell>
          <table:table-cell table:content-validation-name="val2" table:formula="of:=IF([.A86]=&quot;&quot;;&quot;&quot;;VLOOKUP([.A8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7]=&quot;&quot;;&quot;&quot;;VLOOKUP([.A87];[$orcamento.$B$1:.$J$365];5;0))">
            <text:p/>
          </table:table-cell>
          <table:table-cell table:style-name="ce12" table:content-validation-name="val2" table:formula="of:=IF([.A87]=&quot;&quot;;&quot;&quot;;VLOOKUP([.A87];[$orcamento.$B$1:.$J$365];4;0))">
            <text:p/>
          </table:table-cell>
          <table:table-cell table:style-name="ce16" table:content-validation-name="val2" table:formula="of:=IF([.A87]=&quot;&quot;;&quot;&quot;;VLOOKUP([.A87];[$orcamento.$B$1:.$J$365];2;0))">
            <text:p/>
          </table:table-cell>
          <table:table-cell table:content-validation-name="val2" table:formula="of:=IF([.A87]=&quot;&quot;;&quot;&quot;;VLOOKUP([.A8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8]=&quot;&quot;;&quot;&quot;;VLOOKUP([.A88];[$orcamento.$B$1:.$J$365];5;0))">
            <text:p/>
          </table:table-cell>
          <table:table-cell table:style-name="ce12" table:content-validation-name="val2" table:formula="of:=IF([.A88]=&quot;&quot;;&quot;&quot;;VLOOKUP([.A88];[$orcamento.$B$1:.$J$365];4;0))">
            <text:p/>
          </table:table-cell>
          <table:table-cell table:style-name="ce16" table:content-validation-name="val2" table:formula="of:=IF([.A88]=&quot;&quot;;&quot;&quot;;VLOOKUP([.A88];[$orcamento.$B$1:.$J$365];2;0))">
            <text:p/>
          </table:table-cell>
          <table:table-cell table:content-validation-name="val2" table:formula="of:=IF([.A88]=&quot;&quot;;&quot;&quot;;VLOOKUP([.A8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89]=&quot;&quot;;&quot;&quot;;VLOOKUP([.A89];[$orcamento.$B$1:.$J$365];5;0))">
            <text:p/>
          </table:table-cell>
          <table:table-cell table:style-name="ce12" table:content-validation-name="val2" table:formula="of:=IF([.A89]=&quot;&quot;;&quot;&quot;;VLOOKUP([.A89];[$orcamento.$B$1:.$J$365];4;0))">
            <text:p/>
          </table:table-cell>
          <table:table-cell table:style-name="ce16" table:content-validation-name="val2" table:formula="of:=IF([.A89]=&quot;&quot;;&quot;&quot;;VLOOKUP([.A89];[$orcamento.$B$1:.$J$365];2;0))">
            <text:p/>
          </table:table-cell>
          <table:table-cell table:content-validation-name="val2" table:formula="of:=IF([.A89]=&quot;&quot;;&quot;&quot;;VLOOKUP([.A8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0]=&quot;&quot;;&quot;&quot;;VLOOKUP([.A90];[$orcamento.$B$1:.$J$365];5;0))">
            <text:p/>
          </table:table-cell>
          <table:table-cell table:style-name="ce12" table:content-validation-name="val2" table:formula="of:=IF([.A90]=&quot;&quot;;&quot;&quot;;VLOOKUP([.A90];[$orcamento.$B$1:.$J$365];4;0))">
            <text:p/>
          </table:table-cell>
          <table:table-cell table:style-name="ce16" table:content-validation-name="val2" table:formula="of:=IF([.A90]=&quot;&quot;;&quot;&quot;;VLOOKUP([.A90];[$orcamento.$B$1:.$J$365];2;0))">
            <text:p/>
          </table:table-cell>
          <table:table-cell table:content-validation-name="val2" table:formula="of:=IF([.A90]=&quot;&quot;;&quot;&quot;;VLOOKUP([.A9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1]=&quot;&quot;;&quot;&quot;;VLOOKUP([.A91];[$orcamento.$B$1:.$J$365];5;0))">
            <text:p/>
          </table:table-cell>
          <table:table-cell table:style-name="ce12" table:content-validation-name="val2" table:formula="of:=IF([.A91]=&quot;&quot;;&quot;&quot;;VLOOKUP([.A91];[$orcamento.$B$1:.$J$365];4;0))">
            <text:p/>
          </table:table-cell>
          <table:table-cell table:style-name="ce16" table:content-validation-name="val2" table:formula="of:=IF([.A91]=&quot;&quot;;&quot;&quot;;VLOOKUP([.A91];[$orcamento.$B$1:.$J$365];2;0))">
            <text:p/>
          </table:table-cell>
          <table:table-cell table:content-validation-name="val2" table:formula="of:=IF([.A91]=&quot;&quot;;&quot;&quot;;VLOOKUP([.A9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2]=&quot;&quot;;&quot;&quot;;VLOOKUP([.A92];[$orcamento.$B$1:.$J$365];5;0))">
            <text:p/>
          </table:table-cell>
          <table:table-cell table:style-name="ce12" table:content-validation-name="val2" table:formula="of:=IF([.A92]=&quot;&quot;;&quot;&quot;;VLOOKUP([.A92];[$orcamento.$B$1:.$J$365];4;0))">
            <text:p/>
          </table:table-cell>
          <table:table-cell table:style-name="ce16" table:content-validation-name="val2" table:formula="of:=IF([.A92]=&quot;&quot;;&quot;&quot;;VLOOKUP([.A92];[$orcamento.$B$1:.$J$365];2;0))">
            <text:p/>
          </table:table-cell>
          <table:table-cell table:content-validation-name="val2" table:formula="of:=IF([.A92]=&quot;&quot;;&quot;&quot;;VLOOKUP([.A9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3]=&quot;&quot;;&quot;&quot;;VLOOKUP([.A93];[$orcamento.$B$1:.$J$365];5;0))">
            <text:p/>
          </table:table-cell>
          <table:table-cell table:style-name="ce12" table:content-validation-name="val2" table:formula="of:=IF([.A93]=&quot;&quot;;&quot;&quot;;VLOOKUP([.A93];[$orcamento.$B$1:.$J$365];4;0))">
            <text:p/>
          </table:table-cell>
          <table:table-cell table:style-name="ce16" table:content-validation-name="val2" table:formula="of:=IF([.A93]=&quot;&quot;;&quot;&quot;;VLOOKUP([.A93];[$orcamento.$B$1:.$J$365];2;0))">
            <text:p/>
          </table:table-cell>
          <table:table-cell table:content-validation-name="val2" table:formula="of:=IF([.A93]=&quot;&quot;;&quot;&quot;;VLOOKUP([.A9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4]=&quot;&quot;;&quot;&quot;;VLOOKUP([.A94];[$orcamento.$B$1:.$J$365];5;0))">
            <text:p/>
          </table:table-cell>
          <table:table-cell table:style-name="ce12" table:content-validation-name="val2" table:formula="of:=IF([.A94]=&quot;&quot;;&quot;&quot;;VLOOKUP([.A94];[$orcamento.$B$1:.$J$365];4;0))">
            <text:p/>
          </table:table-cell>
          <table:table-cell table:style-name="ce16" table:content-validation-name="val2" table:formula="of:=IF([.A94]=&quot;&quot;;&quot;&quot;;VLOOKUP([.A94];[$orcamento.$B$1:.$J$365];2;0))">
            <text:p/>
          </table:table-cell>
          <table:table-cell table:content-validation-name="val2" table:formula="of:=IF([.A94]=&quot;&quot;;&quot;&quot;;VLOOKUP([.A9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5]=&quot;&quot;;&quot;&quot;;VLOOKUP([.A95];[$orcamento.$B$1:.$J$365];5;0))">
            <text:p/>
          </table:table-cell>
          <table:table-cell table:style-name="ce12" table:content-validation-name="val2" table:formula="of:=IF([.A95]=&quot;&quot;;&quot;&quot;;VLOOKUP([.A95];[$orcamento.$B$1:.$J$365];4;0))">
            <text:p/>
          </table:table-cell>
          <table:table-cell table:style-name="ce16" table:content-validation-name="val2" table:formula="of:=IF([.A95]=&quot;&quot;;&quot;&quot;;VLOOKUP([.A95];[$orcamento.$B$1:.$J$365];2;0))">
            <text:p/>
          </table:table-cell>
          <table:table-cell table:content-validation-name="val2" table:formula="of:=IF([.A95]=&quot;&quot;;&quot;&quot;;VLOOKUP([.A9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6]=&quot;&quot;;&quot;&quot;;VLOOKUP([.A96];[$orcamento.$B$1:.$J$365];5;0))">
            <text:p/>
          </table:table-cell>
          <table:table-cell table:style-name="ce12" table:content-validation-name="val2" table:formula="of:=IF([.A96]=&quot;&quot;;&quot;&quot;;VLOOKUP([.A96];[$orcamento.$B$1:.$J$365];4;0))">
            <text:p/>
          </table:table-cell>
          <table:table-cell table:style-name="ce16" table:content-validation-name="val2" table:formula="of:=IF([.A96]=&quot;&quot;;&quot;&quot;;VLOOKUP([.A96];[$orcamento.$B$1:.$J$365];2;0))">
            <text:p/>
          </table:table-cell>
          <table:table-cell table:content-validation-name="val2" table:formula="of:=IF([.A96]=&quot;&quot;;&quot;&quot;;VLOOKUP([.A9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7]=&quot;&quot;;&quot;&quot;;VLOOKUP([.A97];[$orcamento.$B$1:.$J$365];5;0))">
            <text:p/>
          </table:table-cell>
          <table:table-cell table:style-name="ce12" table:content-validation-name="val2" table:formula="of:=IF([.A97]=&quot;&quot;;&quot;&quot;;VLOOKUP([.A97];[$orcamento.$B$1:.$J$365];4;0))">
            <text:p/>
          </table:table-cell>
          <table:table-cell table:style-name="ce16" table:content-validation-name="val2" table:formula="of:=IF([.A97]=&quot;&quot;;&quot;&quot;;VLOOKUP([.A97];[$orcamento.$B$1:.$J$365];2;0))">
            <text:p/>
          </table:table-cell>
          <table:table-cell table:content-validation-name="val2" table:formula="of:=IF([.A97]=&quot;&quot;;&quot;&quot;;VLOOKUP([.A9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8]=&quot;&quot;;&quot;&quot;;VLOOKUP([.A98];[$orcamento.$B$1:.$J$365];5;0))">
            <text:p/>
          </table:table-cell>
          <table:table-cell table:style-name="ce12" table:content-validation-name="val2" table:formula="of:=IF([.A98]=&quot;&quot;;&quot;&quot;;VLOOKUP([.A98];[$orcamento.$B$1:.$J$365];4;0))">
            <text:p/>
          </table:table-cell>
          <table:table-cell table:style-name="ce16" table:content-validation-name="val2" table:formula="of:=IF([.A98]=&quot;&quot;;&quot;&quot;;VLOOKUP([.A98];[$orcamento.$B$1:.$J$365];2;0))">
            <text:p/>
          </table:table-cell>
          <table:table-cell table:content-validation-name="val2" table:formula="of:=IF([.A98]=&quot;&quot;;&quot;&quot;;VLOOKUP([.A9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99]=&quot;&quot;;&quot;&quot;;VLOOKUP([.A99];[$orcamento.$B$1:.$J$365];5;0))">
            <text:p/>
          </table:table-cell>
          <table:table-cell table:style-name="ce12" table:content-validation-name="val2" table:formula="of:=IF([.A99]=&quot;&quot;;&quot;&quot;;VLOOKUP([.A99];[$orcamento.$B$1:.$J$365];4;0))">
            <text:p/>
          </table:table-cell>
          <table:table-cell table:style-name="ce16" table:content-validation-name="val2" table:formula="of:=IF([.A99]=&quot;&quot;;&quot;&quot;;VLOOKUP([.A99];[$orcamento.$B$1:.$J$365];2;0))">
            <text:p/>
          </table:table-cell>
          <table:table-cell table:content-validation-name="val2" table:formula="of:=IF([.A99]=&quot;&quot;;&quot;&quot;;VLOOKUP([.A9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0]=&quot;&quot;;&quot;&quot;;VLOOKUP([.A100];[$orcamento.$B$1:.$J$365];5;0))">
            <text:p/>
          </table:table-cell>
          <table:table-cell table:style-name="ce12" table:content-validation-name="val2" table:formula="of:=IF([.A100]=&quot;&quot;;&quot;&quot;;VLOOKUP([.A100];[$orcamento.$B$1:.$J$365];4;0))">
            <text:p/>
          </table:table-cell>
          <table:table-cell table:style-name="ce16" table:content-validation-name="val2" table:formula="of:=IF([.A100]=&quot;&quot;;&quot;&quot;;VLOOKUP([.A100];[$orcamento.$B$1:.$J$365];2;0))">
            <text:p/>
          </table:table-cell>
          <table:table-cell table:content-validation-name="val2" table:formula="of:=IF([.A100]=&quot;&quot;;&quot;&quot;;VLOOKUP([.A10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1]=&quot;&quot;;&quot;&quot;;VLOOKUP([.A101];[$orcamento.$B$1:.$J$365];5;0))">
            <text:p/>
          </table:table-cell>
          <table:table-cell table:style-name="ce12" table:content-validation-name="val2" table:formula="of:=IF([.A101]=&quot;&quot;;&quot;&quot;;VLOOKUP([.A101];[$orcamento.$B$1:.$J$365];4;0))">
            <text:p/>
          </table:table-cell>
          <table:table-cell table:style-name="ce16" table:content-validation-name="val2" table:formula="of:=IF([.A101]=&quot;&quot;;&quot;&quot;;VLOOKUP([.A101];[$orcamento.$B$1:.$J$365];2;0))">
            <text:p/>
          </table:table-cell>
          <table:table-cell table:content-validation-name="val2" table:formula="of:=IF([.A101]=&quot;&quot;;&quot;&quot;;VLOOKUP([.A10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2]=&quot;&quot;;&quot;&quot;;VLOOKUP([.A102];[$orcamento.$B$1:.$J$365];5;0))">
            <text:p/>
          </table:table-cell>
          <table:table-cell table:style-name="ce12" table:content-validation-name="val2" table:formula="of:=IF([.A102]=&quot;&quot;;&quot;&quot;;VLOOKUP([.A102];[$orcamento.$B$1:.$J$365];4;0))">
            <text:p/>
          </table:table-cell>
          <table:table-cell table:style-name="ce16" table:content-validation-name="val2" table:formula="of:=IF([.A102]=&quot;&quot;;&quot;&quot;;VLOOKUP([.A102];[$orcamento.$B$1:.$J$365];2;0))">
            <text:p/>
          </table:table-cell>
          <table:table-cell table:content-validation-name="val2" table:formula="of:=IF([.A102]=&quot;&quot;;&quot;&quot;;VLOOKUP([.A10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3]=&quot;&quot;;&quot;&quot;;VLOOKUP([.A103];[$orcamento.$B$1:.$J$365];5;0))">
            <text:p/>
          </table:table-cell>
          <table:table-cell table:style-name="ce12" table:content-validation-name="val2" table:formula="of:=IF([.A103]=&quot;&quot;;&quot;&quot;;VLOOKUP([.A103];[$orcamento.$B$1:.$J$365];4;0))">
            <text:p/>
          </table:table-cell>
          <table:table-cell table:style-name="ce16" table:content-validation-name="val2" table:formula="of:=IF([.A103]=&quot;&quot;;&quot;&quot;;VLOOKUP([.A103];[$orcamento.$B$1:.$J$365];2;0))">
            <text:p/>
          </table:table-cell>
          <table:table-cell table:content-validation-name="val2" table:formula="of:=IF([.A103]=&quot;&quot;;&quot;&quot;;VLOOKUP([.A10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4]=&quot;&quot;;&quot;&quot;;VLOOKUP([.A104];[$orcamento.$B$1:.$J$365];5;0))">
            <text:p/>
          </table:table-cell>
          <table:table-cell table:style-name="ce12" table:content-validation-name="val2" table:formula="of:=IF([.A104]=&quot;&quot;;&quot;&quot;;VLOOKUP([.A104];[$orcamento.$B$1:.$J$365];4;0))">
            <text:p/>
          </table:table-cell>
          <table:table-cell table:style-name="ce16" table:content-validation-name="val2" table:formula="of:=IF([.A104]=&quot;&quot;;&quot;&quot;;VLOOKUP([.A104];[$orcamento.$B$1:.$J$365];2;0))">
            <text:p/>
          </table:table-cell>
          <table:table-cell table:content-validation-name="val2" table:formula="of:=IF([.A104]=&quot;&quot;;&quot;&quot;;VLOOKUP([.A10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5]=&quot;&quot;;&quot;&quot;;VLOOKUP([.A105];[$orcamento.$B$1:.$J$365];5;0))">
            <text:p/>
          </table:table-cell>
          <table:table-cell table:style-name="ce12" table:content-validation-name="val2" table:formula="of:=IF([.A105]=&quot;&quot;;&quot;&quot;;VLOOKUP([.A105];[$orcamento.$B$1:.$J$365];4;0))">
            <text:p/>
          </table:table-cell>
          <table:table-cell table:style-name="ce16" table:content-validation-name="val2" table:formula="of:=IF([.A105]=&quot;&quot;;&quot;&quot;;VLOOKUP([.A105];[$orcamento.$B$1:.$J$365];2;0))">
            <text:p/>
          </table:table-cell>
          <table:table-cell table:content-validation-name="val2" table:formula="of:=IF([.A105]=&quot;&quot;;&quot;&quot;;VLOOKUP([.A10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6]=&quot;&quot;;&quot;&quot;;VLOOKUP([.A106];[$orcamento.$B$1:.$J$365];5;0))">
            <text:p/>
          </table:table-cell>
          <table:table-cell table:style-name="ce12" table:content-validation-name="val2" table:formula="of:=IF([.A106]=&quot;&quot;;&quot;&quot;;VLOOKUP([.A106];[$orcamento.$B$1:.$J$365];4;0))">
            <text:p/>
          </table:table-cell>
          <table:table-cell table:style-name="ce16" table:content-validation-name="val2" table:formula="of:=IF([.A106]=&quot;&quot;;&quot;&quot;;VLOOKUP([.A106];[$orcamento.$B$1:.$J$365];2;0))">
            <text:p/>
          </table:table-cell>
          <table:table-cell table:content-validation-name="val2" table:formula="of:=IF([.A106]=&quot;&quot;;&quot;&quot;;VLOOKUP([.A10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7]=&quot;&quot;;&quot;&quot;;VLOOKUP([.A107];[$orcamento.$B$1:.$J$365];5;0))">
            <text:p/>
          </table:table-cell>
          <table:table-cell table:style-name="ce12" table:content-validation-name="val2" table:formula="of:=IF([.A107]=&quot;&quot;;&quot;&quot;;VLOOKUP([.A107];[$orcamento.$B$1:.$J$365];4;0))">
            <text:p/>
          </table:table-cell>
          <table:table-cell table:style-name="ce16" table:content-validation-name="val2" table:formula="of:=IF([.A107]=&quot;&quot;;&quot;&quot;;VLOOKUP([.A107];[$orcamento.$B$1:.$J$365];2;0))">
            <text:p/>
          </table:table-cell>
          <table:table-cell table:content-validation-name="val2" table:formula="of:=IF([.A107]=&quot;&quot;;&quot;&quot;;VLOOKUP([.A10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8]=&quot;&quot;;&quot;&quot;;VLOOKUP([.A108];[$orcamento.$B$1:.$J$365];5;0))">
            <text:p/>
          </table:table-cell>
          <table:table-cell table:style-name="ce12" table:content-validation-name="val2" table:formula="of:=IF([.A108]=&quot;&quot;;&quot;&quot;;VLOOKUP([.A108];[$orcamento.$B$1:.$J$365];4;0))">
            <text:p/>
          </table:table-cell>
          <table:table-cell table:style-name="ce16" table:content-validation-name="val2" table:formula="of:=IF([.A108]=&quot;&quot;;&quot;&quot;;VLOOKUP([.A108];[$orcamento.$B$1:.$J$365];2;0))">
            <text:p/>
          </table:table-cell>
          <table:table-cell table:content-validation-name="val2" table:formula="of:=IF([.A108]=&quot;&quot;;&quot;&quot;;VLOOKUP([.A10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09]=&quot;&quot;;&quot;&quot;;VLOOKUP([.A109];[$orcamento.$B$1:.$J$365];5;0))">
            <text:p/>
          </table:table-cell>
          <table:table-cell table:style-name="ce12" table:content-validation-name="val2" table:formula="of:=IF([.A109]=&quot;&quot;;&quot;&quot;;VLOOKUP([.A109];[$orcamento.$B$1:.$J$365];4;0))">
            <text:p/>
          </table:table-cell>
          <table:table-cell table:style-name="ce16" table:content-validation-name="val2" table:formula="of:=IF([.A109]=&quot;&quot;;&quot;&quot;;VLOOKUP([.A109];[$orcamento.$B$1:.$J$365];2;0))">
            <text:p/>
          </table:table-cell>
          <table:table-cell table:content-validation-name="val2" table:formula="of:=IF([.A109]=&quot;&quot;;&quot;&quot;;VLOOKUP([.A10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0]=&quot;&quot;;&quot;&quot;;VLOOKUP([.A110];[$orcamento.$B$1:.$J$365];5;0))">
            <text:p/>
          </table:table-cell>
          <table:table-cell table:style-name="ce12" table:content-validation-name="val2" table:formula="of:=IF([.A110]=&quot;&quot;;&quot;&quot;;VLOOKUP([.A110];[$orcamento.$B$1:.$J$365];4;0))">
            <text:p/>
          </table:table-cell>
          <table:table-cell table:style-name="ce16" table:content-validation-name="val2" table:formula="of:=IF([.A110]=&quot;&quot;;&quot;&quot;;VLOOKUP([.A110];[$orcamento.$B$1:.$J$365];2;0))">
            <text:p/>
          </table:table-cell>
          <table:table-cell table:content-validation-name="val2" table:formula="of:=IF([.A110]=&quot;&quot;;&quot;&quot;;VLOOKUP([.A11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1]=&quot;&quot;;&quot;&quot;;VLOOKUP([.A111];[$orcamento.$B$1:.$J$365];5;0))">
            <text:p/>
          </table:table-cell>
          <table:table-cell table:style-name="ce12" table:content-validation-name="val2" table:formula="of:=IF([.A111]=&quot;&quot;;&quot;&quot;;VLOOKUP([.A111];[$orcamento.$B$1:.$J$365];4;0))">
            <text:p/>
          </table:table-cell>
          <table:table-cell table:style-name="ce16" table:content-validation-name="val2" table:formula="of:=IF([.A111]=&quot;&quot;;&quot;&quot;;VLOOKUP([.A111];[$orcamento.$B$1:.$J$365];2;0))">
            <text:p/>
          </table:table-cell>
          <table:table-cell table:content-validation-name="val2" table:formula="of:=IF([.A111]=&quot;&quot;;&quot;&quot;;VLOOKUP([.A11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2]=&quot;&quot;;&quot;&quot;;VLOOKUP([.A112];[$orcamento.$B$1:.$J$365];5;0))">
            <text:p/>
          </table:table-cell>
          <table:table-cell table:style-name="ce12" table:content-validation-name="val2" table:formula="of:=IF([.A112]=&quot;&quot;;&quot;&quot;;VLOOKUP([.A112];[$orcamento.$B$1:.$J$365];4;0))">
            <text:p/>
          </table:table-cell>
          <table:table-cell table:style-name="ce16" table:content-validation-name="val2" table:formula="of:=IF([.A112]=&quot;&quot;;&quot;&quot;;VLOOKUP([.A112];[$orcamento.$B$1:.$J$365];2;0))">
            <text:p/>
          </table:table-cell>
          <table:table-cell table:content-validation-name="val2" table:formula="of:=IF([.A112]=&quot;&quot;;&quot;&quot;;VLOOKUP([.A11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3]=&quot;&quot;;&quot;&quot;;VLOOKUP([.A113];[$orcamento.$B$1:.$J$365];5;0))">
            <text:p/>
          </table:table-cell>
          <table:table-cell table:style-name="ce12" table:content-validation-name="val2" table:formula="of:=IF([.A113]=&quot;&quot;;&quot;&quot;;VLOOKUP([.A113];[$orcamento.$B$1:.$J$365];4;0))">
            <text:p/>
          </table:table-cell>
          <table:table-cell table:style-name="ce16" table:content-validation-name="val2" table:formula="of:=IF([.A113]=&quot;&quot;;&quot;&quot;;VLOOKUP([.A113];[$orcamento.$B$1:.$J$365];2;0))">
            <text:p/>
          </table:table-cell>
          <table:table-cell table:content-validation-name="val2" table:formula="of:=IF([.A113]=&quot;&quot;;&quot;&quot;;VLOOKUP([.A11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4]=&quot;&quot;;&quot;&quot;;VLOOKUP([.A114];[$orcamento.$B$1:.$J$365];5;0))">
            <text:p/>
          </table:table-cell>
          <table:table-cell table:style-name="ce12" table:content-validation-name="val2" table:formula="of:=IF([.A114]=&quot;&quot;;&quot;&quot;;VLOOKUP([.A114];[$orcamento.$B$1:.$J$365];4;0))">
            <text:p/>
          </table:table-cell>
          <table:table-cell table:style-name="ce16" table:content-validation-name="val2" table:formula="of:=IF([.A114]=&quot;&quot;;&quot;&quot;;VLOOKUP([.A114];[$orcamento.$B$1:.$J$365];2;0))">
            <text:p/>
          </table:table-cell>
          <table:table-cell table:content-validation-name="val2" table:formula="of:=IF([.A114]=&quot;&quot;;&quot;&quot;;VLOOKUP([.A11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5]=&quot;&quot;;&quot;&quot;;VLOOKUP([.A115];[$orcamento.$B$1:.$J$365];5;0))">
            <text:p/>
          </table:table-cell>
          <table:table-cell table:style-name="ce12" table:content-validation-name="val2" table:formula="of:=IF([.A115]=&quot;&quot;;&quot;&quot;;VLOOKUP([.A115];[$orcamento.$B$1:.$J$365];4;0))">
            <text:p/>
          </table:table-cell>
          <table:table-cell table:style-name="ce16" table:content-validation-name="val2" table:formula="of:=IF([.A115]=&quot;&quot;;&quot;&quot;;VLOOKUP([.A115];[$orcamento.$B$1:.$J$365];2;0))">
            <text:p/>
          </table:table-cell>
          <table:table-cell table:content-validation-name="val2" table:formula="of:=IF([.A115]=&quot;&quot;;&quot;&quot;;VLOOKUP([.A11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6]=&quot;&quot;;&quot;&quot;;VLOOKUP([.A116];[$orcamento.$B$1:.$J$365];5;0))">
            <text:p/>
          </table:table-cell>
          <table:table-cell table:style-name="ce12" table:content-validation-name="val2" table:formula="of:=IF([.A116]=&quot;&quot;;&quot;&quot;;VLOOKUP([.A116];[$orcamento.$B$1:.$J$365];4;0))">
            <text:p/>
          </table:table-cell>
          <table:table-cell table:style-name="ce16" table:content-validation-name="val2" table:formula="of:=IF([.A116]=&quot;&quot;;&quot;&quot;;VLOOKUP([.A116];[$orcamento.$B$1:.$J$365];2;0))">
            <text:p/>
          </table:table-cell>
          <table:table-cell table:content-validation-name="val2" table:formula="of:=IF([.A116]=&quot;&quot;;&quot;&quot;;VLOOKUP([.A11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7]=&quot;&quot;;&quot;&quot;;VLOOKUP([.A117];[$orcamento.$B$1:.$J$365];5;0))">
            <text:p/>
          </table:table-cell>
          <table:table-cell table:style-name="ce12" table:content-validation-name="val2" table:formula="of:=IF([.A117]=&quot;&quot;;&quot;&quot;;VLOOKUP([.A117];[$orcamento.$B$1:.$J$365];4;0))">
            <text:p/>
          </table:table-cell>
          <table:table-cell table:style-name="ce16" table:content-validation-name="val2" table:formula="of:=IF([.A117]=&quot;&quot;;&quot;&quot;;VLOOKUP([.A117];[$orcamento.$B$1:.$J$365];2;0))">
            <text:p/>
          </table:table-cell>
          <table:table-cell table:content-validation-name="val2" table:formula="of:=IF([.A117]=&quot;&quot;;&quot;&quot;;VLOOKUP([.A11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8]=&quot;&quot;;&quot;&quot;;VLOOKUP([.A118];[$orcamento.$B$1:.$J$365];5;0))">
            <text:p/>
          </table:table-cell>
          <table:table-cell table:style-name="ce12" table:content-validation-name="val2" table:formula="of:=IF([.A118]=&quot;&quot;;&quot;&quot;;VLOOKUP([.A118];[$orcamento.$B$1:.$J$365];4;0))">
            <text:p/>
          </table:table-cell>
          <table:table-cell table:style-name="ce16" table:content-validation-name="val2" table:formula="of:=IF([.A118]=&quot;&quot;;&quot;&quot;;VLOOKUP([.A118];[$orcamento.$B$1:.$J$365];2;0))">
            <text:p/>
          </table:table-cell>
          <table:table-cell table:content-validation-name="val2" table:formula="of:=IF([.A118]=&quot;&quot;;&quot;&quot;;VLOOKUP([.A11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19]=&quot;&quot;;&quot;&quot;;VLOOKUP([.A119];[$orcamento.$B$1:.$J$365];5;0))">
            <text:p/>
          </table:table-cell>
          <table:table-cell table:style-name="ce12" table:content-validation-name="val2" table:formula="of:=IF([.A119]=&quot;&quot;;&quot;&quot;;VLOOKUP([.A119];[$orcamento.$B$1:.$J$365];4;0))">
            <text:p/>
          </table:table-cell>
          <table:table-cell table:style-name="ce16" table:content-validation-name="val2" table:formula="of:=IF([.A119]=&quot;&quot;;&quot;&quot;;VLOOKUP([.A119];[$orcamento.$B$1:.$J$365];2;0))">
            <text:p/>
          </table:table-cell>
          <table:table-cell table:content-validation-name="val2" table:formula="of:=IF([.A119]=&quot;&quot;;&quot;&quot;;VLOOKUP([.A11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0]=&quot;&quot;;&quot;&quot;;VLOOKUP([.A120];[$orcamento.$B$1:.$J$365];5;0))">
            <text:p/>
          </table:table-cell>
          <table:table-cell table:style-name="ce12" table:content-validation-name="val2" table:formula="of:=IF([.A120]=&quot;&quot;;&quot;&quot;;VLOOKUP([.A120];[$orcamento.$B$1:.$J$365];4;0))">
            <text:p/>
          </table:table-cell>
          <table:table-cell table:style-name="ce16" table:content-validation-name="val2" table:formula="of:=IF([.A120]=&quot;&quot;;&quot;&quot;;VLOOKUP([.A120];[$orcamento.$B$1:.$J$365];2;0))">
            <text:p/>
          </table:table-cell>
          <table:table-cell table:content-validation-name="val2" table:formula="of:=IF([.A120]=&quot;&quot;;&quot;&quot;;VLOOKUP([.A12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1]=&quot;&quot;;&quot;&quot;;VLOOKUP([.A121];[$orcamento.$B$1:.$J$365];5;0))">
            <text:p/>
          </table:table-cell>
          <table:table-cell table:style-name="ce12" table:content-validation-name="val2" table:formula="of:=IF([.A121]=&quot;&quot;;&quot;&quot;;VLOOKUP([.A121];[$orcamento.$B$1:.$J$365];4;0))">
            <text:p/>
          </table:table-cell>
          <table:table-cell table:style-name="ce16" table:content-validation-name="val2" table:formula="of:=IF([.A121]=&quot;&quot;;&quot;&quot;;VLOOKUP([.A121];[$orcamento.$B$1:.$J$365];2;0))">
            <text:p/>
          </table:table-cell>
          <table:table-cell table:content-validation-name="val2" table:formula="of:=IF([.A121]=&quot;&quot;;&quot;&quot;;VLOOKUP([.A12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2]=&quot;&quot;;&quot;&quot;;VLOOKUP([.A122];[$orcamento.$B$1:.$J$365];5;0))">
            <text:p/>
          </table:table-cell>
          <table:table-cell table:style-name="ce12" table:content-validation-name="val2" table:formula="of:=IF([.A122]=&quot;&quot;;&quot;&quot;;VLOOKUP([.A122];[$orcamento.$B$1:.$J$365];4;0))">
            <text:p/>
          </table:table-cell>
          <table:table-cell table:style-name="ce16" table:content-validation-name="val2" table:formula="of:=IF([.A122]=&quot;&quot;;&quot;&quot;;VLOOKUP([.A122];[$orcamento.$B$1:.$J$365];2;0))">
            <text:p/>
          </table:table-cell>
          <table:table-cell table:content-validation-name="val2" table:formula="of:=IF([.A122]=&quot;&quot;;&quot;&quot;;VLOOKUP([.A12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3]=&quot;&quot;;&quot;&quot;;VLOOKUP([.A123];[$orcamento.$B$1:.$J$365];5;0))">
            <text:p/>
          </table:table-cell>
          <table:table-cell table:style-name="ce12" table:content-validation-name="val2" table:formula="of:=IF([.A123]=&quot;&quot;;&quot;&quot;;VLOOKUP([.A123];[$orcamento.$B$1:.$J$365];4;0))">
            <text:p/>
          </table:table-cell>
          <table:table-cell table:style-name="ce16" table:content-validation-name="val2" table:formula="of:=IF([.A123]=&quot;&quot;;&quot;&quot;;VLOOKUP([.A123];[$orcamento.$B$1:.$J$365];2;0))">
            <text:p/>
          </table:table-cell>
          <table:table-cell table:content-validation-name="val2" table:formula="of:=IF([.A123]=&quot;&quot;;&quot;&quot;;VLOOKUP([.A12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4]=&quot;&quot;;&quot;&quot;;VLOOKUP([.A124];[$orcamento.$B$1:.$J$365];5;0))">
            <text:p/>
          </table:table-cell>
          <table:table-cell table:style-name="ce12" table:content-validation-name="val2" table:formula="of:=IF([.A124]=&quot;&quot;;&quot;&quot;;VLOOKUP([.A124];[$orcamento.$B$1:.$J$365];4;0))">
            <text:p/>
          </table:table-cell>
          <table:table-cell table:style-name="ce16" table:content-validation-name="val2" table:formula="of:=IF([.A124]=&quot;&quot;;&quot;&quot;;VLOOKUP([.A124];[$orcamento.$B$1:.$J$365];2;0))">
            <text:p/>
          </table:table-cell>
          <table:table-cell table:content-validation-name="val2" table:formula="of:=IF([.A124]=&quot;&quot;;&quot;&quot;;VLOOKUP([.A12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5]=&quot;&quot;;&quot;&quot;;VLOOKUP([.A125];[$orcamento.$B$1:.$J$365];5;0))">
            <text:p/>
          </table:table-cell>
          <table:table-cell table:style-name="ce12" table:content-validation-name="val2" table:formula="of:=IF([.A125]=&quot;&quot;;&quot;&quot;;VLOOKUP([.A125];[$orcamento.$B$1:.$J$365];4;0))">
            <text:p/>
          </table:table-cell>
          <table:table-cell table:style-name="ce16" table:content-validation-name="val2" table:formula="of:=IF([.A125]=&quot;&quot;;&quot;&quot;;VLOOKUP([.A125];[$orcamento.$B$1:.$J$365];2;0))">
            <text:p/>
          </table:table-cell>
          <table:table-cell table:content-validation-name="val2" table:formula="of:=IF([.A125]=&quot;&quot;;&quot;&quot;;VLOOKUP([.A12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6]=&quot;&quot;;&quot;&quot;;VLOOKUP([.A126];[$orcamento.$B$1:.$J$365];5;0))">
            <text:p/>
          </table:table-cell>
          <table:table-cell table:style-name="ce12" table:content-validation-name="val2" table:formula="of:=IF([.A126]=&quot;&quot;;&quot;&quot;;VLOOKUP([.A126];[$orcamento.$B$1:.$J$365];4;0))">
            <text:p/>
          </table:table-cell>
          <table:table-cell table:style-name="ce16" table:content-validation-name="val2" table:formula="of:=IF([.A126]=&quot;&quot;;&quot;&quot;;VLOOKUP([.A126];[$orcamento.$B$1:.$J$365];2;0))">
            <text:p/>
          </table:table-cell>
          <table:table-cell table:content-validation-name="val2" table:formula="of:=IF([.A126]=&quot;&quot;;&quot;&quot;;VLOOKUP([.A12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7]=&quot;&quot;;&quot;&quot;;VLOOKUP([.A127];[$orcamento.$B$1:.$J$365];5;0))">
            <text:p/>
          </table:table-cell>
          <table:table-cell table:style-name="ce12" table:content-validation-name="val2" table:formula="of:=IF([.A127]=&quot;&quot;;&quot;&quot;;VLOOKUP([.A127];[$orcamento.$B$1:.$J$365];4;0))">
            <text:p/>
          </table:table-cell>
          <table:table-cell table:style-name="ce16" table:content-validation-name="val2" table:formula="of:=IF([.A127]=&quot;&quot;;&quot;&quot;;VLOOKUP([.A127];[$orcamento.$B$1:.$J$365];2;0))">
            <text:p/>
          </table:table-cell>
          <table:table-cell table:content-validation-name="val2" table:formula="of:=IF([.A127]=&quot;&quot;;&quot;&quot;;VLOOKUP([.A12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8]=&quot;&quot;;&quot;&quot;;VLOOKUP([.A128];[$orcamento.$B$1:.$J$365];5;0))">
            <text:p/>
          </table:table-cell>
          <table:table-cell table:style-name="ce12" table:content-validation-name="val2" table:formula="of:=IF([.A128]=&quot;&quot;;&quot;&quot;;VLOOKUP([.A128];[$orcamento.$B$1:.$J$365];4;0))">
            <text:p/>
          </table:table-cell>
          <table:table-cell table:style-name="ce16" table:content-validation-name="val2" table:formula="of:=IF([.A128]=&quot;&quot;;&quot;&quot;;VLOOKUP([.A128];[$orcamento.$B$1:.$J$365];2;0))">
            <text:p/>
          </table:table-cell>
          <table:table-cell table:content-validation-name="val2" table:formula="of:=IF([.A128]=&quot;&quot;;&quot;&quot;;VLOOKUP([.A12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29]=&quot;&quot;;&quot;&quot;;VLOOKUP([.A129];[$orcamento.$B$1:.$J$365];5;0))">
            <text:p/>
          </table:table-cell>
          <table:table-cell table:style-name="ce12" table:content-validation-name="val2" table:formula="of:=IF([.A129]=&quot;&quot;;&quot;&quot;;VLOOKUP([.A129];[$orcamento.$B$1:.$J$365];4;0))">
            <text:p/>
          </table:table-cell>
          <table:table-cell table:style-name="ce16" table:content-validation-name="val2" table:formula="of:=IF([.A129]=&quot;&quot;;&quot;&quot;;VLOOKUP([.A129];[$orcamento.$B$1:.$J$365];2;0))">
            <text:p/>
          </table:table-cell>
          <table:table-cell table:content-validation-name="val2" table:formula="of:=IF([.A129]=&quot;&quot;;&quot;&quot;;VLOOKUP([.A12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0]=&quot;&quot;;&quot;&quot;;VLOOKUP([.A130];[$orcamento.$B$1:.$J$365];5;0))">
            <text:p/>
          </table:table-cell>
          <table:table-cell table:style-name="ce12" table:content-validation-name="val2" table:formula="of:=IF([.A130]=&quot;&quot;;&quot;&quot;;VLOOKUP([.A130];[$orcamento.$B$1:.$J$365];4;0))">
            <text:p/>
          </table:table-cell>
          <table:table-cell table:style-name="ce16" table:content-validation-name="val2" table:formula="of:=IF([.A130]=&quot;&quot;;&quot;&quot;;VLOOKUP([.A130];[$orcamento.$B$1:.$J$365];2;0))">
            <text:p/>
          </table:table-cell>
          <table:table-cell table:content-validation-name="val2" table:formula="of:=IF([.A130]=&quot;&quot;;&quot;&quot;;VLOOKUP([.A13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1]=&quot;&quot;;&quot;&quot;;VLOOKUP([.A131];[$orcamento.$B$1:.$J$365];5;0))">
            <text:p/>
          </table:table-cell>
          <table:table-cell table:style-name="ce12" table:content-validation-name="val2" table:formula="of:=IF([.A131]=&quot;&quot;;&quot;&quot;;VLOOKUP([.A131];[$orcamento.$B$1:.$J$365];4;0))">
            <text:p/>
          </table:table-cell>
          <table:table-cell table:style-name="ce16" table:content-validation-name="val2" table:formula="of:=IF([.A131]=&quot;&quot;;&quot;&quot;;VLOOKUP([.A131];[$orcamento.$B$1:.$J$365];2;0))">
            <text:p/>
          </table:table-cell>
          <table:table-cell table:content-validation-name="val2" table:formula="of:=IF([.A131]=&quot;&quot;;&quot;&quot;;VLOOKUP([.A13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2]=&quot;&quot;;&quot;&quot;;VLOOKUP([.A132];[$orcamento.$B$1:.$J$365];5;0))">
            <text:p/>
          </table:table-cell>
          <table:table-cell table:style-name="ce12" table:content-validation-name="val2" table:formula="of:=IF([.A132]=&quot;&quot;;&quot;&quot;;VLOOKUP([.A132];[$orcamento.$B$1:.$J$365];4;0))">
            <text:p/>
          </table:table-cell>
          <table:table-cell table:style-name="ce16" table:content-validation-name="val2" table:formula="of:=IF([.A132]=&quot;&quot;;&quot;&quot;;VLOOKUP([.A132];[$orcamento.$B$1:.$J$365];2;0))">
            <text:p/>
          </table:table-cell>
          <table:table-cell table:content-validation-name="val2" table:formula="of:=IF([.A132]=&quot;&quot;;&quot;&quot;;VLOOKUP([.A13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3]=&quot;&quot;;&quot;&quot;;VLOOKUP([.A133];[$orcamento.$B$1:.$J$365];5;0))">
            <text:p/>
          </table:table-cell>
          <table:table-cell table:style-name="ce12" table:content-validation-name="val2" table:formula="of:=IF([.A133]=&quot;&quot;;&quot;&quot;;VLOOKUP([.A133];[$orcamento.$B$1:.$J$365];4;0))">
            <text:p/>
          </table:table-cell>
          <table:table-cell table:style-name="ce16" table:content-validation-name="val2" table:formula="of:=IF([.A133]=&quot;&quot;;&quot;&quot;;VLOOKUP([.A133];[$orcamento.$B$1:.$J$365];2;0))">
            <text:p/>
          </table:table-cell>
          <table:table-cell table:content-validation-name="val2" table:formula="of:=IF([.A133]=&quot;&quot;;&quot;&quot;;VLOOKUP([.A13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4]=&quot;&quot;;&quot;&quot;;VLOOKUP([.A134];[$orcamento.$B$1:.$J$365];5;0))">
            <text:p/>
          </table:table-cell>
          <table:table-cell table:style-name="ce12" table:content-validation-name="val2" table:formula="of:=IF([.A134]=&quot;&quot;;&quot;&quot;;VLOOKUP([.A134];[$orcamento.$B$1:.$J$365];4;0))">
            <text:p/>
          </table:table-cell>
          <table:table-cell table:style-name="ce16" table:content-validation-name="val2" table:formula="of:=IF([.A134]=&quot;&quot;;&quot;&quot;;VLOOKUP([.A134];[$orcamento.$B$1:.$J$365];2;0))">
            <text:p/>
          </table:table-cell>
          <table:table-cell table:content-validation-name="val2" table:formula="of:=IF([.A134]=&quot;&quot;;&quot;&quot;;VLOOKUP([.A13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5]=&quot;&quot;;&quot;&quot;;VLOOKUP([.A135];[$orcamento.$B$1:.$J$365];5;0))">
            <text:p/>
          </table:table-cell>
          <table:table-cell table:style-name="ce12" table:content-validation-name="val2" table:formula="of:=IF([.A135]=&quot;&quot;;&quot;&quot;;VLOOKUP([.A135];[$orcamento.$B$1:.$J$365];4;0))">
            <text:p/>
          </table:table-cell>
          <table:table-cell table:style-name="ce16" table:content-validation-name="val2" table:formula="of:=IF([.A135]=&quot;&quot;;&quot;&quot;;VLOOKUP([.A135];[$orcamento.$B$1:.$J$365];2;0))">
            <text:p/>
          </table:table-cell>
          <table:table-cell table:content-validation-name="val2" table:formula="of:=IF([.A135]=&quot;&quot;;&quot;&quot;;VLOOKUP([.A13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6]=&quot;&quot;;&quot;&quot;;VLOOKUP([.A136];[$orcamento.$B$1:.$J$365];5;0))">
            <text:p/>
          </table:table-cell>
          <table:table-cell table:style-name="ce12" table:content-validation-name="val2" table:formula="of:=IF([.A136]=&quot;&quot;;&quot;&quot;;VLOOKUP([.A136];[$orcamento.$B$1:.$J$365];4;0))">
            <text:p/>
          </table:table-cell>
          <table:table-cell table:style-name="ce16" table:content-validation-name="val2" table:formula="of:=IF([.A136]=&quot;&quot;;&quot;&quot;;VLOOKUP([.A136];[$orcamento.$B$1:.$J$365];2;0))">
            <text:p/>
          </table:table-cell>
          <table:table-cell table:content-validation-name="val2" table:formula="of:=IF([.A136]=&quot;&quot;;&quot;&quot;;VLOOKUP([.A13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7]=&quot;&quot;;&quot;&quot;;VLOOKUP([.A137];[$orcamento.$B$1:.$J$365];5;0))">
            <text:p/>
          </table:table-cell>
          <table:table-cell table:style-name="ce12" table:content-validation-name="val2" table:formula="of:=IF([.A137]=&quot;&quot;;&quot;&quot;;VLOOKUP([.A137];[$orcamento.$B$1:.$J$365];4;0))">
            <text:p/>
          </table:table-cell>
          <table:table-cell table:style-name="ce16" table:content-validation-name="val2" table:formula="of:=IF([.A137]=&quot;&quot;;&quot;&quot;;VLOOKUP([.A137];[$orcamento.$B$1:.$J$365];2;0))">
            <text:p/>
          </table:table-cell>
          <table:table-cell table:content-validation-name="val2" table:formula="of:=IF([.A137]=&quot;&quot;;&quot;&quot;;VLOOKUP([.A13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8]=&quot;&quot;;&quot;&quot;;VLOOKUP([.A138];[$orcamento.$B$1:.$J$365];5;0))">
            <text:p/>
          </table:table-cell>
          <table:table-cell table:style-name="ce12" table:content-validation-name="val2" table:formula="of:=IF([.A138]=&quot;&quot;;&quot;&quot;;VLOOKUP([.A138];[$orcamento.$B$1:.$J$365];4;0))">
            <text:p/>
          </table:table-cell>
          <table:table-cell table:style-name="ce16" table:content-validation-name="val2" table:formula="of:=IF([.A138]=&quot;&quot;;&quot;&quot;;VLOOKUP([.A138];[$orcamento.$B$1:.$J$365];2;0))">
            <text:p/>
          </table:table-cell>
          <table:table-cell table:content-validation-name="val2" table:formula="of:=IF([.A138]=&quot;&quot;;&quot;&quot;;VLOOKUP([.A13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39]=&quot;&quot;;&quot;&quot;;VLOOKUP([.A139];[$orcamento.$B$1:.$J$365];5;0))">
            <text:p/>
          </table:table-cell>
          <table:table-cell table:style-name="ce12" table:content-validation-name="val2" table:formula="of:=IF([.A139]=&quot;&quot;;&quot;&quot;;VLOOKUP([.A139];[$orcamento.$B$1:.$J$365];4;0))">
            <text:p/>
          </table:table-cell>
          <table:table-cell table:style-name="ce16" table:content-validation-name="val2" table:formula="of:=IF([.A139]=&quot;&quot;;&quot;&quot;;VLOOKUP([.A139];[$orcamento.$B$1:.$J$365];2;0))">
            <text:p/>
          </table:table-cell>
          <table:table-cell table:content-validation-name="val2" table:formula="of:=IF([.A139]=&quot;&quot;;&quot;&quot;;VLOOKUP([.A13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0]=&quot;&quot;;&quot;&quot;;VLOOKUP([.A140];[$orcamento.$B$1:.$J$365];5;0))">
            <text:p/>
          </table:table-cell>
          <table:table-cell table:style-name="ce12" table:content-validation-name="val2" table:formula="of:=IF([.A140]=&quot;&quot;;&quot;&quot;;VLOOKUP([.A140];[$orcamento.$B$1:.$J$365];4;0))">
            <text:p/>
          </table:table-cell>
          <table:table-cell table:style-name="ce16" table:content-validation-name="val2" table:formula="of:=IF([.A140]=&quot;&quot;;&quot;&quot;;VLOOKUP([.A140];[$orcamento.$B$1:.$J$365];2;0))">
            <text:p/>
          </table:table-cell>
          <table:table-cell table:content-validation-name="val2" table:formula="of:=IF([.A140]=&quot;&quot;;&quot;&quot;;VLOOKUP([.A14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1]=&quot;&quot;;&quot;&quot;;VLOOKUP([.A141];[$orcamento.$B$1:.$J$365];5;0))">
            <text:p/>
          </table:table-cell>
          <table:table-cell table:style-name="ce12" table:content-validation-name="val2" table:formula="of:=IF([.A141]=&quot;&quot;;&quot;&quot;;VLOOKUP([.A141];[$orcamento.$B$1:.$J$365];4;0))">
            <text:p/>
          </table:table-cell>
          <table:table-cell table:style-name="ce16" table:content-validation-name="val2" table:formula="of:=IF([.A141]=&quot;&quot;;&quot;&quot;;VLOOKUP([.A141];[$orcamento.$B$1:.$J$365];2;0))">
            <text:p/>
          </table:table-cell>
          <table:table-cell table:content-validation-name="val2" table:formula="of:=IF([.A141]=&quot;&quot;;&quot;&quot;;VLOOKUP([.A14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2]=&quot;&quot;;&quot;&quot;;VLOOKUP([.A142];[$orcamento.$B$1:.$J$365];5;0))">
            <text:p/>
          </table:table-cell>
          <table:table-cell table:style-name="ce12" table:content-validation-name="val2" table:formula="of:=IF([.A142]=&quot;&quot;;&quot;&quot;;VLOOKUP([.A142];[$orcamento.$B$1:.$J$365];4;0))">
            <text:p/>
          </table:table-cell>
          <table:table-cell table:style-name="ce16" table:content-validation-name="val2" table:formula="of:=IF([.A142]=&quot;&quot;;&quot;&quot;;VLOOKUP([.A142];[$orcamento.$B$1:.$J$365];2;0))">
            <text:p/>
          </table:table-cell>
          <table:table-cell table:content-validation-name="val2" table:formula="of:=IF([.A142]=&quot;&quot;;&quot;&quot;;VLOOKUP([.A14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3]=&quot;&quot;;&quot;&quot;;VLOOKUP([.A143];[$orcamento.$B$1:.$J$365];5;0))">
            <text:p/>
          </table:table-cell>
          <table:table-cell table:style-name="ce12" table:content-validation-name="val2" table:formula="of:=IF([.A143]=&quot;&quot;;&quot;&quot;;VLOOKUP([.A143];[$orcamento.$B$1:.$J$365];4;0))">
            <text:p/>
          </table:table-cell>
          <table:table-cell table:style-name="ce16" table:content-validation-name="val2" table:formula="of:=IF([.A143]=&quot;&quot;;&quot;&quot;;VLOOKUP([.A143];[$orcamento.$B$1:.$J$365];2;0))">
            <text:p/>
          </table:table-cell>
          <table:table-cell table:content-validation-name="val2" table:formula="of:=IF([.A143]=&quot;&quot;;&quot;&quot;;VLOOKUP([.A14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4]=&quot;&quot;;&quot;&quot;;VLOOKUP([.A144];[$orcamento.$B$1:.$J$365];5;0))">
            <text:p/>
          </table:table-cell>
          <table:table-cell table:style-name="ce12" table:content-validation-name="val2" table:formula="of:=IF([.A144]=&quot;&quot;;&quot;&quot;;VLOOKUP([.A144];[$orcamento.$B$1:.$J$365];4;0))">
            <text:p/>
          </table:table-cell>
          <table:table-cell table:style-name="ce16" table:content-validation-name="val2" table:formula="of:=IF([.A144]=&quot;&quot;;&quot;&quot;;VLOOKUP([.A144];[$orcamento.$B$1:.$J$365];2;0))">
            <text:p/>
          </table:table-cell>
          <table:table-cell table:content-validation-name="val2" table:formula="of:=IF([.A144]=&quot;&quot;;&quot;&quot;;VLOOKUP([.A14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5]=&quot;&quot;;&quot;&quot;;VLOOKUP([.A145];[$orcamento.$B$1:.$J$365];5;0))">
            <text:p/>
          </table:table-cell>
          <table:table-cell table:style-name="ce12" table:content-validation-name="val2" table:formula="of:=IF([.A145]=&quot;&quot;;&quot;&quot;;VLOOKUP([.A145];[$orcamento.$B$1:.$J$365];4;0))">
            <text:p/>
          </table:table-cell>
          <table:table-cell table:style-name="ce16" table:content-validation-name="val2" table:formula="of:=IF([.A145]=&quot;&quot;;&quot;&quot;;VLOOKUP([.A145];[$orcamento.$B$1:.$J$365];2;0))">
            <text:p/>
          </table:table-cell>
          <table:table-cell table:content-validation-name="val2" table:formula="of:=IF([.A145]=&quot;&quot;;&quot;&quot;;VLOOKUP([.A14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6]=&quot;&quot;;&quot;&quot;;VLOOKUP([.A146];[$orcamento.$B$1:.$J$365];5;0))">
            <text:p/>
          </table:table-cell>
          <table:table-cell table:style-name="ce12" table:content-validation-name="val2" table:formula="of:=IF([.A146]=&quot;&quot;;&quot;&quot;;VLOOKUP([.A146];[$orcamento.$B$1:.$J$365];4;0))">
            <text:p/>
          </table:table-cell>
          <table:table-cell table:style-name="ce16" table:content-validation-name="val2" table:formula="of:=IF([.A146]=&quot;&quot;;&quot;&quot;;VLOOKUP([.A146];[$orcamento.$B$1:.$J$365];2;0))">
            <text:p/>
          </table:table-cell>
          <table:table-cell table:content-validation-name="val2" table:formula="of:=IF([.A146]=&quot;&quot;;&quot;&quot;;VLOOKUP([.A14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7]=&quot;&quot;;&quot;&quot;;VLOOKUP([.A147];[$orcamento.$B$1:.$J$365];5;0))">
            <text:p/>
          </table:table-cell>
          <table:table-cell table:style-name="ce12" table:content-validation-name="val2" table:formula="of:=IF([.A147]=&quot;&quot;;&quot;&quot;;VLOOKUP([.A147];[$orcamento.$B$1:.$J$365];4;0))">
            <text:p/>
          </table:table-cell>
          <table:table-cell table:style-name="ce16" table:content-validation-name="val2" table:formula="of:=IF([.A147]=&quot;&quot;;&quot;&quot;;VLOOKUP([.A147];[$orcamento.$B$1:.$J$365];2;0))">
            <text:p/>
          </table:table-cell>
          <table:table-cell table:content-validation-name="val2" table:formula="of:=IF([.A147]=&quot;&quot;;&quot;&quot;;VLOOKUP([.A14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8]=&quot;&quot;;&quot;&quot;;VLOOKUP([.A148];[$orcamento.$B$1:.$J$365];5;0))">
            <text:p/>
          </table:table-cell>
          <table:table-cell table:style-name="ce12" table:content-validation-name="val2" table:formula="of:=IF([.A148]=&quot;&quot;;&quot;&quot;;VLOOKUP([.A148];[$orcamento.$B$1:.$J$365];4;0))">
            <text:p/>
          </table:table-cell>
          <table:table-cell table:style-name="ce16" table:content-validation-name="val2" table:formula="of:=IF([.A148]=&quot;&quot;;&quot;&quot;;VLOOKUP([.A148];[$orcamento.$B$1:.$J$365];2;0))">
            <text:p/>
          </table:table-cell>
          <table:table-cell table:content-validation-name="val2" table:formula="of:=IF([.A148]=&quot;&quot;;&quot;&quot;;VLOOKUP([.A14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49]=&quot;&quot;;&quot;&quot;;VLOOKUP([.A149];[$orcamento.$B$1:.$J$365];5;0))">
            <text:p/>
          </table:table-cell>
          <table:table-cell table:style-name="ce12" table:content-validation-name="val2" table:formula="of:=IF([.A149]=&quot;&quot;;&quot;&quot;;VLOOKUP([.A149];[$orcamento.$B$1:.$J$365];4;0))">
            <text:p/>
          </table:table-cell>
          <table:table-cell table:style-name="ce16" table:content-validation-name="val2" table:formula="of:=IF([.A149]=&quot;&quot;;&quot;&quot;;VLOOKUP([.A149];[$orcamento.$B$1:.$J$365];2;0))">
            <text:p/>
          </table:table-cell>
          <table:table-cell table:content-validation-name="val2" table:formula="of:=IF([.A149]=&quot;&quot;;&quot;&quot;;VLOOKUP([.A14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0]=&quot;&quot;;&quot;&quot;;VLOOKUP([.A150];[$orcamento.$B$1:.$J$365];5;0))">
            <text:p/>
          </table:table-cell>
          <table:table-cell table:style-name="ce12" table:content-validation-name="val2" table:formula="of:=IF([.A150]=&quot;&quot;;&quot;&quot;;VLOOKUP([.A150];[$orcamento.$B$1:.$J$365];4;0))">
            <text:p/>
          </table:table-cell>
          <table:table-cell table:style-name="ce16" table:content-validation-name="val2" table:formula="of:=IF([.A150]=&quot;&quot;;&quot;&quot;;VLOOKUP([.A150];[$orcamento.$B$1:.$J$365];2;0))">
            <text:p/>
          </table:table-cell>
          <table:table-cell table:content-validation-name="val2" table:formula="of:=IF([.A150]=&quot;&quot;;&quot;&quot;;VLOOKUP([.A15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1]=&quot;&quot;;&quot;&quot;;VLOOKUP([.A151];[$orcamento.$B$1:.$J$365];5;0))">
            <text:p/>
          </table:table-cell>
          <table:table-cell table:style-name="ce12" table:content-validation-name="val2" table:formula="of:=IF([.A151]=&quot;&quot;;&quot;&quot;;VLOOKUP([.A151];[$orcamento.$B$1:.$J$365];4;0))">
            <text:p/>
          </table:table-cell>
          <table:table-cell table:style-name="ce16" table:content-validation-name="val2" table:formula="of:=IF([.A151]=&quot;&quot;;&quot;&quot;;VLOOKUP([.A151];[$orcamento.$B$1:.$J$365];2;0))">
            <text:p/>
          </table:table-cell>
          <table:table-cell table:content-validation-name="val2" table:formula="of:=IF([.A151]=&quot;&quot;;&quot;&quot;;VLOOKUP([.A15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2]=&quot;&quot;;&quot;&quot;;VLOOKUP([.A152];[$orcamento.$B$1:.$J$365];5;0))">
            <text:p/>
          </table:table-cell>
          <table:table-cell table:style-name="ce12" table:content-validation-name="val2" table:formula="of:=IF([.A152]=&quot;&quot;;&quot;&quot;;VLOOKUP([.A152];[$orcamento.$B$1:.$J$365];4;0))">
            <text:p/>
          </table:table-cell>
          <table:table-cell table:style-name="ce16" table:content-validation-name="val2" table:formula="of:=IF([.A152]=&quot;&quot;;&quot;&quot;;VLOOKUP([.A152];[$orcamento.$B$1:.$J$365];2;0))">
            <text:p/>
          </table:table-cell>
          <table:table-cell table:content-validation-name="val2" table:formula="of:=IF([.A152]=&quot;&quot;;&quot;&quot;;VLOOKUP([.A15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3]=&quot;&quot;;&quot;&quot;;VLOOKUP([.A153];[$orcamento.$B$1:.$J$365];5;0))">
            <text:p/>
          </table:table-cell>
          <table:table-cell table:style-name="ce12" table:content-validation-name="val2" table:formula="of:=IF([.A153]=&quot;&quot;;&quot;&quot;;VLOOKUP([.A153];[$orcamento.$B$1:.$J$365];4;0))">
            <text:p/>
          </table:table-cell>
          <table:table-cell table:style-name="ce16" table:content-validation-name="val2" table:formula="of:=IF([.A153]=&quot;&quot;;&quot;&quot;;VLOOKUP([.A153];[$orcamento.$B$1:.$J$365];2;0))">
            <text:p/>
          </table:table-cell>
          <table:table-cell table:content-validation-name="val2" table:formula="of:=IF([.A153]=&quot;&quot;;&quot;&quot;;VLOOKUP([.A15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4]=&quot;&quot;;&quot;&quot;;VLOOKUP([.A154];[$orcamento.$B$1:.$J$365];5;0))">
            <text:p/>
          </table:table-cell>
          <table:table-cell table:style-name="ce12" table:content-validation-name="val2" table:formula="of:=IF([.A154]=&quot;&quot;;&quot;&quot;;VLOOKUP([.A154];[$orcamento.$B$1:.$J$365];4;0))">
            <text:p/>
          </table:table-cell>
          <table:table-cell table:style-name="ce16" table:content-validation-name="val2" table:formula="of:=IF([.A154]=&quot;&quot;;&quot;&quot;;VLOOKUP([.A154];[$orcamento.$B$1:.$J$365];2;0))">
            <text:p/>
          </table:table-cell>
          <table:table-cell table:content-validation-name="val2" table:formula="of:=IF([.A154]=&quot;&quot;;&quot;&quot;;VLOOKUP([.A15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5]=&quot;&quot;;&quot;&quot;;VLOOKUP([.A155];[$orcamento.$B$1:.$J$365];5;0))">
            <text:p/>
          </table:table-cell>
          <table:table-cell table:style-name="ce12" table:content-validation-name="val2" table:formula="of:=IF([.A155]=&quot;&quot;;&quot;&quot;;VLOOKUP([.A155];[$orcamento.$B$1:.$J$365];4;0))">
            <text:p/>
          </table:table-cell>
          <table:table-cell table:style-name="ce16" table:content-validation-name="val2" table:formula="of:=IF([.A155]=&quot;&quot;;&quot;&quot;;VLOOKUP([.A155];[$orcamento.$B$1:.$J$365];2;0))">
            <text:p/>
          </table:table-cell>
          <table:table-cell table:content-validation-name="val2" table:formula="of:=IF([.A155]=&quot;&quot;;&quot;&quot;;VLOOKUP([.A15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6]=&quot;&quot;;&quot;&quot;;VLOOKUP([.A156];[$orcamento.$B$1:.$J$365];5;0))">
            <text:p/>
          </table:table-cell>
          <table:table-cell table:style-name="ce12" table:content-validation-name="val2" table:formula="of:=IF([.A156]=&quot;&quot;;&quot;&quot;;VLOOKUP([.A156];[$orcamento.$B$1:.$J$365];4;0))">
            <text:p/>
          </table:table-cell>
          <table:table-cell table:style-name="ce16" table:content-validation-name="val2" table:formula="of:=IF([.A156]=&quot;&quot;;&quot;&quot;;VLOOKUP([.A156];[$orcamento.$B$1:.$J$365];2;0))">
            <text:p/>
          </table:table-cell>
          <table:table-cell table:content-validation-name="val2" table:formula="of:=IF([.A156]=&quot;&quot;;&quot;&quot;;VLOOKUP([.A15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7]=&quot;&quot;;&quot;&quot;;VLOOKUP([.A157];[$orcamento.$B$1:.$J$365];5;0))">
            <text:p/>
          </table:table-cell>
          <table:table-cell table:style-name="ce12" table:content-validation-name="val2" table:formula="of:=IF([.A157]=&quot;&quot;;&quot;&quot;;VLOOKUP([.A157];[$orcamento.$B$1:.$J$365];4;0))">
            <text:p/>
          </table:table-cell>
          <table:table-cell table:style-name="ce16" table:content-validation-name="val2" table:formula="of:=IF([.A157]=&quot;&quot;;&quot;&quot;;VLOOKUP([.A157];[$orcamento.$B$1:.$J$365];2;0))">
            <text:p/>
          </table:table-cell>
          <table:table-cell table:content-validation-name="val2" table:formula="of:=IF([.A157]=&quot;&quot;;&quot;&quot;;VLOOKUP([.A15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8]=&quot;&quot;;&quot;&quot;;VLOOKUP([.A158];[$orcamento.$B$1:.$J$365];5;0))">
            <text:p/>
          </table:table-cell>
          <table:table-cell table:style-name="ce12" table:content-validation-name="val2" table:formula="of:=IF([.A158]=&quot;&quot;;&quot;&quot;;VLOOKUP([.A158];[$orcamento.$B$1:.$J$365];4;0))">
            <text:p/>
          </table:table-cell>
          <table:table-cell table:style-name="ce16" table:content-validation-name="val2" table:formula="of:=IF([.A158]=&quot;&quot;;&quot;&quot;;VLOOKUP([.A158];[$orcamento.$B$1:.$J$365];2;0))">
            <text:p/>
          </table:table-cell>
          <table:table-cell table:content-validation-name="val2" table:formula="of:=IF([.A158]=&quot;&quot;;&quot;&quot;;VLOOKUP([.A15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59]=&quot;&quot;;&quot;&quot;;VLOOKUP([.A159];[$orcamento.$B$1:.$J$365];5;0))">
            <text:p/>
          </table:table-cell>
          <table:table-cell table:style-name="ce12" table:content-validation-name="val2" table:formula="of:=IF([.A159]=&quot;&quot;;&quot;&quot;;VLOOKUP([.A159];[$orcamento.$B$1:.$J$365];4;0))">
            <text:p/>
          </table:table-cell>
          <table:table-cell table:style-name="ce16" table:content-validation-name="val2" table:formula="of:=IF([.A159]=&quot;&quot;;&quot;&quot;;VLOOKUP([.A159];[$orcamento.$B$1:.$J$365];2;0))">
            <text:p/>
          </table:table-cell>
          <table:table-cell table:content-validation-name="val2" table:formula="of:=IF([.A159]=&quot;&quot;;&quot;&quot;;VLOOKUP([.A15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0]=&quot;&quot;;&quot;&quot;;VLOOKUP([.A160];[$orcamento.$B$1:.$J$365];5;0))">
            <text:p/>
          </table:table-cell>
          <table:table-cell table:style-name="ce12" table:content-validation-name="val2" table:formula="of:=IF([.A160]=&quot;&quot;;&quot;&quot;;VLOOKUP([.A160];[$orcamento.$B$1:.$J$365];4;0))">
            <text:p/>
          </table:table-cell>
          <table:table-cell table:style-name="ce16" table:content-validation-name="val2" table:formula="of:=IF([.A160]=&quot;&quot;;&quot;&quot;;VLOOKUP([.A160];[$orcamento.$B$1:.$J$365];2;0))">
            <text:p/>
          </table:table-cell>
          <table:table-cell table:content-validation-name="val2" table:formula="of:=IF([.A160]=&quot;&quot;;&quot;&quot;;VLOOKUP([.A16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1]=&quot;&quot;;&quot;&quot;;VLOOKUP([.A161];[$orcamento.$B$1:.$J$365];5;0))">
            <text:p/>
          </table:table-cell>
          <table:table-cell table:style-name="ce12" table:content-validation-name="val2" table:formula="of:=IF([.A161]=&quot;&quot;;&quot;&quot;;VLOOKUP([.A161];[$orcamento.$B$1:.$J$365];4;0))">
            <text:p/>
          </table:table-cell>
          <table:table-cell table:style-name="ce16" table:content-validation-name="val2" table:formula="of:=IF([.A161]=&quot;&quot;;&quot;&quot;;VLOOKUP([.A161];[$orcamento.$B$1:.$J$365];2;0))">
            <text:p/>
          </table:table-cell>
          <table:table-cell table:content-validation-name="val2" table:formula="of:=IF([.A161]=&quot;&quot;;&quot;&quot;;VLOOKUP([.A16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2]=&quot;&quot;;&quot;&quot;;VLOOKUP([.A162];[$orcamento.$B$1:.$J$365];5;0))">
            <text:p/>
          </table:table-cell>
          <table:table-cell table:style-name="ce12" table:content-validation-name="val2" table:formula="of:=IF([.A162]=&quot;&quot;;&quot;&quot;;VLOOKUP([.A162];[$orcamento.$B$1:.$J$365];4;0))">
            <text:p/>
          </table:table-cell>
          <table:table-cell table:style-name="ce16" table:content-validation-name="val2" table:formula="of:=IF([.A162]=&quot;&quot;;&quot;&quot;;VLOOKUP([.A162];[$orcamento.$B$1:.$J$365];2;0))">
            <text:p/>
          </table:table-cell>
          <table:table-cell table:content-validation-name="val2" table:formula="of:=IF([.A162]=&quot;&quot;;&quot;&quot;;VLOOKUP([.A16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3]=&quot;&quot;;&quot;&quot;;VLOOKUP([.A163];[$orcamento.$B$1:.$J$365];5;0))">
            <text:p/>
          </table:table-cell>
          <table:table-cell table:style-name="ce12" table:content-validation-name="val2" table:formula="of:=IF([.A163]=&quot;&quot;;&quot;&quot;;VLOOKUP([.A163];[$orcamento.$B$1:.$J$365];4;0))">
            <text:p/>
          </table:table-cell>
          <table:table-cell table:style-name="ce16" table:content-validation-name="val2" table:formula="of:=IF([.A163]=&quot;&quot;;&quot;&quot;;VLOOKUP([.A163];[$orcamento.$B$1:.$J$365];2;0))">
            <text:p/>
          </table:table-cell>
          <table:table-cell table:content-validation-name="val2" table:formula="of:=IF([.A163]=&quot;&quot;;&quot;&quot;;VLOOKUP([.A16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4]=&quot;&quot;;&quot;&quot;;VLOOKUP([.A164];[$orcamento.$B$1:.$J$365];5;0))">
            <text:p/>
          </table:table-cell>
          <table:table-cell table:style-name="ce12" table:content-validation-name="val2" table:formula="of:=IF([.A164]=&quot;&quot;;&quot;&quot;;VLOOKUP([.A164];[$orcamento.$B$1:.$J$365];4;0))">
            <text:p/>
          </table:table-cell>
          <table:table-cell table:style-name="ce16" table:content-validation-name="val2" table:formula="of:=IF([.A164]=&quot;&quot;;&quot;&quot;;VLOOKUP([.A164];[$orcamento.$B$1:.$J$365];2;0))">
            <text:p/>
          </table:table-cell>
          <table:table-cell table:content-validation-name="val2" table:formula="of:=IF([.A164]=&quot;&quot;;&quot;&quot;;VLOOKUP([.A16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5]=&quot;&quot;;&quot;&quot;;VLOOKUP([.A165];[$orcamento.$B$1:.$J$365];5;0))">
            <text:p/>
          </table:table-cell>
          <table:table-cell table:style-name="ce12" table:content-validation-name="val2" table:formula="of:=IF([.A165]=&quot;&quot;;&quot;&quot;;VLOOKUP([.A165];[$orcamento.$B$1:.$J$365];4;0))">
            <text:p/>
          </table:table-cell>
          <table:table-cell table:style-name="ce16" table:content-validation-name="val2" table:formula="of:=IF([.A165]=&quot;&quot;;&quot;&quot;;VLOOKUP([.A165];[$orcamento.$B$1:.$J$365];2;0))">
            <text:p/>
          </table:table-cell>
          <table:table-cell table:content-validation-name="val2" table:formula="of:=IF([.A165]=&quot;&quot;;&quot;&quot;;VLOOKUP([.A16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6]=&quot;&quot;;&quot;&quot;;VLOOKUP([.A166];[$orcamento.$B$1:.$J$365];5;0))">
            <text:p/>
          </table:table-cell>
          <table:table-cell table:style-name="ce12" table:content-validation-name="val2" table:formula="of:=IF([.A166]=&quot;&quot;;&quot;&quot;;VLOOKUP([.A166];[$orcamento.$B$1:.$J$365];4;0))">
            <text:p/>
          </table:table-cell>
          <table:table-cell table:style-name="ce16" table:content-validation-name="val2" table:formula="of:=IF([.A166]=&quot;&quot;;&quot;&quot;;VLOOKUP([.A166];[$orcamento.$B$1:.$J$365];2;0))">
            <text:p/>
          </table:table-cell>
          <table:table-cell table:content-validation-name="val2" table:formula="of:=IF([.A166]=&quot;&quot;;&quot;&quot;;VLOOKUP([.A16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7]=&quot;&quot;;&quot;&quot;;VLOOKUP([.A167];[$orcamento.$B$1:.$J$365];5;0))">
            <text:p/>
          </table:table-cell>
          <table:table-cell table:style-name="ce12" table:content-validation-name="val2" table:formula="of:=IF([.A167]=&quot;&quot;;&quot;&quot;;VLOOKUP([.A167];[$orcamento.$B$1:.$J$365];4;0))">
            <text:p/>
          </table:table-cell>
          <table:table-cell table:style-name="ce16" table:content-validation-name="val2" table:formula="of:=IF([.A167]=&quot;&quot;;&quot;&quot;;VLOOKUP([.A167];[$orcamento.$B$1:.$J$365];2;0))">
            <text:p/>
          </table:table-cell>
          <table:table-cell table:content-validation-name="val2" table:formula="of:=IF([.A167]=&quot;&quot;;&quot;&quot;;VLOOKUP([.A16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8]=&quot;&quot;;&quot;&quot;;VLOOKUP([.A168];[$orcamento.$B$1:.$J$365];5;0))">
            <text:p/>
          </table:table-cell>
          <table:table-cell table:style-name="ce12" table:content-validation-name="val2" table:formula="of:=IF([.A168]=&quot;&quot;;&quot;&quot;;VLOOKUP([.A168];[$orcamento.$B$1:.$J$365];4;0))">
            <text:p/>
          </table:table-cell>
          <table:table-cell table:style-name="ce16" table:content-validation-name="val2" table:formula="of:=IF([.A168]=&quot;&quot;;&quot;&quot;;VLOOKUP([.A168];[$orcamento.$B$1:.$J$365];2;0))">
            <text:p/>
          </table:table-cell>
          <table:table-cell table:content-validation-name="val2" table:formula="of:=IF([.A168]=&quot;&quot;;&quot;&quot;;VLOOKUP([.A16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69]=&quot;&quot;;&quot;&quot;;VLOOKUP([.A169];[$orcamento.$B$1:.$J$365];5;0))">
            <text:p/>
          </table:table-cell>
          <table:table-cell table:style-name="ce12" table:content-validation-name="val2" table:formula="of:=IF([.A169]=&quot;&quot;;&quot;&quot;;VLOOKUP([.A169];[$orcamento.$B$1:.$J$365];4;0))">
            <text:p/>
          </table:table-cell>
          <table:table-cell table:style-name="ce16" table:content-validation-name="val2" table:formula="of:=IF([.A169]=&quot;&quot;;&quot;&quot;;VLOOKUP([.A169];[$orcamento.$B$1:.$J$365];2;0))">
            <text:p/>
          </table:table-cell>
          <table:table-cell table:content-validation-name="val2" table:formula="of:=IF([.A169]=&quot;&quot;;&quot;&quot;;VLOOKUP([.A16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0]=&quot;&quot;;&quot;&quot;;VLOOKUP([.A170];[$orcamento.$B$1:.$J$365];5;0))">
            <text:p/>
          </table:table-cell>
          <table:table-cell table:style-name="ce12" table:content-validation-name="val2" table:formula="of:=IF([.A170]=&quot;&quot;;&quot;&quot;;VLOOKUP([.A170];[$orcamento.$B$1:.$J$365];4;0))">
            <text:p/>
          </table:table-cell>
          <table:table-cell table:style-name="ce16" table:content-validation-name="val2" table:formula="of:=IF([.A170]=&quot;&quot;;&quot;&quot;;VLOOKUP([.A170];[$orcamento.$B$1:.$J$365];2;0))">
            <text:p/>
          </table:table-cell>
          <table:table-cell table:content-validation-name="val2" table:formula="of:=IF([.A170]=&quot;&quot;;&quot;&quot;;VLOOKUP([.A17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1]=&quot;&quot;;&quot;&quot;;VLOOKUP([.A171];[$orcamento.$B$1:.$J$365];5;0))">
            <text:p/>
          </table:table-cell>
          <table:table-cell table:style-name="ce12" table:content-validation-name="val2" table:formula="of:=IF([.A171]=&quot;&quot;;&quot;&quot;;VLOOKUP([.A171];[$orcamento.$B$1:.$J$365];4;0))">
            <text:p/>
          </table:table-cell>
          <table:table-cell table:style-name="ce16" table:content-validation-name="val2" table:formula="of:=IF([.A171]=&quot;&quot;;&quot;&quot;;VLOOKUP([.A171];[$orcamento.$B$1:.$J$365];2;0))">
            <text:p/>
          </table:table-cell>
          <table:table-cell table:content-validation-name="val2" table:formula="of:=IF([.A171]=&quot;&quot;;&quot;&quot;;VLOOKUP([.A17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2]=&quot;&quot;;&quot;&quot;;VLOOKUP([.A172];[$orcamento.$B$1:.$J$365];5;0))">
            <text:p/>
          </table:table-cell>
          <table:table-cell table:style-name="ce12" table:content-validation-name="val2" table:formula="of:=IF([.A172]=&quot;&quot;;&quot;&quot;;VLOOKUP([.A172];[$orcamento.$B$1:.$J$365];4;0))">
            <text:p/>
          </table:table-cell>
          <table:table-cell table:style-name="ce16" table:content-validation-name="val2" table:formula="of:=IF([.A172]=&quot;&quot;;&quot;&quot;;VLOOKUP([.A172];[$orcamento.$B$1:.$J$365];2;0))">
            <text:p/>
          </table:table-cell>
          <table:table-cell table:content-validation-name="val2" table:formula="of:=IF([.A172]=&quot;&quot;;&quot;&quot;;VLOOKUP([.A17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3]=&quot;&quot;;&quot;&quot;;VLOOKUP([.A173];[$orcamento.$B$1:.$J$365];5;0))">
            <text:p/>
          </table:table-cell>
          <table:table-cell table:style-name="ce12" table:content-validation-name="val2" table:formula="of:=IF([.A173]=&quot;&quot;;&quot;&quot;;VLOOKUP([.A173];[$orcamento.$B$1:.$J$365];4;0))">
            <text:p/>
          </table:table-cell>
          <table:table-cell table:style-name="ce16" table:content-validation-name="val2" table:formula="of:=IF([.A173]=&quot;&quot;;&quot;&quot;;VLOOKUP([.A173];[$orcamento.$B$1:.$J$365];2;0))">
            <text:p/>
          </table:table-cell>
          <table:table-cell table:content-validation-name="val2" table:formula="of:=IF([.A173]=&quot;&quot;;&quot;&quot;;VLOOKUP([.A17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4]=&quot;&quot;;&quot;&quot;;VLOOKUP([.A174];[$orcamento.$B$1:.$J$365];5;0))">
            <text:p/>
          </table:table-cell>
          <table:table-cell table:style-name="ce12" table:content-validation-name="val2" table:formula="of:=IF([.A174]=&quot;&quot;;&quot;&quot;;VLOOKUP([.A174];[$orcamento.$B$1:.$J$365];4;0))">
            <text:p/>
          </table:table-cell>
          <table:table-cell table:style-name="ce16" table:content-validation-name="val2" table:formula="of:=IF([.A174]=&quot;&quot;;&quot;&quot;;VLOOKUP([.A174];[$orcamento.$B$1:.$J$365];2;0))">
            <text:p/>
          </table:table-cell>
          <table:table-cell table:content-validation-name="val2" table:formula="of:=IF([.A174]=&quot;&quot;;&quot;&quot;;VLOOKUP([.A17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5]=&quot;&quot;;&quot;&quot;;VLOOKUP([.A175];[$orcamento.$B$1:.$J$365];5;0))">
            <text:p/>
          </table:table-cell>
          <table:table-cell table:style-name="ce12" table:content-validation-name="val2" table:formula="of:=IF([.A175]=&quot;&quot;;&quot;&quot;;VLOOKUP([.A175];[$orcamento.$B$1:.$J$365];4;0))">
            <text:p/>
          </table:table-cell>
          <table:table-cell table:style-name="ce16" table:content-validation-name="val2" table:formula="of:=IF([.A175]=&quot;&quot;;&quot;&quot;;VLOOKUP([.A175];[$orcamento.$B$1:.$J$365];2;0))">
            <text:p/>
          </table:table-cell>
          <table:table-cell table:content-validation-name="val2" table:formula="of:=IF([.A175]=&quot;&quot;;&quot;&quot;;VLOOKUP([.A17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6]=&quot;&quot;;&quot;&quot;;VLOOKUP([.A176];[$orcamento.$B$1:.$J$365];5;0))">
            <text:p/>
          </table:table-cell>
          <table:table-cell table:style-name="ce12" table:content-validation-name="val2" table:formula="of:=IF([.A176]=&quot;&quot;;&quot;&quot;;VLOOKUP([.A176];[$orcamento.$B$1:.$J$365];4;0))">
            <text:p/>
          </table:table-cell>
          <table:table-cell table:style-name="ce16" table:content-validation-name="val2" table:formula="of:=IF([.A176]=&quot;&quot;;&quot;&quot;;VLOOKUP([.A176];[$orcamento.$B$1:.$J$365];2;0))">
            <text:p/>
          </table:table-cell>
          <table:table-cell table:content-validation-name="val2" table:formula="of:=IF([.A176]=&quot;&quot;;&quot;&quot;;VLOOKUP([.A17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7]=&quot;&quot;;&quot;&quot;;VLOOKUP([.A177];[$orcamento.$B$1:.$J$365];5;0))">
            <text:p/>
          </table:table-cell>
          <table:table-cell table:style-name="ce12" table:content-validation-name="val2" table:formula="of:=IF([.A177]=&quot;&quot;;&quot;&quot;;VLOOKUP([.A177];[$orcamento.$B$1:.$J$365];4;0))">
            <text:p/>
          </table:table-cell>
          <table:table-cell table:style-name="ce16" table:content-validation-name="val2" table:formula="of:=IF([.A177]=&quot;&quot;;&quot;&quot;;VLOOKUP([.A177];[$orcamento.$B$1:.$J$365];2;0))">
            <text:p/>
          </table:table-cell>
          <table:table-cell table:content-validation-name="val2" table:formula="of:=IF([.A177]=&quot;&quot;;&quot;&quot;;VLOOKUP([.A17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8]=&quot;&quot;;&quot;&quot;;VLOOKUP([.A178];[$orcamento.$B$1:.$J$365];5;0))">
            <text:p/>
          </table:table-cell>
          <table:table-cell table:style-name="ce12" table:content-validation-name="val2" table:formula="of:=IF([.A178]=&quot;&quot;;&quot;&quot;;VLOOKUP([.A178];[$orcamento.$B$1:.$J$365];4;0))">
            <text:p/>
          </table:table-cell>
          <table:table-cell table:style-name="ce16" table:content-validation-name="val2" table:formula="of:=IF([.A178]=&quot;&quot;;&quot;&quot;;VLOOKUP([.A178];[$orcamento.$B$1:.$J$365];2;0))">
            <text:p/>
          </table:table-cell>
          <table:table-cell table:content-validation-name="val2" table:formula="of:=IF([.A178]=&quot;&quot;;&quot;&quot;;VLOOKUP([.A17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79]=&quot;&quot;;&quot;&quot;;VLOOKUP([.A179];[$orcamento.$B$1:.$J$365];5;0))">
            <text:p/>
          </table:table-cell>
          <table:table-cell table:style-name="ce12" table:content-validation-name="val2" table:formula="of:=IF([.A179]=&quot;&quot;;&quot;&quot;;VLOOKUP([.A179];[$orcamento.$B$1:.$J$365];4;0))">
            <text:p/>
          </table:table-cell>
          <table:table-cell table:style-name="ce16" table:content-validation-name="val2" table:formula="of:=IF([.A179]=&quot;&quot;;&quot;&quot;;VLOOKUP([.A179];[$orcamento.$B$1:.$J$365];2;0))">
            <text:p/>
          </table:table-cell>
          <table:table-cell table:content-validation-name="val2" table:formula="of:=IF([.A179]=&quot;&quot;;&quot;&quot;;VLOOKUP([.A17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0]=&quot;&quot;;&quot;&quot;;VLOOKUP([.A180];[$orcamento.$B$1:.$J$365];5;0))">
            <text:p/>
          </table:table-cell>
          <table:table-cell table:style-name="ce12" table:content-validation-name="val2" table:formula="of:=IF([.A180]=&quot;&quot;;&quot;&quot;;VLOOKUP([.A180];[$orcamento.$B$1:.$J$365];4;0))">
            <text:p/>
          </table:table-cell>
          <table:table-cell table:style-name="ce16" table:content-validation-name="val2" table:formula="of:=IF([.A180]=&quot;&quot;;&quot;&quot;;VLOOKUP([.A180];[$orcamento.$B$1:.$J$365];2;0))">
            <text:p/>
          </table:table-cell>
          <table:table-cell table:content-validation-name="val2" table:formula="of:=IF([.A180]=&quot;&quot;;&quot;&quot;;VLOOKUP([.A18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1]=&quot;&quot;;&quot;&quot;;VLOOKUP([.A181];[$orcamento.$B$1:.$J$365];5;0))">
            <text:p/>
          </table:table-cell>
          <table:table-cell table:style-name="ce12" table:content-validation-name="val2" table:formula="of:=IF([.A181]=&quot;&quot;;&quot;&quot;;VLOOKUP([.A181];[$orcamento.$B$1:.$J$365];4;0))">
            <text:p/>
          </table:table-cell>
          <table:table-cell table:style-name="ce16" table:content-validation-name="val2" table:formula="of:=IF([.A181]=&quot;&quot;;&quot;&quot;;VLOOKUP([.A181];[$orcamento.$B$1:.$J$365];2;0))">
            <text:p/>
          </table:table-cell>
          <table:table-cell table:content-validation-name="val2" table:formula="of:=IF([.A181]=&quot;&quot;;&quot;&quot;;VLOOKUP([.A18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2]=&quot;&quot;;&quot;&quot;;VLOOKUP([.A182];[$orcamento.$B$1:.$J$365];5;0))">
            <text:p/>
          </table:table-cell>
          <table:table-cell table:style-name="ce12" table:content-validation-name="val2" table:formula="of:=IF([.A182]=&quot;&quot;;&quot;&quot;;VLOOKUP([.A182];[$orcamento.$B$1:.$J$365];4;0))">
            <text:p/>
          </table:table-cell>
          <table:table-cell table:style-name="ce16" table:content-validation-name="val2" table:formula="of:=IF([.A182]=&quot;&quot;;&quot;&quot;;VLOOKUP([.A182];[$orcamento.$B$1:.$J$365];2;0))">
            <text:p/>
          </table:table-cell>
          <table:table-cell table:content-validation-name="val2" table:formula="of:=IF([.A182]=&quot;&quot;;&quot;&quot;;VLOOKUP([.A18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3]=&quot;&quot;;&quot;&quot;;VLOOKUP([.A183];[$orcamento.$B$1:.$J$365];5;0))">
            <text:p/>
          </table:table-cell>
          <table:table-cell table:style-name="ce12" table:content-validation-name="val2" table:formula="of:=IF([.A183]=&quot;&quot;;&quot;&quot;;VLOOKUP([.A183];[$orcamento.$B$1:.$J$365];4;0))">
            <text:p/>
          </table:table-cell>
          <table:table-cell table:style-name="ce16" table:content-validation-name="val2" table:formula="of:=IF([.A183]=&quot;&quot;;&quot;&quot;;VLOOKUP([.A183];[$orcamento.$B$1:.$J$365];2;0))">
            <text:p/>
          </table:table-cell>
          <table:table-cell table:content-validation-name="val2" table:formula="of:=IF([.A183]=&quot;&quot;;&quot;&quot;;VLOOKUP([.A18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4]=&quot;&quot;;&quot;&quot;;VLOOKUP([.A184];[$orcamento.$B$1:.$J$365];5;0))">
            <text:p/>
          </table:table-cell>
          <table:table-cell table:style-name="ce12" table:content-validation-name="val2" table:formula="of:=IF([.A184]=&quot;&quot;;&quot;&quot;;VLOOKUP([.A184];[$orcamento.$B$1:.$J$365];4;0))">
            <text:p/>
          </table:table-cell>
          <table:table-cell table:style-name="ce16" table:content-validation-name="val2" table:formula="of:=IF([.A184]=&quot;&quot;;&quot;&quot;;VLOOKUP([.A184];[$orcamento.$B$1:.$J$365];2;0))">
            <text:p/>
          </table:table-cell>
          <table:table-cell table:content-validation-name="val2" table:formula="of:=IF([.A184]=&quot;&quot;;&quot;&quot;;VLOOKUP([.A18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5]=&quot;&quot;;&quot;&quot;;VLOOKUP([.A185];[$orcamento.$B$1:.$J$365];5;0))">
            <text:p/>
          </table:table-cell>
          <table:table-cell table:style-name="ce12" table:content-validation-name="val2" table:formula="of:=IF([.A185]=&quot;&quot;;&quot;&quot;;VLOOKUP([.A185];[$orcamento.$B$1:.$J$365];4;0))">
            <text:p/>
          </table:table-cell>
          <table:table-cell table:style-name="ce16" table:content-validation-name="val2" table:formula="of:=IF([.A185]=&quot;&quot;;&quot;&quot;;VLOOKUP([.A185];[$orcamento.$B$1:.$J$365];2;0))">
            <text:p/>
          </table:table-cell>
          <table:table-cell table:content-validation-name="val2" table:formula="of:=IF([.A185]=&quot;&quot;;&quot;&quot;;VLOOKUP([.A18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6]=&quot;&quot;;&quot;&quot;;VLOOKUP([.A186];[$orcamento.$B$1:.$J$365];5;0))">
            <text:p/>
          </table:table-cell>
          <table:table-cell table:style-name="ce12" table:content-validation-name="val2" table:formula="of:=IF([.A186]=&quot;&quot;;&quot;&quot;;VLOOKUP([.A186];[$orcamento.$B$1:.$J$365];4;0))">
            <text:p/>
          </table:table-cell>
          <table:table-cell table:style-name="ce16" table:content-validation-name="val2" table:formula="of:=IF([.A186]=&quot;&quot;;&quot;&quot;;VLOOKUP([.A186];[$orcamento.$B$1:.$J$365];2;0))">
            <text:p/>
          </table:table-cell>
          <table:table-cell table:content-validation-name="val2" table:formula="of:=IF([.A186]=&quot;&quot;;&quot;&quot;;VLOOKUP([.A18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7]=&quot;&quot;;&quot;&quot;;VLOOKUP([.A187];[$orcamento.$B$1:.$J$365];5;0))">
            <text:p/>
          </table:table-cell>
          <table:table-cell table:style-name="ce12" table:content-validation-name="val2" table:formula="of:=IF([.A187]=&quot;&quot;;&quot;&quot;;VLOOKUP([.A187];[$orcamento.$B$1:.$J$365];4;0))">
            <text:p/>
          </table:table-cell>
          <table:table-cell table:style-name="ce16" table:content-validation-name="val2" table:formula="of:=IF([.A187]=&quot;&quot;;&quot;&quot;;VLOOKUP([.A187];[$orcamento.$B$1:.$J$365];2;0))">
            <text:p/>
          </table:table-cell>
          <table:table-cell table:content-validation-name="val2" table:formula="of:=IF([.A187]=&quot;&quot;;&quot;&quot;;VLOOKUP([.A18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8]=&quot;&quot;;&quot;&quot;;VLOOKUP([.A188];[$orcamento.$B$1:.$J$365];5;0))">
            <text:p/>
          </table:table-cell>
          <table:table-cell table:style-name="ce12" table:content-validation-name="val2" table:formula="of:=IF([.A188]=&quot;&quot;;&quot;&quot;;VLOOKUP([.A188];[$orcamento.$B$1:.$J$365];4;0))">
            <text:p/>
          </table:table-cell>
          <table:table-cell table:style-name="ce16" table:content-validation-name="val2" table:formula="of:=IF([.A188]=&quot;&quot;;&quot;&quot;;VLOOKUP([.A188];[$orcamento.$B$1:.$J$365];2;0))">
            <text:p/>
          </table:table-cell>
          <table:table-cell table:content-validation-name="val2" table:formula="of:=IF([.A188]=&quot;&quot;;&quot;&quot;;VLOOKUP([.A18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89]=&quot;&quot;;&quot;&quot;;VLOOKUP([.A189];[$orcamento.$B$1:.$J$365];5;0))">
            <text:p/>
          </table:table-cell>
          <table:table-cell table:style-name="ce12" table:content-validation-name="val2" table:formula="of:=IF([.A189]=&quot;&quot;;&quot;&quot;;VLOOKUP([.A189];[$orcamento.$B$1:.$J$365];4;0))">
            <text:p/>
          </table:table-cell>
          <table:table-cell table:style-name="ce16" table:content-validation-name="val2" table:formula="of:=IF([.A189]=&quot;&quot;;&quot;&quot;;VLOOKUP([.A189];[$orcamento.$B$1:.$J$365];2;0))">
            <text:p/>
          </table:table-cell>
          <table:table-cell table:content-validation-name="val2" table:formula="of:=IF([.A189]=&quot;&quot;;&quot;&quot;;VLOOKUP([.A18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0]=&quot;&quot;;&quot;&quot;;VLOOKUP([.A190];[$orcamento.$B$1:.$J$365];5;0))">
            <text:p/>
          </table:table-cell>
          <table:table-cell table:style-name="ce12" table:content-validation-name="val2" table:formula="of:=IF([.A190]=&quot;&quot;;&quot;&quot;;VLOOKUP([.A190];[$orcamento.$B$1:.$J$365];4;0))">
            <text:p/>
          </table:table-cell>
          <table:table-cell table:style-name="ce16" table:content-validation-name="val2" table:formula="of:=IF([.A190]=&quot;&quot;;&quot;&quot;;VLOOKUP([.A190];[$orcamento.$B$1:.$J$365];2;0))">
            <text:p/>
          </table:table-cell>
          <table:table-cell table:content-validation-name="val2" table:formula="of:=IF([.A190]=&quot;&quot;;&quot;&quot;;VLOOKUP([.A19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1]=&quot;&quot;;&quot;&quot;;VLOOKUP([.A191];[$orcamento.$B$1:.$J$365];5;0))">
            <text:p/>
          </table:table-cell>
          <table:table-cell table:style-name="ce12" table:content-validation-name="val2" table:formula="of:=IF([.A191]=&quot;&quot;;&quot;&quot;;VLOOKUP([.A191];[$orcamento.$B$1:.$J$365];4;0))">
            <text:p/>
          </table:table-cell>
          <table:table-cell table:style-name="ce16" table:content-validation-name="val2" table:formula="of:=IF([.A191]=&quot;&quot;;&quot;&quot;;VLOOKUP([.A191];[$orcamento.$B$1:.$J$365];2;0))">
            <text:p/>
          </table:table-cell>
          <table:table-cell table:content-validation-name="val2" table:formula="of:=IF([.A191]=&quot;&quot;;&quot;&quot;;VLOOKUP([.A19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2]=&quot;&quot;;&quot;&quot;;VLOOKUP([.A192];[$orcamento.$B$1:.$J$365];5;0))">
            <text:p/>
          </table:table-cell>
          <table:table-cell table:style-name="ce12" table:content-validation-name="val2" table:formula="of:=IF([.A192]=&quot;&quot;;&quot;&quot;;VLOOKUP([.A192];[$orcamento.$B$1:.$J$365];4;0))">
            <text:p/>
          </table:table-cell>
          <table:table-cell table:style-name="ce16" table:content-validation-name="val2" table:formula="of:=IF([.A192]=&quot;&quot;;&quot;&quot;;VLOOKUP([.A192];[$orcamento.$B$1:.$J$365];2;0))">
            <text:p/>
          </table:table-cell>
          <table:table-cell table:content-validation-name="val2" table:formula="of:=IF([.A192]=&quot;&quot;;&quot;&quot;;VLOOKUP([.A19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3]=&quot;&quot;;&quot;&quot;;VLOOKUP([.A193];[$orcamento.$B$1:.$J$365];5;0))">
            <text:p/>
          </table:table-cell>
          <table:table-cell table:style-name="ce12" table:content-validation-name="val2" table:formula="of:=IF([.A193]=&quot;&quot;;&quot;&quot;;VLOOKUP([.A193];[$orcamento.$B$1:.$J$365];4;0))">
            <text:p/>
          </table:table-cell>
          <table:table-cell table:style-name="ce16" table:content-validation-name="val2" table:formula="of:=IF([.A193]=&quot;&quot;;&quot;&quot;;VLOOKUP([.A193];[$orcamento.$B$1:.$J$365];2;0))">
            <text:p/>
          </table:table-cell>
          <table:table-cell table:content-validation-name="val2" table:formula="of:=IF([.A193]=&quot;&quot;;&quot;&quot;;VLOOKUP([.A19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4]=&quot;&quot;;&quot;&quot;;VLOOKUP([.A194];[$orcamento.$B$1:.$J$365];5;0))">
            <text:p/>
          </table:table-cell>
          <table:table-cell table:style-name="ce12" table:content-validation-name="val2" table:formula="of:=IF([.A194]=&quot;&quot;;&quot;&quot;;VLOOKUP([.A194];[$orcamento.$B$1:.$J$365];4;0))">
            <text:p/>
          </table:table-cell>
          <table:table-cell table:style-name="ce16" table:content-validation-name="val2" table:formula="of:=IF([.A194]=&quot;&quot;;&quot;&quot;;VLOOKUP([.A194];[$orcamento.$B$1:.$J$365];2;0))">
            <text:p/>
          </table:table-cell>
          <table:table-cell table:content-validation-name="val2" table:formula="of:=IF([.A194]=&quot;&quot;;&quot;&quot;;VLOOKUP([.A19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5]=&quot;&quot;;&quot;&quot;;VLOOKUP([.A195];[$orcamento.$B$1:.$J$365];5;0))">
            <text:p/>
          </table:table-cell>
          <table:table-cell table:style-name="ce12" table:content-validation-name="val2" table:formula="of:=IF([.A195]=&quot;&quot;;&quot;&quot;;VLOOKUP([.A195];[$orcamento.$B$1:.$J$365];4;0))">
            <text:p/>
          </table:table-cell>
          <table:table-cell table:style-name="ce16" table:content-validation-name="val2" table:formula="of:=IF([.A195]=&quot;&quot;;&quot;&quot;;VLOOKUP([.A195];[$orcamento.$B$1:.$J$365];2;0))">
            <text:p/>
          </table:table-cell>
          <table:table-cell table:content-validation-name="val2" table:formula="of:=IF([.A195]=&quot;&quot;;&quot;&quot;;VLOOKUP([.A19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6]=&quot;&quot;;&quot;&quot;;VLOOKUP([.A196];[$orcamento.$B$1:.$J$365];5;0))">
            <text:p/>
          </table:table-cell>
          <table:table-cell table:style-name="ce12" table:content-validation-name="val2" table:formula="of:=IF([.A196]=&quot;&quot;;&quot;&quot;;VLOOKUP([.A196];[$orcamento.$B$1:.$J$365];4;0))">
            <text:p/>
          </table:table-cell>
          <table:table-cell table:style-name="ce16" table:content-validation-name="val2" table:formula="of:=IF([.A196]=&quot;&quot;;&quot;&quot;;VLOOKUP([.A196];[$orcamento.$B$1:.$J$365];2;0))">
            <text:p/>
          </table:table-cell>
          <table:table-cell table:content-validation-name="val2" table:formula="of:=IF([.A196]=&quot;&quot;;&quot;&quot;;VLOOKUP([.A19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7]=&quot;&quot;;&quot;&quot;;VLOOKUP([.A197];[$orcamento.$B$1:.$J$365];5;0))">
            <text:p/>
          </table:table-cell>
          <table:table-cell table:style-name="ce12" table:content-validation-name="val2" table:formula="of:=IF([.A197]=&quot;&quot;;&quot;&quot;;VLOOKUP([.A197];[$orcamento.$B$1:.$J$365];4;0))">
            <text:p/>
          </table:table-cell>
          <table:table-cell table:style-name="ce16" table:content-validation-name="val2" table:formula="of:=IF([.A197]=&quot;&quot;;&quot;&quot;;VLOOKUP([.A197];[$orcamento.$B$1:.$J$365];2;0))">
            <text:p/>
          </table:table-cell>
          <table:table-cell table:content-validation-name="val2" table:formula="of:=IF([.A197]=&quot;&quot;;&quot;&quot;;VLOOKUP([.A19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8]=&quot;&quot;;&quot;&quot;;VLOOKUP([.A198];[$orcamento.$B$1:.$J$365];5;0))">
            <text:p/>
          </table:table-cell>
          <table:table-cell table:style-name="ce12" table:content-validation-name="val2" table:formula="of:=IF([.A198]=&quot;&quot;;&quot;&quot;;VLOOKUP([.A198];[$orcamento.$B$1:.$J$365];4;0))">
            <text:p/>
          </table:table-cell>
          <table:table-cell table:style-name="ce16" table:content-validation-name="val2" table:formula="of:=IF([.A198]=&quot;&quot;;&quot;&quot;;VLOOKUP([.A198];[$orcamento.$B$1:.$J$365];2;0))">
            <text:p/>
          </table:table-cell>
          <table:table-cell table:content-validation-name="val2" table:formula="of:=IF([.A198]=&quot;&quot;;&quot;&quot;;VLOOKUP([.A19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199]=&quot;&quot;;&quot;&quot;;VLOOKUP([.A199];[$orcamento.$B$1:.$J$365];5;0))">
            <text:p/>
          </table:table-cell>
          <table:table-cell table:style-name="ce12" table:content-validation-name="val2" table:formula="of:=IF([.A199]=&quot;&quot;;&quot;&quot;;VLOOKUP([.A199];[$orcamento.$B$1:.$J$365];4;0))">
            <text:p/>
          </table:table-cell>
          <table:table-cell table:style-name="ce16" table:content-validation-name="val2" table:formula="of:=IF([.A199]=&quot;&quot;;&quot;&quot;;VLOOKUP([.A199];[$orcamento.$B$1:.$J$365];2;0))">
            <text:p/>
          </table:table-cell>
          <table:table-cell table:content-validation-name="val2" table:formula="of:=IF([.A199]=&quot;&quot;;&quot;&quot;;VLOOKUP([.A19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0]=&quot;&quot;;&quot;&quot;;VLOOKUP([.A200];[$orcamento.$B$1:.$J$365];5;0))">
            <text:p/>
          </table:table-cell>
          <table:table-cell table:style-name="ce12" table:content-validation-name="val2" table:formula="of:=IF([.A200]=&quot;&quot;;&quot;&quot;;VLOOKUP([.A200];[$orcamento.$B$1:.$J$365];4;0))">
            <text:p/>
          </table:table-cell>
          <table:table-cell table:style-name="ce16" table:content-validation-name="val2" table:formula="of:=IF([.A200]=&quot;&quot;;&quot;&quot;;VLOOKUP([.A200];[$orcamento.$B$1:.$J$365];2;0))">
            <text:p/>
          </table:table-cell>
          <table:table-cell table:content-validation-name="val2" table:formula="of:=IF([.A200]=&quot;&quot;;&quot;&quot;;VLOOKUP([.A20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1]=&quot;&quot;;&quot;&quot;;VLOOKUP([.A201];[$orcamento.$B$1:.$J$365];5;0))">
            <text:p/>
          </table:table-cell>
          <table:table-cell table:style-name="ce12" table:content-validation-name="val2" table:formula="of:=IF([.A201]=&quot;&quot;;&quot;&quot;;VLOOKUP([.A201];[$orcamento.$B$1:.$J$365];4;0))">
            <text:p/>
          </table:table-cell>
          <table:table-cell table:style-name="ce16" table:content-validation-name="val2" table:formula="of:=IF([.A201]=&quot;&quot;;&quot;&quot;;VLOOKUP([.A201];[$orcamento.$B$1:.$J$365];2;0))">
            <text:p/>
          </table:table-cell>
          <table:table-cell table:content-validation-name="val2" table:formula="of:=IF([.A201]=&quot;&quot;;&quot;&quot;;VLOOKUP([.A20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2]=&quot;&quot;;&quot;&quot;;VLOOKUP([.A202];[$orcamento.$B$1:.$J$365];5;0))">
            <text:p/>
          </table:table-cell>
          <table:table-cell table:style-name="ce12" table:content-validation-name="val2" table:formula="of:=IF([.A202]=&quot;&quot;;&quot;&quot;;VLOOKUP([.A202];[$orcamento.$B$1:.$J$365];4;0))">
            <text:p/>
          </table:table-cell>
          <table:table-cell table:style-name="ce16" table:content-validation-name="val2" table:formula="of:=IF([.A202]=&quot;&quot;;&quot;&quot;;VLOOKUP([.A202];[$orcamento.$B$1:.$J$365];2;0))">
            <text:p/>
          </table:table-cell>
          <table:table-cell table:content-validation-name="val2" table:formula="of:=IF([.A202]=&quot;&quot;;&quot;&quot;;VLOOKUP([.A20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3]=&quot;&quot;;&quot;&quot;;VLOOKUP([.A203];[$orcamento.$B$1:.$J$365];5;0))">
            <text:p/>
          </table:table-cell>
          <table:table-cell table:style-name="ce12" table:content-validation-name="val2" table:formula="of:=IF([.A203]=&quot;&quot;;&quot;&quot;;VLOOKUP([.A203];[$orcamento.$B$1:.$J$365];4;0))">
            <text:p/>
          </table:table-cell>
          <table:table-cell table:style-name="ce16" table:content-validation-name="val2" table:formula="of:=IF([.A203]=&quot;&quot;;&quot;&quot;;VLOOKUP([.A203];[$orcamento.$B$1:.$J$365];2;0))">
            <text:p/>
          </table:table-cell>
          <table:table-cell table:content-validation-name="val2" table:formula="of:=IF([.A203]=&quot;&quot;;&quot;&quot;;VLOOKUP([.A20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4]=&quot;&quot;;&quot;&quot;;VLOOKUP([.A204];[$orcamento.$B$1:.$J$365];5;0))">
            <text:p/>
          </table:table-cell>
          <table:table-cell table:style-name="ce12" table:content-validation-name="val2" table:formula="of:=IF([.A204]=&quot;&quot;;&quot;&quot;;VLOOKUP([.A204];[$orcamento.$B$1:.$J$365];4;0))">
            <text:p/>
          </table:table-cell>
          <table:table-cell table:style-name="ce16" table:content-validation-name="val2" table:formula="of:=IF([.A204]=&quot;&quot;;&quot;&quot;;VLOOKUP([.A204];[$orcamento.$B$1:.$J$365];2;0))">
            <text:p/>
          </table:table-cell>
          <table:table-cell table:content-validation-name="val2" table:formula="of:=IF([.A204]=&quot;&quot;;&quot;&quot;;VLOOKUP([.A20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5]=&quot;&quot;;&quot;&quot;;VLOOKUP([.A205];[$orcamento.$B$1:.$J$365];5;0))">
            <text:p/>
          </table:table-cell>
          <table:table-cell table:style-name="ce12" table:content-validation-name="val2" table:formula="of:=IF([.A205]=&quot;&quot;;&quot;&quot;;VLOOKUP([.A205];[$orcamento.$B$1:.$J$365];4;0))">
            <text:p/>
          </table:table-cell>
          <table:table-cell table:style-name="ce16" table:content-validation-name="val2" table:formula="of:=IF([.A205]=&quot;&quot;;&quot;&quot;;VLOOKUP([.A205];[$orcamento.$B$1:.$J$365];2;0))">
            <text:p/>
          </table:table-cell>
          <table:table-cell table:content-validation-name="val2" table:formula="of:=IF([.A205]=&quot;&quot;;&quot;&quot;;VLOOKUP([.A20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6]=&quot;&quot;;&quot;&quot;;VLOOKUP([.A206];[$orcamento.$B$1:.$J$365];5;0))">
            <text:p/>
          </table:table-cell>
          <table:table-cell table:style-name="ce12" table:content-validation-name="val2" table:formula="of:=IF([.A206]=&quot;&quot;;&quot;&quot;;VLOOKUP([.A206];[$orcamento.$B$1:.$J$365];4;0))">
            <text:p/>
          </table:table-cell>
          <table:table-cell table:style-name="ce16" table:content-validation-name="val2" table:formula="of:=IF([.A206]=&quot;&quot;;&quot;&quot;;VLOOKUP([.A206];[$orcamento.$B$1:.$J$365];2;0))">
            <text:p/>
          </table:table-cell>
          <table:table-cell table:content-validation-name="val2" table:formula="of:=IF([.A206]=&quot;&quot;;&quot;&quot;;VLOOKUP([.A20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7]=&quot;&quot;;&quot;&quot;;VLOOKUP([.A207];[$orcamento.$B$1:.$J$365];5;0))">
            <text:p/>
          </table:table-cell>
          <table:table-cell table:style-name="ce12" table:content-validation-name="val2" table:formula="of:=IF([.A207]=&quot;&quot;;&quot;&quot;;VLOOKUP([.A207];[$orcamento.$B$1:.$J$365];4;0))">
            <text:p/>
          </table:table-cell>
          <table:table-cell table:style-name="ce16" table:content-validation-name="val2" table:formula="of:=IF([.A207]=&quot;&quot;;&quot;&quot;;VLOOKUP([.A207];[$orcamento.$B$1:.$J$365];2;0))">
            <text:p/>
          </table:table-cell>
          <table:table-cell table:content-validation-name="val2" table:formula="of:=IF([.A207]=&quot;&quot;;&quot;&quot;;VLOOKUP([.A20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8]=&quot;&quot;;&quot;&quot;;VLOOKUP([.A208];[$orcamento.$B$1:.$J$365];5;0))">
            <text:p/>
          </table:table-cell>
          <table:table-cell table:style-name="ce12" table:content-validation-name="val2" table:formula="of:=IF([.A208]=&quot;&quot;;&quot;&quot;;VLOOKUP([.A208];[$orcamento.$B$1:.$J$365];4;0))">
            <text:p/>
          </table:table-cell>
          <table:table-cell table:style-name="ce16" table:content-validation-name="val2" table:formula="of:=IF([.A208]=&quot;&quot;;&quot;&quot;;VLOOKUP([.A208];[$orcamento.$B$1:.$J$365];2;0))">
            <text:p/>
          </table:table-cell>
          <table:table-cell table:content-validation-name="val2" table:formula="of:=IF([.A208]=&quot;&quot;;&quot;&quot;;VLOOKUP([.A20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09]=&quot;&quot;;&quot;&quot;;VLOOKUP([.A209];[$orcamento.$B$1:.$J$365];5;0))">
            <text:p/>
          </table:table-cell>
          <table:table-cell table:style-name="ce12" table:content-validation-name="val2" table:formula="of:=IF([.A209]=&quot;&quot;;&quot;&quot;;VLOOKUP([.A209];[$orcamento.$B$1:.$J$365];4;0))">
            <text:p/>
          </table:table-cell>
          <table:table-cell table:style-name="ce16" table:content-validation-name="val2" table:formula="of:=IF([.A209]=&quot;&quot;;&quot;&quot;;VLOOKUP([.A209];[$orcamento.$B$1:.$J$365];2;0))">
            <text:p/>
          </table:table-cell>
          <table:table-cell table:content-validation-name="val2" table:formula="of:=IF([.A209]=&quot;&quot;;&quot;&quot;;VLOOKUP([.A20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0]=&quot;&quot;;&quot;&quot;;VLOOKUP([.A210];[$orcamento.$B$1:.$J$365];5;0))">
            <text:p/>
          </table:table-cell>
          <table:table-cell table:style-name="ce12" table:content-validation-name="val2" table:formula="of:=IF([.A210]=&quot;&quot;;&quot;&quot;;VLOOKUP([.A210];[$orcamento.$B$1:.$J$365];4;0))">
            <text:p/>
          </table:table-cell>
          <table:table-cell table:style-name="ce16" table:content-validation-name="val2" table:formula="of:=IF([.A210]=&quot;&quot;;&quot;&quot;;VLOOKUP([.A210];[$orcamento.$B$1:.$J$365];2;0))">
            <text:p/>
          </table:table-cell>
          <table:table-cell table:content-validation-name="val2" table:formula="of:=IF([.A210]=&quot;&quot;;&quot;&quot;;VLOOKUP([.A21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1]=&quot;&quot;;&quot;&quot;;VLOOKUP([.A211];[$orcamento.$B$1:.$J$365];5;0))">
            <text:p/>
          </table:table-cell>
          <table:table-cell table:style-name="ce12" table:content-validation-name="val2" table:formula="of:=IF([.A211]=&quot;&quot;;&quot;&quot;;VLOOKUP([.A211];[$orcamento.$B$1:.$J$365];4;0))">
            <text:p/>
          </table:table-cell>
          <table:table-cell table:style-name="ce16" table:content-validation-name="val2" table:formula="of:=IF([.A211]=&quot;&quot;;&quot;&quot;;VLOOKUP([.A211];[$orcamento.$B$1:.$J$365];2;0))">
            <text:p/>
          </table:table-cell>
          <table:table-cell table:content-validation-name="val2" table:formula="of:=IF([.A211]=&quot;&quot;;&quot;&quot;;VLOOKUP([.A21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2]=&quot;&quot;;&quot;&quot;;VLOOKUP([.A212];[$orcamento.$B$1:.$J$365];5;0))">
            <text:p/>
          </table:table-cell>
          <table:table-cell table:style-name="ce12" table:content-validation-name="val2" table:formula="of:=IF([.A212]=&quot;&quot;;&quot;&quot;;VLOOKUP([.A212];[$orcamento.$B$1:.$J$365];4;0))">
            <text:p/>
          </table:table-cell>
          <table:table-cell table:style-name="ce16" table:content-validation-name="val2" table:formula="of:=IF([.A212]=&quot;&quot;;&quot;&quot;;VLOOKUP([.A212];[$orcamento.$B$1:.$J$365];2;0))">
            <text:p/>
          </table:table-cell>
          <table:table-cell table:content-validation-name="val2" table:formula="of:=IF([.A212]=&quot;&quot;;&quot;&quot;;VLOOKUP([.A21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3]=&quot;&quot;;&quot;&quot;;VLOOKUP([.A213];[$orcamento.$B$1:.$J$365];5;0))">
            <text:p/>
          </table:table-cell>
          <table:table-cell table:style-name="ce12" table:content-validation-name="val2" table:formula="of:=IF([.A213]=&quot;&quot;;&quot;&quot;;VLOOKUP([.A213];[$orcamento.$B$1:.$J$365];4;0))">
            <text:p/>
          </table:table-cell>
          <table:table-cell table:style-name="ce16" table:content-validation-name="val2" table:formula="of:=IF([.A213]=&quot;&quot;;&quot;&quot;;VLOOKUP([.A213];[$orcamento.$B$1:.$J$365];2;0))">
            <text:p/>
          </table:table-cell>
          <table:table-cell table:content-validation-name="val2" table:formula="of:=IF([.A213]=&quot;&quot;;&quot;&quot;;VLOOKUP([.A21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4]=&quot;&quot;;&quot;&quot;;VLOOKUP([.A214];[$orcamento.$B$1:.$J$365];5;0))">
            <text:p/>
          </table:table-cell>
          <table:table-cell table:style-name="ce12" table:content-validation-name="val2" table:formula="of:=IF([.A214]=&quot;&quot;;&quot;&quot;;VLOOKUP([.A214];[$orcamento.$B$1:.$J$365];4;0))">
            <text:p/>
          </table:table-cell>
          <table:table-cell table:style-name="ce16" table:content-validation-name="val2" table:formula="of:=IF([.A214]=&quot;&quot;;&quot;&quot;;VLOOKUP([.A214];[$orcamento.$B$1:.$J$365];2;0))">
            <text:p/>
          </table:table-cell>
          <table:table-cell table:content-validation-name="val2" table:formula="of:=IF([.A214]=&quot;&quot;;&quot;&quot;;VLOOKUP([.A21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5]=&quot;&quot;;&quot;&quot;;VLOOKUP([.A215];[$orcamento.$B$1:.$J$365];5;0))">
            <text:p/>
          </table:table-cell>
          <table:table-cell table:style-name="ce12" table:content-validation-name="val2" table:formula="of:=IF([.A215]=&quot;&quot;;&quot;&quot;;VLOOKUP([.A215];[$orcamento.$B$1:.$J$365];4;0))">
            <text:p/>
          </table:table-cell>
          <table:table-cell table:style-name="ce16" table:content-validation-name="val2" table:formula="of:=IF([.A215]=&quot;&quot;;&quot;&quot;;VLOOKUP([.A215];[$orcamento.$B$1:.$J$365];2;0))">
            <text:p/>
          </table:table-cell>
          <table:table-cell table:content-validation-name="val2" table:formula="of:=IF([.A215]=&quot;&quot;;&quot;&quot;;VLOOKUP([.A21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6]=&quot;&quot;;&quot;&quot;;VLOOKUP([.A216];[$orcamento.$B$1:.$J$365];5;0))">
            <text:p/>
          </table:table-cell>
          <table:table-cell table:style-name="ce12" table:content-validation-name="val2" table:formula="of:=IF([.A216]=&quot;&quot;;&quot;&quot;;VLOOKUP([.A216];[$orcamento.$B$1:.$J$365];4;0))">
            <text:p/>
          </table:table-cell>
          <table:table-cell table:style-name="ce16" table:content-validation-name="val2" table:formula="of:=IF([.A216]=&quot;&quot;;&quot;&quot;;VLOOKUP([.A216];[$orcamento.$B$1:.$J$365];2;0))">
            <text:p/>
          </table:table-cell>
          <table:table-cell table:content-validation-name="val2" table:formula="of:=IF([.A216]=&quot;&quot;;&quot;&quot;;VLOOKUP([.A21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7]=&quot;&quot;;&quot;&quot;;VLOOKUP([.A217];[$orcamento.$B$1:.$J$365];5;0))">
            <text:p/>
          </table:table-cell>
          <table:table-cell table:style-name="ce12" table:content-validation-name="val2" table:formula="of:=IF([.A217]=&quot;&quot;;&quot;&quot;;VLOOKUP([.A217];[$orcamento.$B$1:.$J$365];4;0))">
            <text:p/>
          </table:table-cell>
          <table:table-cell table:style-name="ce16" table:content-validation-name="val2" table:formula="of:=IF([.A217]=&quot;&quot;;&quot;&quot;;VLOOKUP([.A217];[$orcamento.$B$1:.$J$365];2;0))">
            <text:p/>
          </table:table-cell>
          <table:table-cell table:content-validation-name="val2" table:formula="of:=IF([.A217]=&quot;&quot;;&quot;&quot;;VLOOKUP([.A21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8]=&quot;&quot;;&quot;&quot;;VLOOKUP([.A218];[$orcamento.$B$1:.$J$365];5;0))">
            <text:p/>
          </table:table-cell>
          <table:table-cell table:style-name="ce12" table:content-validation-name="val2" table:formula="of:=IF([.A218]=&quot;&quot;;&quot;&quot;;VLOOKUP([.A218];[$orcamento.$B$1:.$J$365];4;0))">
            <text:p/>
          </table:table-cell>
          <table:table-cell table:style-name="ce16" table:content-validation-name="val2" table:formula="of:=IF([.A218]=&quot;&quot;;&quot;&quot;;VLOOKUP([.A218];[$orcamento.$B$1:.$J$365];2;0))">
            <text:p/>
          </table:table-cell>
          <table:table-cell table:content-validation-name="val2" table:formula="of:=IF([.A218]=&quot;&quot;;&quot;&quot;;VLOOKUP([.A21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19]=&quot;&quot;;&quot;&quot;;VLOOKUP([.A219];[$orcamento.$B$1:.$J$365];5;0))">
            <text:p/>
          </table:table-cell>
          <table:table-cell table:style-name="ce12" table:content-validation-name="val2" table:formula="of:=IF([.A219]=&quot;&quot;;&quot;&quot;;VLOOKUP([.A219];[$orcamento.$B$1:.$J$365];4;0))">
            <text:p/>
          </table:table-cell>
          <table:table-cell table:style-name="ce16" table:content-validation-name="val2" table:formula="of:=IF([.A219]=&quot;&quot;;&quot;&quot;;VLOOKUP([.A219];[$orcamento.$B$1:.$J$365];2;0))">
            <text:p/>
          </table:table-cell>
          <table:table-cell table:content-validation-name="val2" table:formula="of:=IF([.A219]=&quot;&quot;;&quot;&quot;;VLOOKUP([.A21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0]=&quot;&quot;;&quot;&quot;;VLOOKUP([.A220];[$orcamento.$B$1:.$J$365];5;0))">
            <text:p/>
          </table:table-cell>
          <table:table-cell table:style-name="ce12" table:content-validation-name="val2" table:formula="of:=IF([.A220]=&quot;&quot;;&quot;&quot;;VLOOKUP([.A220];[$orcamento.$B$1:.$J$365];4;0))">
            <text:p/>
          </table:table-cell>
          <table:table-cell table:style-name="ce16" table:content-validation-name="val2" table:formula="of:=IF([.A220]=&quot;&quot;;&quot;&quot;;VLOOKUP([.A220];[$orcamento.$B$1:.$J$365];2;0))">
            <text:p/>
          </table:table-cell>
          <table:table-cell table:content-validation-name="val2" table:formula="of:=IF([.A220]=&quot;&quot;;&quot;&quot;;VLOOKUP([.A22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1]=&quot;&quot;;&quot;&quot;;VLOOKUP([.A221];[$orcamento.$B$1:.$J$365];5;0))">
            <text:p/>
          </table:table-cell>
          <table:table-cell table:style-name="ce12" table:content-validation-name="val2" table:formula="of:=IF([.A221]=&quot;&quot;;&quot;&quot;;VLOOKUP([.A221];[$orcamento.$B$1:.$J$365];4;0))">
            <text:p/>
          </table:table-cell>
          <table:table-cell table:style-name="ce16" table:content-validation-name="val2" table:formula="of:=IF([.A221]=&quot;&quot;;&quot;&quot;;VLOOKUP([.A221];[$orcamento.$B$1:.$J$365];2;0))">
            <text:p/>
          </table:table-cell>
          <table:table-cell table:content-validation-name="val2" table:formula="of:=IF([.A221]=&quot;&quot;;&quot;&quot;;VLOOKUP([.A22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2]=&quot;&quot;;&quot;&quot;;VLOOKUP([.A222];[$orcamento.$B$1:.$J$365];5;0))">
            <text:p/>
          </table:table-cell>
          <table:table-cell table:style-name="ce12" table:content-validation-name="val2" table:formula="of:=IF([.A222]=&quot;&quot;;&quot;&quot;;VLOOKUP([.A222];[$orcamento.$B$1:.$J$365];4;0))">
            <text:p/>
          </table:table-cell>
          <table:table-cell table:style-name="ce16" table:content-validation-name="val2" table:formula="of:=IF([.A222]=&quot;&quot;;&quot;&quot;;VLOOKUP([.A222];[$orcamento.$B$1:.$J$365];2;0))">
            <text:p/>
          </table:table-cell>
          <table:table-cell table:content-validation-name="val2" table:formula="of:=IF([.A222]=&quot;&quot;;&quot;&quot;;VLOOKUP([.A22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3]=&quot;&quot;;&quot;&quot;;VLOOKUP([.A223];[$orcamento.$B$1:.$J$365];5;0))">
            <text:p/>
          </table:table-cell>
          <table:table-cell table:style-name="ce12" table:content-validation-name="val2" table:formula="of:=IF([.A223]=&quot;&quot;;&quot;&quot;;VLOOKUP([.A223];[$orcamento.$B$1:.$J$365];4;0))">
            <text:p/>
          </table:table-cell>
          <table:table-cell table:style-name="ce16" table:content-validation-name="val2" table:formula="of:=IF([.A223]=&quot;&quot;;&quot;&quot;;VLOOKUP([.A223];[$orcamento.$B$1:.$J$365];2;0))">
            <text:p/>
          </table:table-cell>
          <table:table-cell table:content-validation-name="val2" table:formula="of:=IF([.A223]=&quot;&quot;;&quot;&quot;;VLOOKUP([.A22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4]=&quot;&quot;;&quot;&quot;;VLOOKUP([.A224];[$orcamento.$B$1:.$J$365];5;0))">
            <text:p/>
          </table:table-cell>
          <table:table-cell table:style-name="ce12" table:content-validation-name="val2" table:formula="of:=IF([.A224]=&quot;&quot;;&quot;&quot;;VLOOKUP([.A224];[$orcamento.$B$1:.$J$365];4;0))">
            <text:p/>
          </table:table-cell>
          <table:table-cell table:style-name="ce16" table:content-validation-name="val2" table:formula="of:=IF([.A224]=&quot;&quot;;&quot;&quot;;VLOOKUP([.A224];[$orcamento.$B$1:.$J$365];2;0))">
            <text:p/>
          </table:table-cell>
          <table:table-cell table:content-validation-name="val2" table:formula="of:=IF([.A224]=&quot;&quot;;&quot;&quot;;VLOOKUP([.A22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5]=&quot;&quot;;&quot;&quot;;VLOOKUP([.A225];[$orcamento.$B$1:.$J$365];5;0))">
            <text:p/>
          </table:table-cell>
          <table:table-cell table:style-name="ce12" table:content-validation-name="val2" table:formula="of:=IF([.A225]=&quot;&quot;;&quot;&quot;;VLOOKUP([.A225];[$orcamento.$B$1:.$J$365];4;0))">
            <text:p/>
          </table:table-cell>
          <table:table-cell table:style-name="ce16" table:content-validation-name="val2" table:formula="of:=IF([.A225]=&quot;&quot;;&quot;&quot;;VLOOKUP([.A225];[$orcamento.$B$1:.$J$365];2;0))">
            <text:p/>
          </table:table-cell>
          <table:table-cell table:content-validation-name="val2" table:formula="of:=IF([.A225]=&quot;&quot;;&quot;&quot;;VLOOKUP([.A22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6]=&quot;&quot;;&quot;&quot;;VLOOKUP([.A226];[$orcamento.$B$1:.$J$365];5;0))">
            <text:p/>
          </table:table-cell>
          <table:table-cell table:style-name="ce12" table:content-validation-name="val2" table:formula="of:=IF([.A226]=&quot;&quot;;&quot;&quot;;VLOOKUP([.A226];[$orcamento.$B$1:.$J$365];4;0))">
            <text:p/>
          </table:table-cell>
          <table:table-cell table:style-name="ce16" table:content-validation-name="val2" table:formula="of:=IF([.A226]=&quot;&quot;;&quot;&quot;;VLOOKUP([.A226];[$orcamento.$B$1:.$J$365];2;0))">
            <text:p/>
          </table:table-cell>
          <table:table-cell table:content-validation-name="val2" table:formula="of:=IF([.A226]=&quot;&quot;;&quot;&quot;;VLOOKUP([.A22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style-name="ce30"/>
          <table:table-cell table:number-columns-repeated="1015"/>
        </table:table-row>
        <table:table-row table:style-name="ro3">
          <table:table-cell table:content-validation-name="val1"/>
          <table:table-cell table:style-name="ce9" table:formula="of:=IF([.A227]=&quot;&quot;;&quot;&quot;;VLOOKUP([.A227];[$orcamento.$B$1:.$J$365];5;0))">
            <text:p/>
          </table:table-cell>
          <table:table-cell table:style-name="ce12" table:content-validation-name="val2" table:formula="of:=IF([.A227]=&quot;&quot;;&quot;&quot;;VLOOKUP([.A227];[$orcamento.$B$1:.$J$365];4;0))">
            <text:p/>
          </table:table-cell>
          <table:table-cell table:style-name="ce16" table:content-validation-name="val2" table:formula="of:=IF([.A227]=&quot;&quot;;&quot;&quot;;VLOOKUP([.A227];[$orcamento.$B$1:.$J$365];2;0))">
            <text:p/>
          </table:table-cell>
          <table:table-cell table:content-validation-name="val2" table:formula="of:=IF([.A227]=&quot;&quot;;&quot;&quot;;VLOOKUP([.A22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28]=&quot;&quot;;&quot;&quot;;VLOOKUP([.A228];[$orcamento.$B$1:.$J$365];5;0))">
            <text:p/>
          </table:table-cell>
          <table:table-cell table:style-name="ce12" table:content-validation-name="val2" table:formula="of:=IF([.A228]=&quot;&quot;;&quot;&quot;;VLOOKUP([.A228];[$orcamento.$B$1:.$J$365];4;0))">
            <text:p/>
          </table:table-cell>
          <table:table-cell table:style-name="ce16" table:content-validation-name="val2" table:formula="of:=IF([.A228]=&quot;&quot;;&quot;&quot;;VLOOKUP([.A228];[$orcamento.$B$1:.$J$365];2;0))">
            <text:p/>
          </table:table-cell>
          <table:table-cell table:content-validation-name="val2" table:formula="of:=IF([.A228]=&quot;&quot;;&quot;&quot;;VLOOKUP([.A22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29]=&quot;&quot;;&quot;&quot;;VLOOKUP([.A229];[$orcamento.$B$1:.$J$365];5;0))">
            <text:p/>
          </table:table-cell>
          <table:table-cell table:style-name="ce12" table:content-validation-name="val2" table:formula="of:=IF([.A229]=&quot;&quot;;&quot;&quot;;VLOOKUP([.A229];[$orcamento.$B$1:.$J$365];4;0))">
            <text:p/>
          </table:table-cell>
          <table:table-cell table:style-name="ce16" table:content-validation-name="val2" table:formula="of:=IF([.A229]=&quot;&quot;;&quot;&quot;;VLOOKUP([.A229];[$orcamento.$B$1:.$J$365];2;0))">
            <text:p/>
          </table:table-cell>
          <table:table-cell table:content-validation-name="val2" table:formula="of:=IF([.A229]=&quot;&quot;;&quot;&quot;;VLOOKUP([.A22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0]=&quot;&quot;;&quot;&quot;;VLOOKUP([.A230];[$orcamento.$B$1:.$J$365];5;0))">
            <text:p/>
          </table:table-cell>
          <table:table-cell table:style-name="ce12" table:content-validation-name="val2" table:formula="of:=IF([.A230]=&quot;&quot;;&quot;&quot;;VLOOKUP([.A230];[$orcamento.$B$1:.$J$365];4;0))">
            <text:p/>
          </table:table-cell>
          <table:table-cell table:style-name="ce16" table:content-validation-name="val2" table:formula="of:=IF([.A230]=&quot;&quot;;&quot;&quot;;VLOOKUP([.A230];[$orcamento.$B$1:.$J$365];2;0))">
            <text:p/>
          </table:table-cell>
          <table:table-cell table:content-validation-name="val2" table:formula="of:=IF([.A230]=&quot;&quot;;&quot;&quot;;VLOOKUP([.A23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1]=&quot;&quot;;&quot;&quot;;VLOOKUP([.A231];[$orcamento.$B$1:.$J$365];5;0))">
            <text:p/>
          </table:table-cell>
          <table:table-cell table:style-name="ce12" table:content-validation-name="val2" table:formula="of:=IF([.A231]=&quot;&quot;;&quot;&quot;;VLOOKUP([.A231];[$orcamento.$B$1:.$J$365];4;0))">
            <text:p/>
          </table:table-cell>
          <table:table-cell table:style-name="ce16" table:content-validation-name="val2" table:formula="of:=IF([.A231]=&quot;&quot;;&quot;&quot;;VLOOKUP([.A231];[$orcamento.$B$1:.$J$365];2;0))">
            <text:p/>
          </table:table-cell>
          <table:table-cell table:content-validation-name="val2" table:formula="of:=IF([.A231]=&quot;&quot;;&quot;&quot;;VLOOKUP([.A23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2]=&quot;&quot;;&quot;&quot;;VLOOKUP([.A232];[$orcamento.$B$1:.$J$365];5;0))">
            <text:p/>
          </table:table-cell>
          <table:table-cell table:style-name="ce12" table:content-validation-name="val2" table:formula="of:=IF([.A232]=&quot;&quot;;&quot;&quot;;VLOOKUP([.A232];[$orcamento.$B$1:.$J$365];4;0))">
            <text:p/>
          </table:table-cell>
          <table:table-cell table:style-name="ce16" table:content-validation-name="val2" table:formula="of:=IF([.A232]=&quot;&quot;;&quot;&quot;;VLOOKUP([.A232];[$orcamento.$B$1:.$J$365];2;0))">
            <text:p/>
          </table:table-cell>
          <table:table-cell table:content-validation-name="val2" table:formula="of:=IF([.A232]=&quot;&quot;;&quot;&quot;;VLOOKUP([.A23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3]=&quot;&quot;;&quot;&quot;;VLOOKUP([.A233];[$orcamento.$B$1:.$J$365];5;0))">
            <text:p/>
          </table:table-cell>
          <table:table-cell table:style-name="ce12" table:content-validation-name="val2" table:formula="of:=IF([.A233]=&quot;&quot;;&quot;&quot;;VLOOKUP([.A233];[$orcamento.$B$1:.$J$365];4;0))">
            <text:p/>
          </table:table-cell>
          <table:table-cell table:style-name="ce16" table:content-validation-name="val2" table:formula="of:=IF([.A233]=&quot;&quot;;&quot;&quot;;VLOOKUP([.A233];[$orcamento.$B$1:.$J$365];2;0))">
            <text:p/>
          </table:table-cell>
          <table:table-cell table:content-validation-name="val2" table:formula="of:=IF([.A233]=&quot;&quot;;&quot;&quot;;VLOOKUP([.A23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4]=&quot;&quot;;&quot;&quot;;VLOOKUP([.A234];[$orcamento.$B$1:.$J$365];5;0))">
            <text:p/>
          </table:table-cell>
          <table:table-cell table:style-name="ce12" table:content-validation-name="val2" table:formula="of:=IF([.A234]=&quot;&quot;;&quot;&quot;;VLOOKUP([.A234];[$orcamento.$B$1:.$J$365];4;0))">
            <text:p/>
          </table:table-cell>
          <table:table-cell table:style-name="ce16" table:content-validation-name="val2" table:formula="of:=IF([.A234]=&quot;&quot;;&quot;&quot;;VLOOKUP([.A234];[$orcamento.$B$1:.$J$365];2;0))">
            <text:p/>
          </table:table-cell>
          <table:table-cell table:content-validation-name="val2" table:formula="of:=IF([.A234]=&quot;&quot;;&quot;&quot;;VLOOKUP([.A23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5]=&quot;&quot;;&quot;&quot;;VLOOKUP([.A235];[$orcamento.$B$1:.$J$365];5;0))">
            <text:p/>
          </table:table-cell>
          <table:table-cell table:style-name="ce12" table:content-validation-name="val2" table:formula="of:=IF([.A235]=&quot;&quot;;&quot;&quot;;VLOOKUP([.A235];[$orcamento.$B$1:.$J$365];4;0))">
            <text:p/>
          </table:table-cell>
          <table:table-cell table:style-name="ce16" table:content-validation-name="val2" table:formula="of:=IF([.A235]=&quot;&quot;;&quot;&quot;;VLOOKUP([.A235];[$orcamento.$B$1:.$J$365];2;0))">
            <text:p/>
          </table:table-cell>
          <table:table-cell table:content-validation-name="val2" table:formula="of:=IF([.A235]=&quot;&quot;;&quot;&quot;;VLOOKUP([.A23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6]=&quot;&quot;;&quot;&quot;;VLOOKUP([.A236];[$orcamento.$B$1:.$J$365];5;0))">
            <text:p/>
          </table:table-cell>
          <table:table-cell table:style-name="ce12" table:content-validation-name="val2" table:formula="of:=IF([.A236]=&quot;&quot;;&quot;&quot;;VLOOKUP([.A236];[$orcamento.$B$1:.$J$365];4;0))">
            <text:p/>
          </table:table-cell>
          <table:table-cell table:style-name="ce16" table:content-validation-name="val2" table:formula="of:=IF([.A236]=&quot;&quot;;&quot;&quot;;VLOOKUP([.A236];[$orcamento.$B$1:.$J$365];2;0))">
            <text:p/>
          </table:table-cell>
          <table:table-cell table:content-validation-name="val2" table:formula="of:=IF([.A236]=&quot;&quot;;&quot;&quot;;VLOOKUP([.A23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7]=&quot;&quot;;&quot;&quot;;VLOOKUP([.A237];[$orcamento.$B$1:.$J$365];5;0))">
            <text:p/>
          </table:table-cell>
          <table:table-cell table:style-name="ce12" table:content-validation-name="val2" table:formula="of:=IF([.A237]=&quot;&quot;;&quot;&quot;;VLOOKUP([.A237];[$orcamento.$B$1:.$J$365];4;0))">
            <text:p/>
          </table:table-cell>
          <table:table-cell table:style-name="ce16" table:content-validation-name="val2" table:formula="of:=IF([.A237]=&quot;&quot;;&quot;&quot;;VLOOKUP([.A237];[$orcamento.$B$1:.$J$365];2;0))">
            <text:p/>
          </table:table-cell>
          <table:table-cell table:content-validation-name="val2" table:formula="of:=IF([.A237]=&quot;&quot;;&quot;&quot;;VLOOKUP([.A23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8]=&quot;&quot;;&quot;&quot;;VLOOKUP([.A238];[$orcamento.$B$1:.$J$365];5;0))">
            <text:p/>
          </table:table-cell>
          <table:table-cell table:style-name="ce12" table:content-validation-name="val2" table:formula="of:=IF([.A238]=&quot;&quot;;&quot;&quot;;VLOOKUP([.A238];[$orcamento.$B$1:.$J$365];4;0))">
            <text:p/>
          </table:table-cell>
          <table:table-cell table:style-name="ce16" table:content-validation-name="val2" table:formula="of:=IF([.A238]=&quot;&quot;;&quot;&quot;;VLOOKUP([.A238];[$orcamento.$B$1:.$J$365];2;0))">
            <text:p/>
          </table:table-cell>
          <table:table-cell table:content-validation-name="val2" table:formula="of:=IF([.A238]=&quot;&quot;;&quot;&quot;;VLOOKUP([.A23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39]=&quot;&quot;;&quot;&quot;;VLOOKUP([.A239];[$orcamento.$B$1:.$J$365];5;0))">
            <text:p/>
          </table:table-cell>
          <table:table-cell table:style-name="ce12" table:content-validation-name="val2" table:formula="of:=IF([.A239]=&quot;&quot;;&quot;&quot;;VLOOKUP([.A239];[$orcamento.$B$1:.$J$365];4;0))">
            <text:p/>
          </table:table-cell>
          <table:table-cell table:style-name="ce16" table:content-validation-name="val2" table:formula="of:=IF([.A239]=&quot;&quot;;&quot;&quot;;VLOOKUP([.A239];[$orcamento.$B$1:.$J$365];2;0))">
            <text:p/>
          </table:table-cell>
          <table:table-cell table:content-validation-name="val2" table:formula="of:=IF([.A239]=&quot;&quot;;&quot;&quot;;VLOOKUP([.A23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0]=&quot;&quot;;&quot;&quot;;VLOOKUP([.A240];[$orcamento.$B$1:.$J$365];5;0))">
            <text:p/>
          </table:table-cell>
          <table:table-cell table:style-name="ce12" table:content-validation-name="val2" table:formula="of:=IF([.A240]=&quot;&quot;;&quot;&quot;;VLOOKUP([.A240];[$orcamento.$B$1:.$J$365];4;0))">
            <text:p/>
          </table:table-cell>
          <table:table-cell table:style-name="ce16" table:content-validation-name="val2" table:formula="of:=IF([.A240]=&quot;&quot;;&quot;&quot;;VLOOKUP([.A240];[$orcamento.$B$1:.$J$365];2;0))">
            <text:p/>
          </table:table-cell>
          <table:table-cell table:content-validation-name="val2" table:formula="of:=IF([.A240]=&quot;&quot;;&quot;&quot;;VLOOKUP([.A24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1]=&quot;&quot;;&quot;&quot;;VLOOKUP([.A241];[$orcamento.$B$1:.$J$365];5;0))">
            <text:p/>
          </table:table-cell>
          <table:table-cell table:style-name="ce12" table:content-validation-name="val2" table:formula="of:=IF([.A241]=&quot;&quot;;&quot;&quot;;VLOOKUP([.A241];[$orcamento.$B$1:.$J$365];4;0))">
            <text:p/>
          </table:table-cell>
          <table:table-cell table:style-name="ce16" table:content-validation-name="val2" table:formula="of:=IF([.A241]=&quot;&quot;;&quot;&quot;;VLOOKUP([.A241];[$orcamento.$B$1:.$J$365];2;0))">
            <text:p/>
          </table:table-cell>
          <table:table-cell table:content-validation-name="val2" table:formula="of:=IF([.A241]=&quot;&quot;;&quot;&quot;;VLOOKUP([.A24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2]=&quot;&quot;;&quot;&quot;;VLOOKUP([.A242];[$orcamento.$B$1:.$J$365];5;0))">
            <text:p/>
          </table:table-cell>
          <table:table-cell table:style-name="ce12" table:content-validation-name="val2" table:formula="of:=IF([.A242]=&quot;&quot;;&quot;&quot;;VLOOKUP([.A242];[$orcamento.$B$1:.$J$365];4;0))">
            <text:p/>
          </table:table-cell>
          <table:table-cell table:style-name="ce16" table:content-validation-name="val2" table:formula="of:=IF([.A242]=&quot;&quot;;&quot;&quot;;VLOOKUP([.A242];[$orcamento.$B$1:.$J$365];2;0))">
            <text:p/>
          </table:table-cell>
          <table:table-cell table:content-validation-name="val2" table:formula="of:=IF([.A242]=&quot;&quot;;&quot;&quot;;VLOOKUP([.A24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3]=&quot;&quot;;&quot;&quot;;VLOOKUP([.A243];[$orcamento.$B$1:.$J$365];5;0))">
            <text:p/>
          </table:table-cell>
          <table:table-cell table:style-name="ce12" table:content-validation-name="val2" table:formula="of:=IF([.A243]=&quot;&quot;;&quot;&quot;;VLOOKUP([.A243];[$orcamento.$B$1:.$J$365];4;0))">
            <text:p/>
          </table:table-cell>
          <table:table-cell table:style-name="ce16" table:content-validation-name="val2" table:formula="of:=IF([.A243]=&quot;&quot;;&quot;&quot;;VLOOKUP([.A243];[$orcamento.$B$1:.$J$365];2;0))">
            <text:p/>
          </table:table-cell>
          <table:table-cell table:content-validation-name="val2" table:formula="of:=IF([.A243]=&quot;&quot;;&quot;&quot;;VLOOKUP([.A24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4]=&quot;&quot;;&quot;&quot;;VLOOKUP([.A244];[$orcamento.$B$1:.$J$365];5;0))">
            <text:p/>
          </table:table-cell>
          <table:table-cell table:style-name="ce12" table:content-validation-name="val2" table:formula="of:=IF([.A244]=&quot;&quot;;&quot;&quot;;VLOOKUP([.A244];[$orcamento.$B$1:.$J$365];4;0))">
            <text:p/>
          </table:table-cell>
          <table:table-cell table:style-name="ce16" table:content-validation-name="val2" table:formula="of:=IF([.A244]=&quot;&quot;;&quot;&quot;;VLOOKUP([.A244];[$orcamento.$B$1:.$J$365];2;0))">
            <text:p/>
          </table:table-cell>
          <table:table-cell table:content-validation-name="val2" table:formula="of:=IF([.A244]=&quot;&quot;;&quot;&quot;;VLOOKUP([.A24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5]=&quot;&quot;;&quot;&quot;;VLOOKUP([.A245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45]=&quot;&quot;;&quot;&quot;;VLOOKUP([.A245];[$orcamento.$B$1:.$J$365];2;0))">
            <text:p/>
          </table:table-cell>
          <table:table-cell table:content-validation-name="val2" table:formula="of:=IF([.A245]=&quot;&quot;;&quot;&quot;;VLOOKUP([.A24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6]=&quot;&quot;;&quot;&quot;;VLOOKUP([.A246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46]=&quot;&quot;;&quot;&quot;;VLOOKUP([.A246];[$orcamento.$B$1:.$J$365];2;0))">
            <text:p/>
          </table:table-cell>
          <table:table-cell table:content-validation-name="val2" table:formula="of:=IF([.A246]=&quot;&quot;;&quot;&quot;;VLOOKUP([.A24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7]=&quot;&quot;;&quot;&quot;;VLOOKUP([.A247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47]=&quot;&quot;;&quot;&quot;;VLOOKUP([.A247];[$orcamento.$B$1:.$J$365];2;0))">
            <text:p/>
          </table:table-cell>
          <table:table-cell table:content-validation-name="val2" table:formula="of:=IF([.A247]=&quot;&quot;;&quot;&quot;;VLOOKUP([.A24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8]=&quot;&quot;;&quot;&quot;;VLOOKUP([.A248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48]=&quot;&quot;;&quot;&quot;;VLOOKUP([.A248];[$orcamento.$B$1:.$J$365];2;0))">
            <text:p/>
          </table:table-cell>
          <table:table-cell table:content-validation-name="val2" table:formula="of:=IF([.A248]=&quot;&quot;;&quot;&quot;;VLOOKUP([.A24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content-validation-name="val1"/>
          <table:table-cell table:style-name="ce9" table:formula="of:=IF([.A249]=&quot;&quot;;&quot;&quot;;VLOOKUP([.A249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49]=&quot;&quot;;&quot;&quot;;VLOOKUP([.A249];[$orcamento.$B$1:.$J$365];2;0))">
            <text:p/>
          </table:table-cell>
          <table:table-cell table:content-validation-name="val2" table:formula="of:=IF([.A249]=&quot;&quot;;&quot;&quot;;VLOOKUP([.A24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0]=&quot;&quot;;&quot;&quot;;VLOOKUP([.A250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0]=&quot;&quot;;&quot;&quot;;VLOOKUP([.A250];[$orcamento.$B$1:.$J$365];2;0))">
            <text:p/>
          </table:table-cell>
          <table:table-cell table:content-validation-name="val2" table:formula="of:=IF([.A250]=&quot;&quot;;&quot;&quot;;VLOOKUP([.A25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1]=&quot;&quot;;&quot;&quot;;VLOOKUP([.A251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1]=&quot;&quot;;&quot;&quot;;VLOOKUP([.A251];[$orcamento.$B$1:.$J$365];2;0))">
            <text:p/>
          </table:table-cell>
          <table:table-cell table:content-validation-name="val2" table:formula="of:=IF([.A251]=&quot;&quot;;&quot;&quot;;VLOOKUP([.A25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2]=&quot;&quot;;&quot;&quot;;VLOOKUP([.A252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2]=&quot;&quot;;&quot;&quot;;VLOOKUP([.A252];[$orcamento.$B$1:.$J$365];2;0))">
            <text:p/>
          </table:table-cell>
          <table:table-cell table:content-validation-name="val2" table:formula="of:=IF([.A252]=&quot;&quot;;&quot;&quot;;VLOOKUP([.A25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3]=&quot;&quot;;&quot;&quot;;VLOOKUP([.A253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3]=&quot;&quot;;&quot;&quot;;VLOOKUP([.A253];[$orcamento.$B$1:.$J$365];2;0))">
            <text:p/>
          </table:table-cell>
          <table:table-cell table:content-validation-name="val2" table:formula="of:=IF([.A253]=&quot;&quot;;&quot;&quot;;VLOOKUP([.A25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4]=&quot;&quot;;&quot;&quot;;VLOOKUP([.A254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4]=&quot;&quot;;&quot;&quot;;VLOOKUP([.A254];[$orcamento.$B$1:.$J$365];2;0))">
            <text:p/>
          </table:table-cell>
          <table:table-cell table:content-validation-name="val2" table:formula="of:=IF([.A254]=&quot;&quot;;&quot;&quot;;VLOOKUP([.A25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5]=&quot;&quot;;&quot;&quot;;VLOOKUP([.A255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5]=&quot;&quot;;&quot;&quot;;VLOOKUP([.A255];[$orcamento.$B$1:.$J$365];2;0))">
            <text:p/>
          </table:table-cell>
          <table:table-cell table:content-validation-name="val2" table:formula="of:=IF([.A255]=&quot;&quot;;&quot;&quot;;VLOOKUP([.A25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6]=&quot;&quot;;&quot;&quot;;VLOOKUP([.A256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6]=&quot;&quot;;&quot;&quot;;VLOOKUP([.A256];[$orcamento.$B$1:.$J$365];2;0))">
            <text:p/>
          </table:table-cell>
          <table:table-cell table:content-validation-name="val2" table:formula="of:=IF([.A256]=&quot;&quot;;&quot;&quot;;VLOOKUP([.A25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7]=&quot;&quot;;&quot;&quot;;VLOOKUP([.A257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7]=&quot;&quot;;&quot;&quot;;VLOOKUP([.A257];[$orcamento.$B$1:.$J$365];2;0))">
            <text:p/>
          </table:table-cell>
          <table:table-cell table:content-validation-name="val2" table:formula="of:=IF([.A257]=&quot;&quot;;&quot;&quot;;VLOOKUP([.A25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8]=&quot;&quot;;&quot;&quot;;VLOOKUP([.A258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8]=&quot;&quot;;&quot;&quot;;VLOOKUP([.A258];[$orcamento.$B$1:.$J$365];2;0))">
            <text:p/>
          </table:table-cell>
          <table:table-cell table:content-validation-name="val2" table:formula="of:=IF([.A258]=&quot;&quot;;&quot;&quot;;VLOOKUP([.A25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59]=&quot;&quot;;&quot;&quot;;VLOOKUP([.A259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59]=&quot;&quot;;&quot;&quot;;VLOOKUP([.A259];[$orcamento.$B$1:.$J$365];2;0))">
            <text:p/>
          </table:table-cell>
          <table:table-cell table:content-validation-name="val2" table:formula="of:=IF([.A259]=&quot;&quot;;&quot;&quot;;VLOOKUP([.A25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0]=&quot;&quot;;&quot;&quot;;VLOOKUP([.A260];[$orcamento.$B$1:.$J$365];5;0))">
            <text:p/>
          </table:table-cell>
          <table:table-cell table:style-name="ce12" table:content-validation-name="val2"/>
          <table:table-cell table:style-name="ce16" table:content-validation-name="val2" table:formula="of:=IF([.A260]=&quot;&quot;;&quot;&quot;;VLOOKUP([.A260];[$orcamento.$B$1:.$J$365];2;0))">
            <text:p/>
          </table:table-cell>
          <table:table-cell table:content-validation-name="val2" table:formula="of:=IF([.A260]=&quot;&quot;;&quot;&quot;;VLOOKUP([.A26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1]=&quot;&quot;;&quot;&quot;;VLOOKUP([.A261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1]=&quot;&quot;;&quot;&quot;;VLOOKUP([.A26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2]=&quot;&quot;;&quot;&quot;;VLOOKUP([.A262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2]=&quot;&quot;;&quot;&quot;;VLOOKUP([.A26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3]=&quot;&quot;;&quot;&quot;;VLOOKUP([.A263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3]=&quot;&quot;;&quot;&quot;;VLOOKUP([.A26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4]=&quot;&quot;;&quot;&quot;;VLOOKUP([.A264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4]=&quot;&quot;;&quot;&quot;;VLOOKUP([.A26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5]=&quot;&quot;;&quot;&quot;;VLOOKUP([.A265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5]=&quot;&quot;;&quot;&quot;;VLOOKUP([.A26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6]=&quot;&quot;;&quot;&quot;;VLOOKUP([.A266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6]=&quot;&quot;;&quot;&quot;;VLOOKUP([.A26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7]=&quot;&quot;;&quot;&quot;;VLOOKUP([.A267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7]=&quot;&quot;;&quot;&quot;;VLOOKUP([.A26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8]=&quot;&quot;;&quot;&quot;;VLOOKUP([.A268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8]=&quot;&quot;;&quot;&quot;;VLOOKUP([.A26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69]=&quot;&quot;;&quot;&quot;;VLOOKUP([.A269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69]=&quot;&quot;;&quot;&quot;;VLOOKUP([.A26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0]=&quot;&quot;;&quot;&quot;;VLOOKUP([.A270];[$orcamento.$B$1:.$J$365];5;0))">
            <text:p/>
          </table:table-cell>
          <table:table-cell table:style-name="ce13" table:content-validation-name="val3"/>
          <table:table-cell table:style-name="ce17" table:content-validation-name="val4"/>
          <table:table-cell table:content-validation-name="val2" table:formula="of:=IF([.A270]=&quot;&quot;;&quot;&quot;;VLOOKUP([.A27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1]=&quot;&quot;;&quot;&quot;;VLOOKUP([.A271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1]=&quot;&quot;;&quot;&quot;;VLOOKUP([.A27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2]=&quot;&quot;;&quot;&quot;;VLOOKUP([.A272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2]=&quot;&quot;;&quot;&quot;;VLOOKUP([.A27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3]=&quot;&quot;;&quot;&quot;;VLOOKUP([.A273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3]=&quot;&quot;;&quot;&quot;;VLOOKUP([.A27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4]=&quot;&quot;;&quot;&quot;;VLOOKUP([.A274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4]=&quot;&quot;;&quot;&quot;;VLOOKUP([.A27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5]=&quot;&quot;;&quot;&quot;;VLOOKUP([.A275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5]=&quot;&quot;;&quot;&quot;;VLOOKUP([.A27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6]=&quot;&quot;;&quot;&quot;;VLOOKUP([.A276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6]=&quot;&quot;;&quot;&quot;;VLOOKUP([.A27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7]=&quot;&quot;;&quot;&quot;;VLOOKUP([.A277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7]=&quot;&quot;;&quot;&quot;;VLOOKUP([.A27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8]=&quot;&quot;;&quot;&quot;;VLOOKUP([.A278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8]=&quot;&quot;;&quot;&quot;;VLOOKUP([.A27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79]=&quot;&quot;;&quot;&quot;;VLOOKUP([.A279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79]=&quot;&quot;;&quot;&quot;;VLOOKUP([.A27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0]=&quot;&quot;;&quot;&quot;;VLOOKUP([.A280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0]=&quot;&quot;;&quot;&quot;;VLOOKUP([.A28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1]=&quot;&quot;;&quot;&quot;;VLOOKUP([.A281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1]=&quot;&quot;;&quot;&quot;;VLOOKUP([.A28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2]=&quot;&quot;;&quot;&quot;;VLOOKUP([.A282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2]=&quot;&quot;;&quot;&quot;;VLOOKUP([.A28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3]=&quot;&quot;;&quot;&quot;;VLOOKUP([.A283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3]=&quot;&quot;;&quot;&quot;;VLOOKUP([.A28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4]=&quot;&quot;;&quot;&quot;;VLOOKUP([.A284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4]=&quot;&quot;;&quot;&quot;;VLOOKUP([.A28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5]=&quot;&quot;;&quot;&quot;;VLOOKUP([.A285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5]=&quot;&quot;;&quot;&quot;;VLOOKUP([.A28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6]=&quot;&quot;;&quot;&quot;;VLOOKUP([.A286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6]=&quot;&quot;;&quot;&quot;;VLOOKUP([.A28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7]=&quot;&quot;;&quot;&quot;;VLOOKUP([.A287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7]=&quot;&quot;;&quot;&quot;;VLOOKUP([.A28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8]=&quot;&quot;;&quot;&quot;;VLOOKUP([.A288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8]=&quot;&quot;;&quot;&quot;;VLOOKUP([.A28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89]=&quot;&quot;;&quot;&quot;;VLOOKUP([.A289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89]=&quot;&quot;;&quot;&quot;;VLOOKUP([.A28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0]=&quot;&quot;;&quot;&quot;;VLOOKUP([.A290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0]=&quot;&quot;;&quot;&quot;;VLOOKUP([.A29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1]=&quot;&quot;;&quot;&quot;;VLOOKUP([.A291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1]=&quot;&quot;;&quot;&quot;;VLOOKUP([.A29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2]=&quot;&quot;;&quot;&quot;;VLOOKUP([.A292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2]=&quot;&quot;;&quot;&quot;;VLOOKUP([.A29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3]=&quot;&quot;;&quot;&quot;;VLOOKUP([.A293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3]=&quot;&quot;;&quot;&quot;;VLOOKUP([.A29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4]=&quot;&quot;;&quot;&quot;;VLOOKUP([.A294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4]=&quot;&quot;;&quot;&quot;;VLOOKUP([.A29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5]=&quot;&quot;;&quot;&quot;;VLOOKUP([.A295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5]=&quot;&quot;;&quot;&quot;;VLOOKUP([.A29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6]=&quot;&quot;;&quot;&quot;;VLOOKUP([.A296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6]=&quot;&quot;;&quot;&quot;;VLOOKUP([.A29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7]=&quot;&quot;;&quot;&quot;;VLOOKUP([.A297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7]=&quot;&quot;;&quot;&quot;;VLOOKUP([.A29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8]=&quot;&quot;;&quot;&quot;;VLOOKUP([.A298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8]=&quot;&quot;;&quot;&quot;;VLOOKUP([.A29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299]=&quot;&quot;;&quot;&quot;;VLOOKUP([.A299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299]=&quot;&quot;;&quot;&quot;;VLOOKUP([.A29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0]=&quot;&quot;;&quot;&quot;;VLOOKUP([.A300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0]=&quot;&quot;;&quot;&quot;;VLOOKUP([.A30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1]=&quot;&quot;;&quot;&quot;;VLOOKUP([.A301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1]=&quot;&quot;;&quot;&quot;;VLOOKUP([.A30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2]=&quot;&quot;;&quot;&quot;;VLOOKUP([.A302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2]=&quot;&quot;;&quot;&quot;;VLOOKUP([.A30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3]=&quot;&quot;;&quot;&quot;;VLOOKUP([.A303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3]=&quot;&quot;;&quot;&quot;;VLOOKUP([.A30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4]=&quot;&quot;;&quot;&quot;;VLOOKUP([.A304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4]=&quot;&quot;;&quot;&quot;;VLOOKUP([.A30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5]=&quot;&quot;;&quot;&quot;;VLOOKUP([.A305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5]=&quot;&quot;;&quot;&quot;;VLOOKUP([.A30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6]=&quot;&quot;;&quot;&quot;;VLOOKUP([.A306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6]=&quot;&quot;;&quot;&quot;;VLOOKUP([.A30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7]=&quot;&quot;;&quot;&quot;;VLOOKUP([.A307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7]=&quot;&quot;;&quot;&quot;;VLOOKUP([.A30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8]=&quot;&quot;;&quot;&quot;;VLOOKUP([.A308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8]=&quot;&quot;;&quot;&quot;;VLOOKUP([.A30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09]=&quot;&quot;;&quot;&quot;;VLOOKUP([.A309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09]=&quot;&quot;;&quot;&quot;;VLOOKUP([.A30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0]=&quot;&quot;;&quot;&quot;;VLOOKUP([.A310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0]=&quot;&quot;;&quot;&quot;;VLOOKUP([.A31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1]=&quot;&quot;;&quot;&quot;;VLOOKUP([.A311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1]=&quot;&quot;;&quot;&quot;;VLOOKUP([.A31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2]=&quot;&quot;;&quot;&quot;;VLOOKUP([.A312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2]=&quot;&quot;;&quot;&quot;;VLOOKUP([.A31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3]=&quot;&quot;;&quot;&quot;;VLOOKUP([.A313];[$orcamento.$B$1:.$J$365];5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3]=&quot;&quot;;&quot;&quot;;VLOOKUP([.A31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4]=&quot;&quot;;&quot;&quot;;VLOOKUP([.A314];[$orcamento.$B$1:.$J$365];3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4]=&quot;&quot;;&quot;&quot;;VLOOKUP([.A31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5]=&quot;&quot;;&quot;&quot;;VLOOKUP([.A315];[$orcamento.$B$1:.$J$365];3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5]=&quot;&quot;;&quot;&quot;;VLOOKUP([.A31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6]=&quot;&quot;;&quot;&quot;;VLOOKUP([.A316];[$orcamento.$B$1:.$J$365];3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6]=&quot;&quot;;&quot;&quot;;VLOOKUP([.A31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7]=&quot;&quot;;&quot;&quot;;VLOOKUP([.A317];[$orcamento.$B$1:.$J$365];3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7]=&quot;&quot;;&quot;&quot;;VLOOKUP([.A31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8]=&quot;&quot;;&quot;&quot;;VLOOKUP([.A318];[$orcamento.$B$1:.$J$365];3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8]=&quot;&quot;;&quot;&quot;;VLOOKUP([.A31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/>
          <table:table-cell table:style-name="ce9" table:formula="of:=IF([.A319]=&quot;&quot;;&quot;&quot;;VLOOKUP([.A319];[$orcamento.$B$1:.$J$365];3;0))">
            <text:p/>
          </table:table-cell>
          <table:table-cell table:style-name="ce13" table:content-validation-name="val3"/>
          <table:table-cell table:style-name="ce18" table:content-validation-name="val5"/>
          <table:table-cell table:content-validation-name="val2" table:formula="of:=IF([.A319]=&quot;&quot;;&quot;&quot;;VLOOKUP([.A31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0]=&quot;&quot;;&quot;&quot;;VLOOKUP([.A32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1]=&quot;&quot;;&quot;&quot;;VLOOKUP([.A32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2]=&quot;&quot;;&quot;&quot;;VLOOKUP([.A32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3]=&quot;&quot;;&quot;&quot;;VLOOKUP([.A32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4]=&quot;&quot;;&quot;&quot;;VLOOKUP([.A32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5]=&quot;&quot;;&quot;&quot;;VLOOKUP([.A32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6]=&quot;&quot;;&quot;&quot;;VLOOKUP([.A32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7]=&quot;&quot;;&quot;&quot;;VLOOKUP([.A32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8]=&quot;&quot;;&quot;&quot;;VLOOKUP([.A32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29]=&quot;&quot;;&quot;&quot;;VLOOKUP([.A32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0]=&quot;&quot;;&quot;&quot;;VLOOKUP([.A33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1]=&quot;&quot;;&quot;&quot;;VLOOKUP([.A331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2]=&quot;&quot;;&quot;&quot;;VLOOKUP([.A332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3]=&quot;&quot;;&quot;&quot;;VLOOKUP([.A333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4]=&quot;&quot;;&quot;&quot;;VLOOKUP([.A334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5]=&quot;&quot;;&quot;&quot;;VLOOKUP([.A335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6]=&quot;&quot;;&quot;&quot;;VLOOKUP([.A336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7]=&quot;&quot;;&quot;&quot;;VLOOKUP([.A337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8]=&quot;&quot;;&quot;&quot;;VLOOKUP([.A338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39]=&quot;&quot;;&quot;&quot;;VLOOKUP([.A339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content-validation-name="val2" table:formula="of:=IF([.A340]=&quot;&quot;;&quot;&quot;;VLOOKUP([.A340];[$orcamento.$B$1:.$J$365];3;0))">
            <text:p/>
          </table:table-cell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 table:number-rows-repeated="264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style-name="ce19" table:content-validation-name="val6"/>
          <table:table-cell table:style-name="ce21" table:content-validation-name="val6"/>
          <table:table-cell table:style-name="ce22" table:content-validation-name="val6"/>
          <table:table-cell table:content-validation-name="val7"/>
          <table:table-cell table:number-columns-repeated="1016"/>
        </table:table-row>
        <table:table-row table:style-name="ro3" table:number-rows-repeated="565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style-name="ce19" table:content-validation-name="val6"/>
          <table:table-cell table:style-name="ce21" table:content-validation-name="val6"/>
          <table:table-cell table:style-name="ce22" table:content-validation-name="val6"/>
          <table:table-cell table:number-columns-repeated="1017"/>
        </table:table-row>
        <table:table-row table:style-name="ro3" table:number-rows-repeated="295">
          <table:table-cell table:number-columns-repeated="2"/>
          <table:table-cell table:style-name="ce13" table:content-validation-name="val3"/>
          <table:table-cell table:style-name="ce18" table:content-validation-name="val5"/>
          <table:table-cell table:style-name="ce19" table:content-validation-name="val6"/>
          <table:table-cell table:style-name="ce20" table:content-validation-name="val6"/>
          <table:table-cell table:style-name="ce22" table:content-validation-name="val6"/>
          <table:table-cell table:number-columns-repeated="1017"/>
        </table:table-row>
        <table:table-row table:style-name="ro3" table:number-rows-repeated="75">
          <table:table-cell table:number-columns-repeated="3"/>
          <table:table-cell table:style-name="ce18" table:content-validation-name="val5"/>
          <table:table-cell table:style-name="ce19" table:content-validation-name="val6"/>
          <table:table-cell table:style-name="ce20" table:content-validation-name="val6"/>
          <table:table-cell table:style-name="ce22" table:content-validation-name="val6"/>
          <table:table-cell table:number-columns-repeated="1017"/>
        </table:table-row>
        <table:table-row table:style-name="ro3" table:number-rows-repeated="58">
          <table:table-cell table:number-columns-repeated="4"/>
          <table:table-cell table:style-name="ce19" table:content-validation-name="val6"/>
          <table:table-cell table:style-name="ce20" table:content-validation-name="val6"/>
          <table:table-cell table:style-name="ce22" table:content-validation-name="val6"/>
          <table:table-cell table:number-columns-repeated="1017"/>
        </table:table-row>
        <table:table-row table:style-name="ro3" table:number-rows-repeated="71">
          <table:table-cell table:number-columns-repeated="4"/>
          <table:table-cell table:style-name="ce19" table:content-validation-name="val6"/>
          <table:table-cell table:style-name="ce20" table:content-validation-name="val6"/>
          <table:table-cell table:number-columns-repeated="1018"/>
        </table:table-row>
        <table:table-row table:style-name="ro3" table:number-rows-repeated="233">
          <table:table-cell table:number-columns-repeated="5"/>
          <table:table-cell table:style-name="ce20" table:content-validation-name="val6"/>
          <table:table-cell table:number-columns-repeated="1018"/>
        </table:table-row>
        <table:table-row table:style-name="ro3" table:number-rows-repeated="10466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ormulario.I7:formulario.I226">
            <calcext:condition calcext:apply-style-name="FormatacaoLinha" calcext:value="=&quot;Pago&quot;" calcext:base-cell-address="formulario.I7"/>
            <calcext:condition calcext:apply-style-name="Sem título4" calcext:value="=&quot;Recebido&quot;" calcext:base-cell-address="formulario.I7"/>
          </calcext:conditional-format>
          <calcext:conditional-format calcext:target-range-address="formulario.F7:formulario.G7 formulario.C9:formulario.C1464 formulario.G8:formulario.G1597 formulario.D9:formulario.D1539 formulario.F9:formulario.F1901 formulario.E9:formulario.E1668 formulario.F8:formulario.F1169 formulario.B7:formulario.B319">
            <calcext:condition calcext:apply-style-name="Sem título5" calcext:value="formula-is(#REF!=&quot;Entrada&quot;)" calcext:base-cell-address="formulario.B7"/>
            <calcext:condition calcext:apply-style-name="Sem título6" calcext:value="formula-is(#REF!=&quot;Saída&quot;)" calcext:base-cell-address="formulario.B7"/>
          </calcext:conditional-format>
          <calcext:conditional-format calcext:target-range-address="formulario.D9:formulario.D1539">
            <calcext:condition calcext:apply-style-name="Sem título5" calcext:value="formula-is(#REF!=&quot;Entrada&quot;)" calcext:base-cell-address="formulario.D9"/>
            <calcext:condition calcext:apply-style-name="Sem título6" calcext:value="formula-is(#REF!=&quot;Saída&quot;)" calcext:base-cell-address="formulario.D9"/>
          </calcext:conditional-format>
          <calcext:conditional-format calcext:target-range-address="formulario.E9:formulario.E1668">
            <calcext:condition calcext:apply-style-name="Sem título5" calcext:value="formula-is(#REF!=&quot;Entrada&quot;)" calcext:base-cell-address="formulario.E9"/>
            <calcext:condition calcext:apply-style-name="Sem título6" calcext:value="formula-is(#REF!=&quot;Saída&quot;)" calcext:base-cell-address="formulario.E9"/>
          </calcext:conditional-format>
        </calcext:conditional-formats>
      </table:table>
      <table:table table:name="Classificacao" table:style-name="ta1">
        <table:table-column table:style-name="co8" table:number-columns-repeated="2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ix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ariável</text:p>
          </table:table-cell>
        </table:table-row>
      </table:table>
      <table:table table:name="Categoria" table:style-name="ta1"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bitaçã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aúd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ducaçã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ransport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azer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essoai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estaçã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arifa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nda Lariss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enda Adamo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enda Extra Lariss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enda Extra Adamo</text:p>
          </table:table-cell>
        </table:table-row>
      </table:table>
      <table:table table:name="fluxo" table:style-name="ta1">
        <table:table-column table:style-name="co8" table:default-cell-style-name="Default"/>
        <table:table-row table:style-name="ro3">
          <table:table-cell office:value-type="string" calcext:value-type="string">
            <text:p>Entrada</text:p>
          </table:table-cell>
        </table:table-row>
        <table:table-row table:style-name="ro3">
          <table:table-cell office:value-type="string" calcext:value-type="string">
            <text:p>Saída</text:p>
          </table:table-cell>
        </table:table-row>
      </table:table>
      <table:table table:name="orcamento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8" table:number-columns-repeated="4" table:default-cell-style-name="Default"/>
        <table:table-column table:style-name="co8" table:default-cell-style-name="ce33"/>
        <table:table-column table:style-name="co8" table:number-columns-repeated="5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Aluguel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Saida</text:p>
          </table:table-cell>
          <table:table-cell office:value-type="string" calcext:value-type="string">
            <text:p>Entrada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Luz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IF([.E1]=&quot;Saída&quot;;[.F1];0)" office:value-type="float" office:value="1520" calcext:value-type="float">
            <text:p>1520</text:p>
          </table:table-cell>
          <table:table-cell table:formula="of:=IF([.E1]=&quot;Entrada&quot;;[.F1];0)" office:value-type="float" office:value="0" calcext:value-type="float">
            <text:p>0</text:p>
          </table:table-cell>
          <table:table-cell/>
          <table:table-cell office:value-type="string" calcext:value-type="string">
            <text:p>Total Entrada</text:p>
          </table:table-cell>
          <table:table-cell table:formula="of:=SUM([.J2:.J184])" office:value-type="float" office:value="4550" calcext:value-type="float">
            <text:p>455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Água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F([.E2]=&quot;Saída&quot;;[.F2];0)" office:value-type="float" office:value="260" calcext:value-type="float">
            <text:p>260</text:p>
          </table:table-cell>
          <table:table-cell table:formula="of:=IF([.E2]=&quot;Entrada&quot;;[.F2];0)" office:value-type="float" office:value="0" calcext:value-type="float">
            <text:p>0</text:p>
          </table:table-cell>
          <table:table-cell/>
          <table:table-cell office:value-type="string" calcext:value-type="string">
            <text:p>Total Saida</text:p>
          </table:table-cell>
          <table:table-cell table:formula="of:=SUM([.I2:.I74])" office:value-type="float" office:value="3535" calcext:value-type="float">
            <text:p>353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nternet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IF([.E3]=&quot;Saída&quot;;[.F3];0)" office:value-type="float" office:value="70" calcext:value-type="float">
            <text:p>70</text:p>
          </table:table-cell>
          <table:table-cell table:formula="of:=IF([.E3]=&quot;Entrada&quot;;[.F3];0)" office:value-type="float" office:value="0" calcext:value-type="float">
            <text:p>0</text:p>
          </table:table-cell>
          <table:table-cell/>
          <table:table-cell office:value-type="string" calcext:value-type="string">
            <text:p>Receita</text:p>
          </table:table-cell>
          <table:table-cell table:formula="of:=[.M2]-[.M3]" office:value-type="float" office:value="1015" calcext:value-type="float">
            <text:p>101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Mercado</text:p>
          </table:table-cell>
          <table:table-cell table:content-validation-name="val9" office:value-type="string" calcext:value-type="string">
            <text:p>Habit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IF([.E4]=&quot;Saída&quot;;[.F4];0)" office:value-type="float" office:value="230" calcext:value-type="float">
            <text:p>230</text:p>
          </table:table-cell>
          <table:table-cell table:formula="of:=IF([.E4]=&quot;Entrada&quot;;[.F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Plano de Saúde</text:p>
          </table:table-cell>
          <table:table-cell table:content-validation-name="val9" office:value-type="string" calcext:value-type="string">
            <text:p>Saúde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IF([.E5]=&quot;Saída&quot;;[.F5];0)" office:value-type="float" office:value="500" calcext:value-type="float">
            <text:p>500</text:p>
          </table:table-cell>
          <table:table-cell table:formula="of:=IF([.E5]=&quot;Entrada&quot;;[.F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2" office:value-type="string" calcext:value-type="string">
            <text:p>Fonoaudiólogo</text:p>
          </table:table-cell>
          <table:table-cell table:content-validation-name="val9" office:value-type="string" calcext:value-type="string">
            <text:p>Saúde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6]=&quot;Saída&quot;;[.F6];0)" office:value-type="float" office:value="600" calcext:value-type="float">
            <text:p>600</text:p>
          </table:table-cell>
          <table:table-cell table:formula="of:=IF([.E6]=&quot;Entrada&quot;;[.F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Psicólogo</text:p>
          </table:table-cell>
          <table:table-cell table:content-validation-name="val9" office:value-type="string" calcext:value-type="string">
            <text:p>Saúde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7]=&quot;Saída&quot;;[.F7];0)" office:value-type="float" office:value="0" calcext:value-type="float">
            <text:p>0</text:p>
          </table:table-cell>
          <table:table-cell table:formula="of:=IF([.E7]=&quot;Entrada&quot;;[.F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Dentista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8]=&quot;Saída&quot;;[.F8];0)" office:value-type="float" office:value="0" calcext:value-type="float">
            <text:p>0</text:p>
          </table:table-cell>
          <table:table-cell table:formula="of:=IF([.E8]=&quot;Entrada&quot;;[.F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Livro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9]=&quot;Saída&quot;;[.F9];0)" office:value-type="float" office:value="0" calcext:value-type="float">
            <text:p>0</text:p>
          </table:table-cell>
          <table:table-cell table:formula="of:=IF([.E9]=&quot;Entrada&quot;;[.F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Curso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0]=&quot;Saída&quot;;[.F10];0)" office:value-type="float" office:value="0" calcext:value-type="float">
            <text:p>0</text:p>
          </table:table-cell>
          <table:table-cell table:formula="of:=IF([.E10]=&quot;Entrada&quot;;[.F10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Faculdade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1]=&quot;Saída&quot;;[.F11];0)" office:value-type="float" office:value="0" calcext:value-type="float">
            <text:p>0</text:p>
          </table:table-cell>
          <table:table-cell table:formula="of:=IF([.E11]=&quot;Entrada&quot;;[.F11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2" office:value-type="string" calcext:value-type="string">
            <text:p>Material Escolar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2]=&quot;Saída&quot;;[.F12];0)" office:value-type="float" office:value="0" calcext:value-type="float">
            <text:p>0</text:p>
          </table:table-cell>
          <table:table-cell table:formula="of:=IF([.E12]=&quot;Entrada&quot;;[.F12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2" office:value-type="string" calcext:value-type="string">
            <text:p>Escola</text:p>
          </table:table-cell>
          <table:table-cell table:content-validation-name="val9" office:value-type="string" calcext:value-type="string">
            <text:p>Educaçã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3]=&quot;Saída&quot;;[.F13];0)" office:value-type="float" office:value="0" calcext:value-type="float">
            <text:p>0</text:p>
          </table:table-cell>
          <table:table-cell table:formula="of:=IF([.E13]=&quot;Entrada&quot;;[.F13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2" office:value-type="string" calcext:value-type="string">
            <text:p>Combustível</text:p>
          </table:table-cell>
          <table:table-cell table:content-validation-name="val9" office:value-type="string" calcext:value-type="string">
            <text:p>Transporte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IF([.E14]=&quot;Saída&quot;;[.F14];0)" office:value-type="float" office:value="0" calcext:value-type="float">
            <text:p>0</text:p>
          </table:table-cell>
          <table:table-cell table:formula="of:=IF([.E14]=&quot;Entrada&quot;;[.F1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Manutenção</text:p>
          </table:table-cell>
          <table:table-cell table:content-validation-name="val9" office:value-type="string" calcext:value-type="string">
            <text:p>Transporte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IF([.E15]=&quot;Saída&quot;;[.F15];0)" office:value-type="float" office:value="280" calcext:value-type="float">
            <text:p>280</text:p>
          </table:table-cell>
          <table:table-cell table:formula="of:=IF([.E15]=&quot;Entrada&quot;;[.F1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2" office:value-type="string" calcext:value-type="string">
            <text:p>Seguro</text:p>
          </table:table-cell>
          <table:table-cell table:content-validation-name="val9" office:value-type="string" calcext:value-type="string">
            <text:p>Transporte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6]=&quot;Saída&quot;;[.F16];0)" office:value-type="float" office:value="40" calcext:value-type="float">
            <text:p>40</text:p>
          </table:table-cell>
          <table:table-cell table:formula="of:=IF([.E16]=&quot;Entrada&quot;;[.F1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2" office:value-type="string" calcext:value-type="string">
            <text:p>Viagens</text:p>
          </table:table-cell>
          <table:table-cell table:content-validation-name="val9" office:value-type="string" calcext:value-type="string">
            <text:p>Lazer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7]=&quot;Saída&quot;;[.F17];0)" office:value-type="float" office:value="0" calcext:value-type="float">
            <text:p>0</text:p>
          </table:table-cell>
          <table:table-cell table:formula="of:=IF([.E17]=&quot;Entrada&quot;;[.F1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32" office:value-type="string" calcext:value-type="string">
            <text:p>Parques</text:p>
          </table:table-cell>
          <table:table-cell table:content-validation-name="val9" office:value-type="string" calcext:value-type="string">
            <text:p>Lazer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8]=&quot;Saída&quot;;[.F18];0)" office:value-type="float" office:value="0" calcext:value-type="float">
            <text:p>0</text:p>
          </table:table-cell>
          <table:table-cell table:formula="of:=IF([.E18]=&quot;Entrada&quot;;[.F1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Festas</text:p>
          </table:table-cell>
          <table:table-cell table:content-validation-name="val9" office:value-type="string" calcext:value-type="string">
            <text:p>Lazer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19]=&quot;Saída&quot;;[.F19];0)" office:value-type="float" office:value="0" calcext:value-type="float">
            <text:p>0</text:p>
          </table:table-cell>
          <table:table-cell table:formula="of:=IF([.E19]=&quot;Entrada&quot;;[.F1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Adamo</text:p>
          </table:table-cell>
          <table:table-cell table:content-validation-name="val9" office:value-type="string" calcext:value-type="string">
            <text:p>Pessoai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0]=&quot;Saída&quot;;[.F20];0)" office:value-type="float" office:value="0" calcext:value-type="float">
            <text:p>0</text:p>
          </table:table-cell>
          <table:table-cell table:formula="of:=IF([.E20]=&quot;Entrada&quot;;[.F20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2" office:value-type="string" calcext:value-type="string">
            <text:p>Larissa</text:p>
          </table:table-cell>
          <table:table-cell table:content-validation-name="val9" office:value-type="string" calcext:value-type="string">
            <text:p>Pessoai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1]=&quot;Saída&quot;;[.F21];0)" office:value-type="float" office:value="0" calcext:value-type="float">
            <text:p>0</text:p>
          </table:table-cell>
          <table:table-cell table:formula="of:=IF([.E21]=&quot;Entrada&quot;;[.F21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2" office:value-type="string" calcext:value-type="string">
            <text:p>Bia</text:p>
          </table:table-cell>
          <table:table-cell table:content-validation-name="val9" office:value-type="string" calcext:value-type="string">
            <text:p>Pessoai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2]=&quot;Saída&quot;;[.F22];0)" office:value-type="float" office:value="0" calcext:value-type="float">
            <text:p>0</text:p>
          </table:table-cell>
          <table:table-cell table:formula="of:=IF([.E22]=&quot;Entrada&quot;;[.F22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2" office:value-type="string" calcext:value-type="string">
            <text:p>Duda</text:p>
          </table:table-cell>
          <table:table-cell table:content-validation-name="val9" office:value-type="string" calcext:value-type="string">
            <text:p>Pessoai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3]=&quot;Saída&quot;;[.F23];0)" office:value-type="float" office:value="0" calcext:value-type="float">
            <text:p>0</text:p>
          </table:table-cell>
          <table:table-cell table:formula="of:=IF([.E23]=&quot;Entrada&quot;;[.F23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2" office:value-type="string" calcext:value-type="string">
            <text:p>TV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4]=&quot;Saída&quot;;[.F24];0)" office:value-type="float" office:value="0" calcext:value-type="float">
            <text:p>0</text:p>
          </table:table-cell>
          <table:table-cell table:formula="of:=IF([.E24]=&quot;Entrada&quot;;[.F24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2" office:value-type="string" calcext:value-type="string">
            <text:p>Computador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5]=&quot;Saída&quot;;[.F25];0)" office:value-type="float" office:value="0" calcext:value-type="float">
            <text:p>0</text:p>
          </table:table-cell>
          <table:table-cell table:formula="of:=IF([.E25]=&quot;Entrada&quot;;[.F2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2" office:value-type="string" calcext:value-type="string">
            <text:p>Cama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6]=&quot;Saída&quot;;[.F26];0)" office:value-type="float" office:value="0" calcext:value-type="float">
            <text:p>0</text:p>
          </table:table-cell>
          <table:table-cell table:formula="of:=IF([.E26]=&quot;Entrada&quot;;[.F2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2" office:value-type="string" calcext:value-type="string">
            <text:p>Microondas</text:p>
          </table:table-cell>
          <table:table-cell table:content-validation-name="val9" office:value-type="string" calcext:value-type="string">
            <text:p>Prestaçã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Saída</text:p>
          </table:table-cell>
          <table:table-cell table:number-columns-repeated="3"/>
          <table:table-cell table:formula="of:=IF([.E27]=&quot;Saída&quot;;[.F27];0)" office:value-type="float" office:value="0" calcext:value-type="float">
            <text:p>0</text:p>
          </table:table-cell>
          <table:table-cell table:formula="of:=IF([.E27]=&quot;Entrada&quot;;[.F27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32" office:value-type="string" calcext:value-type="string">
            <text:p>Conta Corrente</text:p>
          </table:table-cell>
          <table:table-cell table:content-validation-name="val9" office:value-type="string" calcext:value-type="string">
            <text:p>Tarifas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Saíd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E28]=&quot;Saída&quot;;[.F28];0)" office:value-type="float" office:value="0" calcext:value-type="float">
            <text:p>0</text:p>
          </table:table-cell>
          <table:table-cell table:formula="of:=IF([.E28]=&quot;Entrada&quot;;[.F28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alario Adamo</text:p>
          </table:table-cell>
          <table:table-cell table:content-validation-name="val9" office:value-type="string" calcext:value-type="string">
            <text:p>Renda Adam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table:formula="of:=IF([.E29]=&quot;Saída&quot;;[.F29];0)" office:value-type="float" office:value="35" calcext:value-type="float">
            <text:p>35</text:p>
          </table:table-cell>
          <table:table-cell table:formula="of:=IF([.E29]=&quot;Entrada&quot;;[.F29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Vale Adamo</text:p>
          </table:table-cell>
          <table:table-cell table:content-validation-name="val9" office:value-type="string" calcext:value-type="string">
            <text:p>Renda Adam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formula="of:=IF([.E30]=&quot;Saída&quot;;[.F30];0)" office:value-type="float" office:value="0" calcext:value-type="float">
            <text:p>0</text:p>
          </table:table-cell>
          <table:table-cell table:formula="of:=IF([.E30]=&quot;Entrada&quot;;[.F30];0)" office:value-type="float" office:value="1640" calcext:value-type="float">
            <text:p>1640</text:p>
          </table:table-cell>
          <table:table-cell table:number-columns-repeated="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Va Adamo</text:p>
          </table:table-cell>
          <table:table-cell table:content-validation-name="val9" office:value-type="string" calcext:value-type="string">
            <text:p>Renda Adamo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formula="of:=IF([.E31]=&quot;Saída&quot;;[.F31];0)" office:value-type="float" office:value="0" calcext:value-type="float">
            <text:p>0</text:p>
          </table:table-cell>
          <table:table-cell table:formula="of:=IF([.E31]=&quot;Entrada&quot;;[.F31];0)" office:value-type="float" office:value="1430" calcext:value-type="float">
            <text:p>1430</text:p>
          </table:table-cell>
          <table:table-cell table:number-columns-repeated="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alario Larissa</text:p>
          </table:table-cell>
          <table:table-cell table:content-validation-name="val9" office:value-type="string" calcext:value-type="string">
            <text:p>Renda Larissa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IF([.E32]=&quot;Saída&quot;;[.F32];0)" office:value-type="float" office:value="0" calcext:value-type="float">
            <text:p>0</text:p>
          </table:table-cell>
          <table:table-cell table:formula="of:=IF([.E32]=&quot;Entrada&quot;;[.F32];0)" office:value-type="float" office:value="380" calcext:value-type="float">
            <text:p>380</text:p>
          </table:table-cell>
          <table:table-cell table:number-columns-repeated="3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le Larissa</text:p>
          </table:table-cell>
          <table:table-cell table:content-validation-name="val9" office:value-type="string" calcext:value-type="string">
            <text:p>Renda Larissa</text:p>
          </table:table-cell>
          <table:table-cell table:content-validation-name="val10" office:value-type="string" calcext:value-type="string">
            <text:p>Fixa</text:p>
          </table:table-cell>
          <table:table-cell table:content-validation-name="val11" office:value-type="string" calcext:value-type="string">
            <text:p>Entrada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IF([.E33]=&quot;Saída&quot;;[.F33];0)" office:value-type="float" office:value="0" calcext:value-type="float">
            <text:p>0</text:p>
          </table:table-cell>
          <table:table-cell table:formula="of:=IF([.E33]=&quot;Entrada&quot;;[.F33];0)" office:value-type="float" office:value="700" calcext:value-type="float">
            <text:p>700</text:p>
          </table:table-cell>
          <table:table-cell table:number-columns-repeated="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ite x</text:p>
          </table:table-cell>
          <table:table-cell table:content-validation-name="val9" office:value-type="string" calcext:value-type="string">
            <text:p>Renda Extra Adamo</text:p>
          </table:table-cell>
          <table:table-cell table:content-validation-name="val10" office:value-type="string" calcext:value-type="string">
            <text:p>Variável</text:p>
          </table:table-cell>
          <table:table-cell table:content-validation-name="val11" office:value-type="string" calcext:value-type="string">
            <text:p>Entrada</text:p>
          </table:table-cell>
          <table:table-cell table:number-columns-repeated="3"/>
          <table:table-cell table:formula="of:=IF([.E34]=&quot;Saída&quot;;[.F34];0)" office:value-type="float" office:value="0" calcext:value-type="float">
            <text:p>0</text:p>
          </table:table-cell>
          <table:table-cell table:formula="of:=IF([.E34]=&quot;Entrada&quot;;[.F34];0)" office:value-type="float" office:value="400" calcext:value-type="float">
            <text:p>4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formula="of:=IF([.E35]=&quot;Saída&quot;;[.F35];0)" office:value-type="float" office:value="0" calcext:value-type="float">
            <text:p>0</text:p>
          </table:table-cell>
          <table:table-cell table:formula="of:=IF([.E35]=&quot;Entrada&quot;;[.F35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8"/>
          <table:table-cell table:formula="of:=IF([.E36]=&quot;Saída&quot;;[.F36];0)" office:value-type="float" office:value="0" calcext:value-type="float">
            <text:p>0</text:p>
          </table:table-cell>
          <table:table-cell table:formula="of:=IF([.E36]=&quot;Entrada&quot;;[.F36]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8"/>
          <table:table-cell table:formula="of:=IF([.E37]=&quot;Saída&quot;;[.F37];0)" office:value-type="float" office:value="0" calcext:value-type="float">
            <text:p>0</text:p>
          </table:table-cell>
          <table:table-cell table:formula="of:=IF([.E37]=&quot;Entrada&quot;;[.F37]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number-rows-repeated="1048537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categoria" table:target-range-address="Categoria.B1:Categoria.B1048576" table:on-update-keep-styles="true" table:on-update-keep-size="false" table:orientation="column"/>
        <table:database-range table:name="classificacao" table:target-range-address="Classificacao.B1:Classificacao.B1048576" table:on-update-keep-styles="true" table:on-update-keep-size="false" table:orientation="column"/>
        <table:database-range table:name="Fluxo" table:target-range-address="fluxo.A1:fluxo.A1048576" table:on-update-keep-styles="true" table:on-update-keep-size="false" table:orientation="column"/>
        <table:database-range table:name="orcamento" table:target-range-address="orcamento.B1:orcamento.B264" table:on-update-keep-styles="true" table:on-update-keep-size="false" table:orientation="column"/>
        <table:database-range table:name="subcat" table:target-range-address="orcamento.B1:orcamento.B1048576" table:on-update-keep-styles="true" table:on-update-keep-size="false" table:orientation="column"/>
        <table:database-range table:name="__Anonymous_Sheet_DB__0" table:target-range-address="formulario.H7:formulario.H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>
      <number:day number:style="long"/>
      <number:text>/</number:text>
      <number:month number:style="long"/>
      <number:text>/yyyy</number:text>
    </number:date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17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1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00cc00"/>
    </style:style>
    <style:style style:name="Sem_20_título2" style:display-name="Sem título2" style:family="table-cell" style:parent-style-name="Default">
      <style:table-cell-properties fo:background-color="#00cc00"/>
    </style:style>
    <style:style style:name="FormatacaoLinha" style:family="table-cell" style:parent-style-name="Default">
      <style:table-cell-properties fo:background-color="#00cc33" loext:vertical-justify="auto"/>
      <style:paragraph-properties css3t:text-justify="auto"/>
      <style:text-properties fo:color="#ffffff"/>
    </style:style>
    <style:style style:name="Sem_20_título3" style:display-name="Sem título3" style:family="table-cell" style:parent-style-name="Default">
      <style:table-cell-properties fo:background-color="#ff3300"/>
    </style:style>
    <style:style style:name="Sem_20_título4" style:display-name="Sem título4" style:family="table-cell" style:parent-style-name="Default">
      <style:table-cell-properties fo:background-color="#00cc33"/>
      <style:text-properties fo:color="#ffffff" fo:font-weight="bold"/>
    </style:style>
    <style:style style:name="Sem_20_título5" style:display-name="Sem título5" style:family="table-cell" style:parent-style-name="Default">
      <style:table-cell-properties fo:background-color="#ccffff"/>
      <style:text-properties fo:color="#666666" fo:font-weight="bold"/>
    </style:style>
    <style:style style:name="Sem_20_título6" style:display-name="Sem título6" style:family="table-cell" style:parent-style-name="Default">
      <style:table-cell-properties fo:background-color="#ff6666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0/00/0000</text:date>, <text:time style:data-style-name="N2" text:time-value="19:06:16.439050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33:50.825150889</meta:creation-date>
    <dc:date>2020-01-02T20:16:07.098008431</dc:date>
    <meta:editing-duration>PT7H38M1S</meta:editing-duration>
    <meta:editing-cycles>18</meta:editing-cycles>
    <meta:generator>LibreOffice/5.1.6.2$Linux_X86_64 LibreOffice_project/10m0$Build-2</meta:generator>
    <meta:document-statistic meta:table-count="5" meta:cell-count="1479" meta:object-count="0"/>
  </office:meta>
</office:document-meta>
</file>